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none"/>
    </style:style>
    <style:style style:name="Table1.B4" style:family="table-cell">
      <style:table-cell-properties fo:background-color="transparent" fo:padding="0.0382in" fo:border="none">
        <style:background-image/>
      </style:table-cell-properties>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1854in" style:rel-column-width="21398*"/>
    </style:style>
    <style:style style:name="Table2.B" style:family="table-column">
      <style:table-column-properties style:column-width="4.5076in" style:rel-column-width="4413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3pt" fo:language="sv" fo:country="SE" officeooo:rsid="001f75a7" officeooo:paragraph-rsid="00296c3e" style:font-size-asian="13pt" style:font-size-complex="13pt"/>
    </style:style>
    <style:style style:name="P2" style:family="paragraph" style:parent-style-name="Text_20_body">
      <style:text-properties fo:font-size="13pt" fo:language="sv" fo:country="SE" officeooo:rsid="0028c4a2" officeooo:paragraph-rsid="0028c4a2" style:font-size-asian="13pt" style:font-size-complex="13pt"/>
    </style:style>
    <style:style style:name="P3" style:family="paragraph" style:parent-style-name="Text_20_body">
      <style:text-properties fo:language="sv" fo:country="SE" officeooo:rsid="001e3879" officeooo:paragraph-rsid="001e3879"/>
    </style:style>
    <style:style style:name="P4" style:family="paragraph" style:parent-style-name="Text_20_body">
      <style:text-properties fo:language="sv" fo:country="SE" officeooo:rsid="001e3879" officeooo:paragraph-rsid="00296c3e"/>
    </style:style>
    <style:style style:name="P5" style:family="paragraph" style:parent-style-name="Text_20_body">
      <style:text-properties fo:language="sv" fo:country="SE" officeooo:rsid="0024a32d" officeooo:paragraph-rsid="0024a32d"/>
    </style:style>
    <style:style style:name="P6" style:family="paragraph" style:parent-style-name="Text_20_body">
      <style:text-properties fo:language="sv" fo:country="SE" fo:font-weight="bold" officeooo:rsid="0024a32d" officeooo:paragraph-rsid="0024a32d" style:font-weight-asian="bold" style:font-weight-complex="bold"/>
    </style:style>
    <style:style style:name="P7" style:family="paragraph" style:parent-style-name="Text_20_body">
      <style:text-properties fo:language="sv" fo:country="SE" officeooo:paragraph-rsid="001f75a7"/>
    </style:style>
    <style:style style:name="P8" style:family="paragraph" style:parent-style-name="Text_20_body">
      <style:text-properties fo:language="sv" fo:country="SE" officeooo:paragraph-rsid="00223db8"/>
    </style:style>
    <style:style style:name="P9" style:family="paragraph" style:parent-style-name="Text_20_body">
      <style:text-properties fo:language="sv" fo:country="SE" officeooo:rsid="00223db8" officeooo:paragraph-rsid="00223db8"/>
    </style:style>
    <style:style style:name="P10" style:family="paragraph" style:parent-style-name="Text_20_body">
      <style:text-properties fo:language="sv" fo:country="SE" officeooo:rsid="0023f010" officeooo:paragraph-rsid="0023f010"/>
    </style:style>
    <style:style style:name="P11" style:family="paragraph" style:parent-style-name="Text_20_body">
      <style:text-properties fo:language="sv" fo:country="SE" officeooo:rsid="0027456f" officeooo:paragraph-rsid="0027456f"/>
    </style:style>
    <style:style style:name="P12" style:family="paragraph" style:parent-style-name="Text_20_body">
      <style:text-properties fo:language="sv" fo:country="SE" officeooo:rsid="00296c3e" officeooo:paragraph-rsid="00296c3e"/>
    </style:style>
    <style:style style:name="P13" style:family="paragraph" style:parent-style-name="Text_20_body">
      <style:text-properties fo:language="sv" fo:country="SE" officeooo:rsid="0025cfda" officeooo:paragraph-rsid="0025cfda"/>
    </style:style>
    <style:style style:name="P14" style:family="paragraph" style:parent-style-name="Text_20_body">
      <style:text-properties officeooo:rsid="0025cfda" officeooo:paragraph-rsid="0025cfda"/>
    </style:style>
    <style:style style:name="P15" style:family="paragraph" style:parent-style-name="Text_20_body">
      <style:text-properties officeooo:paragraph-rsid="0025f9b4"/>
    </style:style>
    <style:style style:name="P16" style:family="paragraph" style:parent-style-name="Text_20_body">
      <style:text-properties officeooo:rsid="0028c4a2" officeooo:paragraph-rsid="0028c4a2"/>
    </style:style>
    <style:style style:name="P17" style:family="paragraph" style:parent-style-name="Text_20_body">
      <style:text-properties fo:font-size="12pt" officeooo:rsid="00296c3e" officeooo:paragraph-rsid="00296c3e" style:font-size-asian="12pt" style:font-size-complex="12pt"/>
    </style:style>
    <style:style style:name="P18" style:family="paragraph" style:parent-style-name="Title">
      <style:text-properties fo:language="sv" fo:country="SE" officeooo:rsid="001e3879" officeooo:paragraph-rsid="001e3879"/>
    </style:style>
    <style:style style:name="P19" style:family="paragraph" style:parent-style-name="Subtitle">
      <style:text-properties fo:language="sv" fo:country="SE" officeooo:rsid="001e3879" officeooo:paragraph-rsid="001e3879"/>
    </style:style>
    <style:style style:name="P20" style:family="paragraph" style:parent-style-name="Table_20_Contents">
      <style:text-properties fo:font-weight="bold" officeooo:rsid="0027456f" officeooo:paragraph-rsid="0027456f" style:font-weight-asian="bold" style:font-weight-complex="bold"/>
    </style:style>
    <style:style style:name="P21" style:family="paragraph" style:parent-style-name="Table_20_Contents">
      <style:text-properties fo:font-weight="bold" officeooo:rsid="00296c3e" officeooo:paragraph-rsid="00296c3e" style:font-weight-asian="bold" style:font-weight-complex="bold"/>
    </style:style>
    <style:style style:name="P22" style:family="paragraph" style:parent-style-name="Table_20_Contents">
      <style:text-properties fo:font-weight="bold" officeooo:rsid="0029712e" officeooo:paragraph-rsid="0029712e" style:font-weight-asian="bold" style:font-weight-complex="bold"/>
    </style:style>
    <style:style style:name="P23" style:family="paragraph" style:parent-style-name="Table_20_Contents">
      <style:text-properties fo:language="sv" fo:country="SE"/>
    </style:style>
    <style:style style:name="P24" style:family="paragraph" style:parent-style-name="Table_20_Contents">
      <style:text-properties fo:language="sv" fo:country="SE" officeooo:rsid="001e3879" officeooo:paragraph-rsid="001e3879"/>
    </style:style>
    <style:style style:name="P25" style:family="paragraph" style:parent-style-name="Table_20_Contents">
      <style:text-properties fo:language="sv" fo:country="SE" fo:font-weight="bold" officeooo:rsid="001e3879" officeooo:paragraph-rsid="001e3879" style:font-weight-asian="bold" style:font-weight-complex="bold"/>
    </style:style>
    <style:style style:name="P26" style:family="paragraph" style:parent-style-name="Table_20_Contents">
      <style:text-properties fo:language="sv" fo:country="SE" fo:font-weight="bold" officeooo:rsid="001f75a7" officeooo:paragraph-rsid="001f75a7" style:font-weight-asian="bold" style:font-weight-complex="bold"/>
    </style:style>
    <style:style style:name="P27" style:family="paragraph" style:parent-style-name="Table_20_Contents">
      <style:text-properties fo:language="sv" fo:country="SE" fo:font-weight="bold" officeooo:rsid="0020b532" officeooo:paragraph-rsid="0020b532" style:font-weight-asian="bold" style:font-weight-complex="bold"/>
    </style:style>
    <style:style style:name="P28" style:family="paragraph" style:parent-style-name="Table_20_Contents">
      <style:text-properties fo:language="sv" fo:country="SE" fo:font-weight="bold" officeooo:rsid="00223db8" officeooo:paragraph-rsid="00223db8" style:font-weight-asian="bold" style:font-weight-complex="bold"/>
    </style:style>
    <style:style style:name="P29" style:family="paragraph" style:parent-style-name="Table_20_Contents">
      <style:text-properties fo:language="sv" fo:country="SE" officeooo:rsid="0024a32d" officeooo:paragraph-rsid="0024a32d"/>
    </style:style>
    <style:style style:name="P30" style:family="paragraph" style:parent-style-name="Table_20_Contents">
      <style:text-properties fo:language="sv" fo:country="SE" officeooo:rsid="0020b532" officeooo:paragraph-rsid="0020b532"/>
    </style:style>
    <style:style style:name="P31" style:family="paragraph" style:parent-style-name="Table_20_Contents">
      <style:text-properties fo:language="sv" fo:country="SE" officeooo:rsid="00217e68" officeooo:paragraph-rsid="00217e68"/>
    </style:style>
    <style:style style:name="P32" style:family="paragraph" style:parent-style-name="Table_20_Contents">
      <style:text-properties fo:language="sv" fo:country="SE" officeooo:rsid="00223db8" officeooo:paragraph-rsid="00223db8"/>
    </style:style>
    <style:style style:name="P33" style:family="paragraph" style:parent-style-name="Table_20_Contents">
      <style:text-properties fo:language="sv" fo:country="SE" officeooo:rsid="00296c3e" officeooo:paragraph-rsid="00296c3e"/>
    </style:style>
    <style:style style:name="P34" style:family="paragraph" style:parent-style-name="Table_20_Contents">
      <style:text-properties officeooo:rsid="0027456f" officeooo:paragraph-rsid="0027456f"/>
    </style:style>
    <style:style style:name="P35" style:family="paragraph" style:parent-style-name="Table_20_Contents">
      <style:text-properties officeooo:rsid="0029712e" officeooo:paragraph-rsid="0029712e"/>
    </style:style>
    <style:style style:name="P36" style:family="paragraph" style:parent-style-name="Text_20_body">
      <style:text-properties officeooo:rsid="002840b5" officeooo:paragraph-rsid="002840b5"/>
    </style:style>
    <style:style style:name="P37" style:family="paragraph" style:parent-style-name="Text_20_body">
      <style:text-properties officeooo:paragraph-rsid="002b29da"/>
    </style:style>
    <style:style style:name="P38" style:family="paragraph" style:parent-style-name="Text_20_body">
      <style:text-properties officeooo:paragraph-rsid="002d912e"/>
    </style:style>
    <style:style style:name="P39" style:family="paragraph" style:parent-style-name="Heading_20_1">
      <style:text-properties fo:language="sv" fo:country="SE" officeooo:rsid="0025cfda" officeooo:paragraph-rsid="0025cfda"/>
    </style:style>
    <style:style style:name="P40" style:family="paragraph" style:parent-style-name="Heading_20_1">
      <style:text-properties officeooo:rsid="0025cfda" officeooo:paragraph-rsid="0025cfda"/>
    </style:style>
    <style:style style:name="P41" style:family="paragraph" style:parent-style-name="Heading_20_1">
      <style:text-properties officeooo:rsid="0025f9b4" officeooo:paragraph-rsid="0025f9b4"/>
    </style:style>
    <style:style style:name="P42" style:family="paragraph" style:parent-style-name="Heading_20_1">
      <style:text-properties officeooo:rsid="002b29da" officeooo:paragraph-rsid="002b29da"/>
    </style:style>
    <style:style style:name="P43" style:family="paragraph" style:parent-style-name="Heading_20_1">
      <style:text-properties officeooo:rsid="002d912e" officeooo:paragraph-rsid="002d912e"/>
    </style:style>
    <style:style style:name="P44" style:family="paragraph" style:parent-style-name="Heading_20_1" style:master-page-name="Standard">
      <style:paragraph-properties style:page-number="auto"/>
      <style:text-properties fo:language="sv" fo:country="SE" officeooo:rsid="0025cfda" officeooo:paragraph-rsid="0025cfda"/>
    </style:style>
    <style:style style:name="P45" style:family="paragraph" style:parent-style-name="Title" style:master-page-name="First_20_Page">
      <style:paragraph-properties style:page-number="auto"/>
      <style:text-properties fo:language="sv" fo:country="SE" officeooo:rsid="001e3879" officeooo:paragraph-rsid="001e3879"/>
    </style:style>
    <style:style style:name="P46" style:family="paragraph" style:parent-style-name="Heading_20_3">
      <style:text-properties officeooo:rsid="002b29da" officeooo:paragraph-rsid="002b29da"/>
    </style:style>
    <style:style style:name="P47" style:family="paragraph" style:parent-style-name="Heading_20_2">
      <style:text-properties fo:font-size="13pt" fo:language="sv" fo:country="SE" officeooo:rsid="0024a32d" officeooo:paragraph-rsid="001e3879" style:font-size-asian="13pt" style:font-size-complex="13pt"/>
    </style:style>
    <style:style style:name="P48" style:family="paragraph" style:parent-style-name="Heading_20_2">
      <style:text-properties fo:font-size="13pt" fo:language="sv" fo:country="SE" officeooo:rsid="0024a32d" officeooo:paragraph-rsid="0024a32d" style:font-size-asian="13pt" style:font-size-complex="13pt"/>
    </style:style>
    <style:style style:name="P49" style:family="paragraph" style:parent-style-name="Heading_20_2">
      <style:text-properties fo:font-size="13pt" fo:language="sv" fo:country="SE" officeooo:rsid="0024a32d" officeooo:paragraph-rsid="001f75a7" style:font-size-asian="13pt" style:font-size-complex="13pt"/>
    </style:style>
    <style:style style:name="P50" style:family="paragraph" style:parent-style-name="Heading_20_2">
      <style:text-properties fo:font-size="13pt" fo:language="sv" fo:country="SE" officeooo:rsid="0025cfda" officeooo:paragraph-rsid="00223db8" style:font-size-asian="13pt" style:font-size-complex="13pt"/>
    </style:style>
    <style:style style:name="P51" style:family="paragraph" style:parent-style-name="Heading_20_2">
      <style:text-properties fo:font-size="13pt" fo:language="sv" fo:country="SE" officeooo:rsid="0023ab5b" officeooo:paragraph-rsid="0023ab5b" style:font-size-asian="13pt" style:font-size-complex="13pt"/>
    </style:style>
    <style:style style:name="P52" style:family="paragraph" style:parent-style-name="Heading_20_2">
      <style:text-properties fo:font-size="13pt" fo:language="sv" fo:country="SE" officeooo:rsid="0023f010" officeooo:paragraph-rsid="0023f010" style:font-size-asian="13pt" style:font-size-complex="13pt"/>
    </style:style>
    <style:style style:name="P53" style:family="paragraph" style:parent-style-name="Heading_20_2">
      <style:text-properties fo:font-size="13pt" style:font-size-asian="13pt" style:font-size-complex="13pt"/>
    </style:style>
    <style:style style:name="P54" style:family="paragraph" style:parent-style-name="Heading_20_2">
      <style:text-properties fo:font-size="13pt" officeooo:rsid="0025cfda" style:font-size-asian="13pt" style:font-size-complex="13pt"/>
    </style:style>
    <style:style style:name="P55" style:family="paragraph" style:parent-style-name="Heading_20_2">
      <style:text-properties fo:font-size="13pt" officeooo:rsid="0025cfda" officeooo:paragraph-rsid="0025cfda" style:font-size-asian="13pt" style:font-size-complex="13pt"/>
    </style:style>
    <style:style style:name="P56" style:family="paragraph" style:parent-style-name="Heading_20_2">
      <style:text-properties fo:font-size="13pt" officeooo:rsid="0025f9b4" officeooo:paragraph-rsid="0025f9b4" style:font-size-asian="13pt" style:font-size-complex="13pt"/>
    </style:style>
    <style:style style:name="P57" style:family="paragraph" style:parent-style-name="Heading_20_2">
      <style:text-properties officeooo:rsid="002b29da" officeooo:paragraph-rsid="002b29da"/>
    </style:style>
    <style:style style:name="P58" style:family="paragraph" style:parent-style-name="Heading_20_2">
      <style:text-properties officeooo:paragraph-rsid="002b29da"/>
    </style:style>
    <style:style style:name="P59" style:family="paragraph" style:parent-style-name="Preformatted_20_Text">
      <style:text-properties fo:color="#000000" officeooo:paragraph-rsid="002b29da"/>
    </style:style>
    <style:style style:name="P60" style:family="paragraph" style:parent-style-name="Preformatted_20_Text">
      <style:text-properties fo:color="#000000" officeooo:paragraph-rsid="002840b5"/>
    </style:style>
    <style:style style:name="P61" style:family="paragraph" style:parent-style-name="Preformatted_20_Text">
      <style:text-properties fo:color="#000000" officeooo:paragraph-rsid="002d912e"/>
    </style:style>
    <style:style style:name="P62" style:family="paragraph" style:parent-style-name="Preformatted_20_Text">
      <style:text-properties fo:color="#3f7f59" officeooo:paragraph-rsid="002b29da"/>
    </style:style>
    <style:style style:name="P63" style:family="paragraph" style:parent-style-name="Preformatted_20_Text">
      <style:paragraph-properties fo:margin-top="0in" fo:margin-bottom="0.1965in" loext:contextual-spacing="false"/>
    </style:style>
    <style:style style:name="P64" style:family="paragraph" style:parent-style-name="Preformatted_20_Text">
      <style:paragraph-properties fo:margin-top="0in" fo:margin-bottom="0.1965in" loext:contextual-spacing="false"/>
      <style:text-properties fo:color="#000000"/>
    </style:style>
    <style:style style:name="P65" style:family="paragraph" style:parent-style-name="Preformatted_20_Text">
      <style:paragraph-properties fo:margin-top="0in" fo:margin-bottom="0.1965in" loext:contextual-spacing="false"/>
      <style:text-properties fo:color="#000000" officeooo:paragraph-rsid="002bfd6f"/>
    </style:style>
    <style:style style:name="P66" style:family="paragraph" style:parent-style-name="Preformatted_20_Text">
      <style:text-properties fo:color="#3f7f59"/>
    </style:style>
    <style:style style:name="P67" style:family="paragraph" style:parent-style-name="Preformatted_20_Text">
      <style:text-properties fo:color="#000000"/>
    </style:style>
    <style:style style:name="T1" style:family="text">
      <style:text-properties fo:font-size="13pt" style:font-size-asian="13pt" style:font-size-complex="13pt"/>
    </style:style>
    <style:style style:name="T2" style:family="text">
      <style:text-properties fo:font-size="13pt" officeooo:rsid="001e3879" style:font-size-asian="13pt" style:font-size-complex="13pt"/>
    </style:style>
    <style:style style:name="T3" style:family="text">
      <style:text-properties fo:font-size="13pt" officeooo:rsid="0029712e" style:font-size-asian="13pt" style:font-size-complex="13pt"/>
    </style:style>
    <style:style style:name="T4" style:family="text">
      <style:text-properties officeooo:rsid="00217e68"/>
    </style:style>
    <style:style style:name="T5" style:family="text">
      <style:text-properties officeooo:rsid="0024a32d"/>
    </style:style>
    <style:style style:name="T6" style:family="text">
      <style:text-properties fo:font-weight="bold" style:font-weight-asian="bold" style:font-weight-complex="bold"/>
    </style:style>
    <style:style style:name="T7" style:family="text">
      <style:text-properties fo:font-weight="bold" officeooo:rsid="0025cfd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5cfda" style:font-weight-asian="normal" style:font-weight-complex="normal"/>
    </style:style>
    <style:style style:name="T10" style:family="text">
      <style:text-properties fo:language="sv" fo:country="SE"/>
    </style:style>
    <style:style style:name="T11" style:family="text">
      <style:text-properties fo:language="sv" fo:country="SE" officeooo:rsid="0024a32d"/>
    </style:style>
    <style:style style:name="T12" style:family="text">
      <style:text-properties officeooo:rsid="0025cfda"/>
    </style:style>
    <style:style style:name="T13" style:family="text">
      <style:text-properties officeooo:rsid="0025f9b4"/>
    </style:style>
    <style:style style:name="T14" style:family="text">
      <style:text-properties officeooo:rsid="002a3215"/>
    </style:style>
    <style:style style:name="T15" style:family="text">
      <style:text-properties officeooo:rsid="002b29da"/>
    </style:style>
    <style:style style:name="T16" style:family="text">
      <style:text-properties fo:color="#7f0055"/>
    </style:style>
    <style:style style:name="T17" style:family="text">
      <style:text-properties fo:color="#7f0055" fo:font-weight="bold"/>
    </style:style>
    <style:style style:name="T18" style:family="text">
      <style:text-properties fo:color="#3f7f59"/>
    </style:style>
    <style:style style:name="T19" style:family="text">
      <style:text-properties fo:color="#2a00ff"/>
    </style:style>
    <style:style style:name="T20" style:family="text">
      <style:text-properties fo:color="#000000"/>
    </style:style>
    <style:style style:name="T21" style:family="text">
      <style:text-properties fo:color="#3f3f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8"/>
      <text:p text:style-name="P18"/>
      <text:p text:style-name="P18"/>
      <text:p text:style-name="P18"/>
      <text:p text:style-name="P18">Lab 1</text:p>
      <text:p text:style-name="P19">Getting started with Open GL</text:p>
      <text:p text:style-name="P3"/>
      <text:p text:style-name="P3"/>
      <text:p text:style-name="P3"/>
      <text:p text:style-name="P3"/>
      <text:p text:style-name="P3"/>
      <text:p text:style-name="P3"/>
      <text:p text:style-name="P3"/>
      <text:p text:style-name="P5"><text:span text:style-name="T7">Kurs</text:span><text:span text:style-name="T6">: </text:span><text:span text:style-name="T9">Datorgrafik 2016</text:span></text:p>
      <text:p text:style-name="P6">L<text:span text:style-name="T12">abbrapport inlämnad</text:span>: <text:span text:style-name="T8">8 November 2016</text:span></text:p>
      <text:p text:style-name="P3"/>
      <text:p text:style-name="P3"/>
      <table:table table:name="Table1" table:style-name="Table1">
        <table:table-column table:style-name="Table1.A" table:number-columns-repeated="3"/>
        <table:table-column table:style-name="Table1.D"/>
        <table:table-row>
          <table:table-cell table:style-name="Table1.A1" office:value-type="string">
            <text:p text:style-name="P33"><text:span text:style-name="T6">Gruppnummer:</text:span> </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4"/>
          </table:table-cell>
        </table:table-row>
        <table:table-row>
          <table:table-cell table:style-name="Table1.A1" office:value-type="string">
            <text:p text:style-name="P33">1</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4"/>
          </table:table-cell>
        </table:table-row>
        <table:table-row>
          <table:table-cell table:style-name="Table1.A1" office:value-type="string">
            <text:p text:style-name="P25">Gr<text:span text:style-name="T12">uppmedlemmar</text:span>:</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5"><text:span text:style-name="T12">Levererad till</text:span>:</text:p>
          </table:table-cell>
        </table:table-row>
        <table:table-row>
          <table:table-cell table:style-name="Table1.A1" office:value-type="string">
            <text:p text:style-name="P24">Victor Svensson</text:p>
            <text:p text:style-name="P24">920101-2714</text:p>
            <text:p text:style-name="P24">Martin Hjalmarsson</text:p>
            <text:p text:style-name="P33">860313-8218</text:p>
          </table:table-cell>
          <table:table-cell table:style-name="Table1.B4" office:value-type="string">
            <text:p text:style-name="P23"/>
          </table:table-cell>
          <table:table-cell table:style-name="Table1.A1" office:value-type="string">
            <text:p text:style-name="P23"/>
          </table:table-cell>
          <table:table-cell table:style-name="Table1.A1" office:value-type="string">
            <text:p text:style-name="P29">Daniel Canelhas</text:p>
          </table:table-cell>
        </table:table-row>
      </table:table>
      <text:p text:style-name="P3"/>
      <text:h text:style-name="P44" text:outline-level="1">Uppgift 1.1 – Hello Gpu</text:h>
      <text:h text:style-name="P47" text:outline-level="2">Använd glGetString funktionen för att få namnet på rendreraren och vilken version av Open GL som stöds.</text:h>
      <text:p text:style-name="P17"><text:span text:style-name="T11">U</text:span><text:span text:style-name="T10">tskriften från glGetString ger följande:</text:span></text:p>
      <table:table table:name="Table5" table:style-name="Table5">
        <table:table-column table:style-name="Table5.A"/>
        <table:table-column table:style-name="Table5.B"/>
        <table:table-row>
          <table:table-cell table:style-name="Table5.A1" office:value-type="string">
            <text:p text:style-name="P21">Renderer</text:p>
          </table:table-cell>
          <table:table-cell table:style-name="Table5.B1" office:value-type="string">
            <text:p text:style-name="P4">AMD Radeon R9 200 Series</text:p>
          </table:table-cell>
        </table:table-row>
        <table:table-row>
          <table:table-cell table:style-name="Table5.A2" office:value-type="string">
            <text:p text:style-name="P21">Open GL version supported</text:p>
          </table:table-cell>
          <table:table-cell table:style-name="Table5.B2" office:value-type="string">
            <text:p text:style-name="P4">4.4.12874 </text:p>
          </table:table-cell>
        </table:table-row>
        <table:table-row>
          <table:table-cell table:style-name="Table5.A2" office:value-type="string">
            <text:p text:style-name="P21">Compability Profile Context</text:p>
          </table:table-cell>
          <table:table-cell table:style-name="Table5.B2" office:value-type="string">
            <text:p text:style-name="P4">14.100.0.0</text:p>
          </table:table-cell>
        </table:table-row>
      </table:table>
      <text:p text:style-name="P4"/>
      <text:h text:style-name="P48" text:outline-level="2">Hitta hårdvaruspecifikationen för rendreraren</text:h>
      <text:p text:style-name="P12"><text:span text:style-name="T2">A</text:span><text:span text:style-name="T1">MD Radeon R9 200 Series säger bara vilken serie grafikkortet tillhör. Med hjälp av vendor ID och model ID </text:span><text:span text:style-name="T3">funnet i enhetshanteraren kunde information om den specifika modellen hämtas.</text:span></text:p>
      <table:table table:name="Table6" table:style-name="Table6">
        <table:table-column table:style-name="Table6.A"/>
        <table:table-column table:style-name="Table6.B"/>
        <table:table-row>
          <table:table-cell table:style-name="Table6.A1" office:value-type="string">
            <text:p text:style-name="P22">Graphic card model</text:p>
          </table:table-cell>
          <table:table-cell table:style-name="Table6.B1" office:value-type="string">
            <text:p text:style-name="P35">R9 290X</text:p>
          </table:table-cell>
        </table:table-row>
        <table:table-row>
          <table:table-cell table:style-name="Table6.A2" office:value-type="string">
            <text:p text:style-name="P22">Video RAM</text:p>
          </table:table-cell>
          <table:table-cell table:style-name="Table6.B2" office:value-type="string">
            <text:p text:style-name="P35">4GB</text:p>
          </table:table-cell>
        </table:table-row>
        <table:table-row>
          <table:table-cell table:style-name="Table6.A2" office:value-type="string">
            <text:p text:style-name="P22">Number of processing units</text:p>
          </table:table-cell>
          <table:table-cell table:style-name="Table6.B2" office:value-type="string">
            <text:p text:style-name="P35">2816</text:p>
          </table:table-cell>
        </table:table-row>
        <table:table-row>
          <table:table-cell table:style-name="Table6.A2" office:value-type="string">
            <text:p text:style-name="P22">GPU Clock frequency</text:p>
          </table:table-cell>
          <table:table-cell table:style-name="Table6.B2" office:value-type="string">
            <text:p text:style-name="P35">1000 mhz</text:p>
          </table:table-cell>
        </table:table-row>
        <table:table-row>
          <table:table-cell table:style-name="Table6.A2" office:value-type="string">
            <text:p text:style-name="P22">Memory bandwith</text:p>
          </table:table-cell>
          <table:table-cell table:style-name="Table6.B2" office:value-type="string">
            <text:p text:style-name="P35">352 / GB/s</text:p>
          </table:table-cell>
        </table:table-row>
      </table:table>
      <text:p text:style-name="P1"/>
      <text:h text:style-name="P49" text:outline-level="2">Vilka funktioner saknas från den här versionen av Open GL jämfört med den senaste versionen?</text:h>
      <text:p text:style-name="P2">Den nya Open GL versionen 4.5 har något som kallas ”Direct State Access”(DSA). Den medför att man kan modifiera OpenGL objekt utan att behöva binda dom till kontexten. I praktiken innebär det att istället för att kalla t.ex.<text:span text:style-name="T6"> glGenVertexArrays</text:span>, <text:span text:style-name="T6">glBindVertexArray</text:span> osv så kan du kalla <text:span text:style-name="T6">glCreateVertexArrays </text:span>direkt. <text:span text:style-name="T14">Det gör att man kan arbeta mer objektorienterat.</text:span></text:p>
      <text:h text:style-name="P39" text:outline-level="1">Uppgift 1.2 – Your first triangle</text:h>
      <text:h text:style-name="P48" text:outline-level="2">Beskriv funktionerna som används i programmet.</text:h>
      <table:table table:name="Table2" table:style-name="Table2">
        <table:table-column table:style-name="Table2.A"/>
        <table:table-column table:style-name="Table2.B"/>
        <table:table-row>
          <table:table-cell table:style-name="Table2.A1" office:value-type="string">
            <text:p text:style-name="P26">glGenVertexArrays</text:p>
          </table:table-cell>
          <table:table-cell table:style-name="Table2.B1" office:value-type="string">
            <text:p text:style-name="P30">Genererar ett namn för vertex arrayen som skickas in</text:p>
          </table:table-cell>
        </table:table-row>
        <table:table-row>
          <table:table-cell table:style-name="Table2.A2" office:value-type="string">
            <text:p text:style-name="P26">glBindVertexArray</text:p>
          </table:table-cell>
          <table:table-cell table:style-name="Table2.B2" office:value-type="string">
            <text:p text:style-name="P30">Sätter given vertex array till den aktiva vertex arrayen</text:p>
          </table:table-cell>
        </table:table-row>
        <table:table-row>
          <table:table-cell table:style-name="Table2.A2" office:value-type="string">
            <text:p text:style-name="P26">glGenBuffers</text:p>
          </table:table-cell>
          <table:table-cell table:style-name="Table2.B2" office:value-type="string">
            <text:p text:style-name="P30">Genererar ett namn för buffern som skickas in</text:p>
          </table:table-cell>
        </table:table-row>
        <table:table-row>
          <table:table-cell table:style-name="Table2.A2" office:value-type="string">
            <text:p text:style-name="P26">glBindBuffer</text:p>
          </table:table-cell>
          <table:table-cell table:style-name="Table2.B2" office:value-type="string">
            <text:p text:style-name="P30">Sätter given buffer till den aktiva buffern</text:p>
          </table:table-cell>
        </table:table-row>
        <text:soft-page-break/>
        <table:table-row>
          <table:table-cell table:style-name="Table2.A2" office:value-type="string">
            <text:p text:style-name="P26">glBufferData</text:p>
          </table:table-cell>
          <table:table-cell table:style-name="Table2.B2" office:value-type="string">
            <text:p text:style-name="P30">Laddar upp data till den aktiva buffern</text:p>
          </table:table-cell>
        </table:table-row>
        <table:table-row>
          <table:table-cell table:style-name="Table2.A2" office:value-type="string">
            <text:p text:style-name="P26">glEnableVertexAttribArray</text:p>
          </table:table-cell>
          <table:table-cell table:style-name="Table2.B2" office:value-type="string">
            <text:p text:style-name="P30">Aktiverar det givna attributet </text:p>
          </table:table-cell>
        </table:table-row>
        <table:table-row>
          <table:table-cell table:style-name="Table2.A2" office:value-type="string">
            <text:p text:style-name="P26">glVertexAttribPointer</text:p>
          </table:table-cell>
          <table:table-cell table:style-name="Table2.B2" office:value-type="string">
            <text:p text:style-name="P30">Specificerar ett attribut</text:p>
          </table:table-cell>
        </table:table-row>
        <table:table-row>
          <table:table-cell table:style-name="Table2.A2" office:value-type="string">
            <text:p text:style-name="P26">glCreateShader</text:p>
          </table:table-cell>
          <table:table-cell table:style-name="Table2.B2" office:value-type="string">
            <text:p text:style-name="P30">Skapar en shader av given typ</text:p>
          </table:table-cell>
        </table:table-row>
        <table:table-row>
          <table:table-cell table:style-name="Table2.A2" office:value-type="string">
            <text:p text:style-name="P26">glShaderSource</text:p>
          </table:table-cell>
          <table:table-cell table:style-name="Table2.B2" office:value-type="string">
            <text:p text:style-name="P30">Länkar den givna shader<text:span text:style-name="T14">n</text:span> till en shader-kod(sträng)</text:p>
          </table:table-cell>
        </table:table-row>
        <table:table-row>
          <table:table-cell table:style-name="Table2.A2" office:value-type="string">
            <text:p text:style-name="P26">glCompileShader</text:p>
          </table:table-cell>
          <table:table-cell table:style-name="Table2.B2" office:value-type="string">
            <text:p text:style-name="P30">Kompilerar shader-koden</text:p>
          </table:table-cell>
        </table:table-row>
        <table:table-row>
          <table:table-cell table:style-name="Table2.A2" office:value-type="string">
            <text:p text:style-name="P26">glCreateProgram</text:p>
          </table:table-cell>
          <table:table-cell table:style-name="Table2.B2" office:value-type="string">
            <text:p text:style-name="P30">Skapar <text:span text:style-name="T4">ett tomt program som shaders kan bindas till</text:span></text:p>
          </table:table-cell>
        </table:table-row>
        <table:table-row>
          <table:table-cell table:style-name="Table2.A2" office:value-type="string">
            <text:p text:style-name="P27">glAttachShader</text:p>
          </table:table-cell>
          <table:table-cell table:style-name="Table2.B2" office:value-type="string">
            <text:p text:style-name="P31">Binder given shader med givet program</text:p>
          </table:table-cell>
        </table:table-row>
        <table:table-row>
          <table:table-cell table:style-name="Table2.A2" office:value-type="string">
            <text:p text:style-name="P27">glLinkProgram</text:p>
          </table:table-cell>
          <table:table-cell table:style-name="Table2.B2" office:value-type="string">
            <text:p text:style-name="P31">Länkar ihop programmet med bundna shaders. I gruppens fall: Skapar executables för vertex shader och för fragment shader.</text:p>
          </table:table-cell>
        </table:table-row>
        <table:table-row>
          <table:table-cell table:style-name="Table2.A2" office:value-type="string">
            <text:p text:style-name="P27">glDeleteShader</text:p>
          </table:table-cell>
          <table:table-cell table:style-name="Table2.B2" office:value-type="string">
            <text:p text:style-name="P31">Flaggar en shader för radering. Är shadern ej binden till något program så raderas den direkt. Annars så flaggas den för senare radering.</text:p>
          </table:table-cell>
        </table:table-row>
        <table:table-row>
          <table:table-cell table:style-name="Table2.A2" office:value-type="string">
            <text:p text:style-name="P27">glUseProgram</text:p>
          </table:table-cell>
          <table:table-cell table:style-name="Table2.B2" office:value-type="string">
            <text:p text:style-name="P31">Programmet installeras och läggs I current render state</text:p>
          </table:table-cell>
        </table:table-row>
      </table:table>
      <text:p text:style-name="P7"/>
      <text:h text:style-name="P54" text:outline-level="2">Vilka dimensioner I screen-space mappas dina X,Y och Z koordinater till?</text:h>
      <table:table table:name="Table3" table:style-name="Table3">
        <table:table-column table:style-name="Table3.A"/>
        <table:table-column table:style-name="Table3.B"/>
        <table:table-row>
          <table:table-cell table:style-name="Table3.A1" office:value-type="string">
            <text:p text:style-name="P28">X</text:p>
          </table:table-cell>
          <table:table-cell table:style-name="Table3.B1" office:value-type="string">
            <text:p text:style-name="P32">Positiv åt höger på skärmen</text:p>
          </table:table-cell>
        </table:table-row>
        <table:table-row>
          <table:table-cell table:style-name="Table3.A2" office:value-type="string">
            <text:p text:style-name="P28">Y</text:p>
          </table:table-cell>
          <table:table-cell table:style-name="Table3.B2" office:value-type="string">
            <text:p text:style-name="P32">Positiv uppåt på skärme<text:span text:style-name="T12">n</text:span></text:p>
          </table:table-cell>
        </table:table-row>
        <table:table-row>
          <table:table-cell table:style-name="Table3.A2" office:value-type="string">
            <text:p text:style-name="P28">Z</text:p>
          </table:table-cell>
          <table:table-cell table:style-name="Table3.B2" office:value-type="string">
            <text:p text:style-name="P32">Positivt utåt från skärmen</text:p>
          </table:table-cell>
        </table:table-row>
      </table:table>
      <text:p text:style-name="P8"/>
      <text:h text:style-name="P50" text:outline-level="2">Vad är gränserna för Z och vad händer om du går utanför den gränsen?</text:h>
      <text:p text:style-name="P9">Gränserna är -1 och +1. Är du utanför detta intervall så clippas bilden.</text:p>
      <text:h text:style-name="P39" text:outline-level="1">Uppgift 1.3 – Introduction to shaders</text:h>
      <text:h text:style-name="P51" text:outline-level="2">Varför får fragment shadern olika värden på varje punkt I triangeln? <text:s/>Kan man kontrollera detta beteende?</text:h>
      <text:p text:style-name="P9">Den får olika värden för varje fragment på grund ut av interpolation. Man kan kontrollera det här beteendet genom att använda olika interpolation qualifiers. Default är smooth. Ändrar man till flat så får hela triangeln färgen av den provokerande vertexen (den sista av de tre som bildar triangeln). </text:p>
      <text:h text:style-name="P39" text:outline-level="1">Uppgift 1.4 – Passing parameters to shader programs</text:h>
      <text:p text:style-name="P13">Inget att redovisa under detta avsnitt.</text:p>
      <text:h text:style-name="P40" text:outline-level="1"><text:soft-page-break/>Uppgift 1.5 – 3D geometry</text:h>
      <text:h text:style-name="P52" text:outline-level="2">Varför används index array?</text:h>
      <text:p text:style-name="P10">Man sparar utrymme. <text:span text:style-name="T5">Storleken på 60 shorts (index tabell) och 12 floats (vertex) är totalt 168 byte. Storleken på 60 floats, det vill säga om man skickar in alla vertex som används inklusive repetitioner, är 240 byte.</text:span></text:p>
      <text:h text:style-name="P40" text:outline-level="1">Uppgift 1.6 – Model, view &amp; projection transformations</text:h>
      <text:h text:style-name="P55" text:outline-level="2">Varför är multiplikationsordningen viktig?</text:h>
      <text:p text:style-name="P14">Multiplikation av matriser är inte kommu<text:span text:style-name="T13">t</text:span>ativ, <text:span text:style-name="T13">dvs A*B != B*A.</text:span></text:p>
      <text:h text:style-name="P53" text:outline-level="2">Vad händer om man multiplicerar matriserna I omvänd ordning?</text:h>
      <text:p text:style-name="P16">Om man utför multiplikation i omvänd ordning kommer resultatet inte att blir det förväntade. Om man tex utför perspektivmultiplikationen först så har man komprimerat z till värden mellan -1 och 1 vilket kommer att göra att resterande transformationer kommer ge ett konstigt resultat. </text:p>
      <text:h text:style-name="P41" text:outline-level="1">Uppgift 1.7 – Linear algebra isn’t fun</text:h>
      <text:h text:style-name="P56" text:outline-level="2">Hittills har glDepthFunc varit sätt till GL_LESS. Vilka andra alternativ finns det för denna parameter?</text:h>
      <text:p text:style-name="P11">Parametern används för att styra hur djupsorteringen fungerar. Ordet “godkänd” betyder I detta sammanhang att pixeln ritas ut och ett nytt Z-värde för den pixeln blir sparat I Z buffern.</text:p>
      <table:table table:name="Table4" table:style-name="Table4">
        <table:table-column table:style-name="Table4.A"/>
        <table:table-column table:style-name="Table4.B"/>
        <table:table-row>
          <table:table-cell table:style-name="Table4.A1" office:value-type="string">
            <text:p text:style-name="P20">GL_NEVER</text:p>
          </table:table-cell>
          <table:table-cell table:style-name="Table4.B1" office:value-type="string">
            <text:p text:style-name="P34">Godkänns aldrig</text:p>
          </table:table-cell>
        </table:table-row>
        <table:table-row>
          <table:table-cell table:style-name="Table4.A2" office:value-type="string">
            <text:p text:style-name="P20">GL_LESS</text:p>
          </table:table-cell>
          <table:table-cell table:style-name="Table4.B2" office:value-type="string">
            <text:p text:style-name="P34">Godkänns om pixelns Z värde är mindre än det sparade Z värdet.</text:p>
          </table:table-cell>
        </table:table-row>
        <table:table-row>
          <table:table-cell table:style-name="Table4.A2" office:value-type="string">
            <text:p text:style-name="P20">GL_EQUAL</text:p>
          </table:table-cell>
          <table:table-cell table:style-name="Table4.B2" office:value-type="string">
            <text:p text:style-name="P34">Godkänns om pixelns Z värde är samma som det sparade Z värdet</text:p>
          </table:table-cell>
        </table:table-row>
        <table:table-row>
          <table:table-cell table:style-name="Table4.A2" office:value-type="string">
            <text:p text:style-name="P20">GL_LEQUAL</text:p>
          </table:table-cell>
          <table:table-cell table:style-name="Table4.B2" office:value-type="string">
            <text:p text:style-name="P34">Godkänns om pixelns Z värde är mindre eller lika som det sparade Z värdet</text:p>
          </table:table-cell>
        </table:table-row>
        <table:table-row>
          <table:table-cell table:style-name="Table4.A2" office:value-type="string">
            <text:p text:style-name="P20">GL_GREATER</text:p>
          </table:table-cell>
          <table:table-cell table:style-name="Table4.B2" office:value-type="string">
            <text:p text:style-name="P34">Godkänns om pixelns Z värde är större än det sparade Z värdet</text:p>
          </table:table-cell>
        </table:table-row>
        <table:table-row>
          <table:table-cell table:style-name="Table4.A2" office:value-type="string">
            <text:p text:style-name="P20">GL_NOTEQUAL</text:p>
          </table:table-cell>
          <table:table-cell table:style-name="Table4.B2" office:value-type="string">
            <text:p text:style-name="P34">Godkänns om pixelns Z värde inte är samma som det sparade värdet</text:p>
          </table:table-cell>
        </table:table-row>
        <table:table-row>
          <table:table-cell table:style-name="Table4.A2" office:value-type="string">
            <text:p text:style-name="P20">GL_GEQUAL</text:p>
          </table:table-cell>
          <table:table-cell table:style-name="Table4.B2" office:value-type="string">
            <text:p text:style-name="P34">Godkänns om pixelns Z värde är större eller lika som det sparade Z värdet</text:p>
          </table:table-cell>
        </table:table-row>
        <table:table-row>
          <table:table-cell table:style-name="Table4.A2" office:value-type="string">
            <text:p text:style-name="P20">GL_ALWAYS</text:p>
          </table:table-cell>
          <table:table-cell table:style-name="Table4.B2" office:value-type="string">
            <text:p text:style-name="P34">Godkänns alltid</text:p>
          </table:table-cell>
        </table:table-row>
      </table:table>
      <text:p text:style-name="P15"/>
      <text:h text:style-name="P56" text:outline-level="2"><text:soft-page-break/>Är det originala värdet att föredra? Varför? Vad kan hända annars?</text:h>
      <text:p text:style-name="P36">Eftersom att man vill rita ut det som ligger närmare kameran överst så vill man att objekt med ett mindre z-värde ska ritas ut över objekt med ett högre z-värde. Väljer man t.ex. GL_GREATER så kan det bli så att små bakgrundsobjekt ritas över stora förgrundsobjekt och det ser konstigt ut.</text:p>
      <text:h text:style-name="P42" text:outline-level="1">Kod</text:h>
      <text:h text:style-name="P57" text:outline-level="2">Uppgift 1.1</text:h>
      <text:h text:style-name="P46" text:outline-level="3">C++</text:h>
      <text:p text:style-name="P62">/* include statements removed */</text:p>
      <text:p text:style-name="Preformatted_20_Text"/>
      <text:p text:style-name="P67"><text:span text:style-name="T17">static</text:span> <text:span text:style-name="T17">void</text:span> error_callback(<text:span text:style-name="T17">int</text:span> error, <text:span text:style-name="T17">const</text:span> <text:span text:style-name="T17">char</text:span>* description)</text:p>
      <text:p text:style-name="P67">{</text:p>
      <text:p text:style-name="P67"><text:s text:c="2"/>std::<text:span text:style-name="T17">cerr</text:span> &lt;&lt; description;</text:p>
      <text:p text:style-name="P67">}</text:p>
      <text:p text:style-name="Preformatted_20_Text"/>
      <text:p text:style-name="P67"><text:span text:style-name="T17">int</text:span> <text:span text:style-name="T17">main</text:span>(<text:span text:style-name="T17">int</text:span> argc, <text:span text:style-name="T17">char</text:span> <text:span text:style-name="T17">const</text:span> *argv[])</text:p>
      <text:p text:style-name="P67">{</text:p>
      <text:p text:style-name="P67"><text:s text:c="2"/><text:span text:style-name="T18">// start GL context and O/S window using the GLFW helper library</text:span></text:p>
      <text:p text:style-name="P67"><text:s text:c="2"/></text:p>
      <text:p text:style-name="P67"><text:s text:c="2"/>glfwSetErrorCallback(error_callback);</text:p>
      <text:p text:style-name="P67"><text:s text:c="2"/><text:span text:style-name="T17">if</text:span>( !glfwInit() )</text:p>
      <text:p text:style-name="P67"><text:s text:c="4"/><text:span text:style-name="T17">exit</text:span>(EXIT_FAILURE);</text:p>
      <text:p text:style-name="P67"><text:s text:c="2"/>GLFWwindow* window = glfwCreateWindow (20, 20, <text:span text:style-name="T19">"Hello OpenGL"</text:span>, <text:span text:style-name="T17">NULL</text:span>, <text:span text:style-name="T17">NULL</text:span>);</text:p>
      <text:p text:style-name="P67"><text:s text:c="2"/></text:p>
      <text:p text:style-name="P67"><text:s text:c="2"/><text:span text:style-name="T17">if</text:span> (!window) {</text:p>
      <text:p text:style-name="P67"><text:s text:c="4"/>glfwTerminate();</text:p>
      <text:p text:style-name="P67"><text:s text:c="4"/><text:span text:style-name="T17">exit</text:span>(EXIT_FAILURE);</text:p>
      <text:p text:style-name="P67"><text:s text:c="2"/>}</text:p>
      <text:p text:style-name="P67"><text:s text:c="2"/>glfwMakeContextCurrent (window);</text:p>
      <text:p text:style-name="P67"><text:s text:c="34"/></text:p>
      <text:p text:style-name="P67"><text:s text:c="2"/><text:span text:style-name="T18">// start GLEW extension handler</text:span></text:p>
      <text:p text:style-name="P67"><text:s text:c="2"/>glewExperimental = GL_TRUE;</text:p>
      <text:p text:style-name="P67"><text:s text:c="2"/>glewInit ();</text:p>
      <text:p text:style-name="P67"><text:s text:c="2"/></text:p>
      <text:p text:style-name="P67"><text:s text:c="2"/><text:span text:style-name="T18">//-----------------------------------------------------------------------------------------------------------------------------------------------------------//</text:span></text:p>
      <text:p text:style-name="P67"><text:s text:c="2"/><text:span text:style-name="T18">//Query renderer and version using glGetString;</text:span></text:p>
      <text:p text:style-name="Preformatted_20_Text"/>
      <text:p text:style-name="P67"><text:s text:c="2"/>std::<text:span text:style-name="T17">cout</text:span> &lt;&lt; <text:span text:style-name="T19">"Renderer:"</text:span> &lt;&lt; std::<text:span text:style-name="T17">endl</text:span> &lt;&lt; <text:span text:style-name="T17">glGetString</text:span>(GL_RENDERER) &lt;&lt; std::<text:span text:style-name="T17">endl</text:span>;</text:p>
      <text:p text:style-name="P67"><text:s text:c="2"/>std::<text:span text:style-name="T17">cout</text:span> &lt;&lt; <text:span text:style-name="T19">"OpenGL version supported:"</text:span> &lt;&lt; std::<text:span text:style-name="T17">endl</text:span> &lt;&lt; <text:span text:style-name="T17">glGetString</text:span>(GL_VERSION) &lt;&lt; std::<text:span text:style-name="T17">endl</text:span>;</text:p>
      <text:p text:style-name="P67"><text:s text:c="2"/><text:span text:style-name="T18">//-----------------------------------------------------------------------------------------------------------------------------------------------------------//</text:span></text:p>
      <text:p text:style-name="P67"><text:s text:c="2"/><text:span text:style-name="T17">system</text:span>(<text:span text:style-name="T19">"pause"</text:span>);</text:p>
      <text:p text:style-name="P67"><text:s text:c="2"/><text:span text:style-name="T18">// close GL context and any other GLFW resources</text:span></text:p>
      <text:p text:style-name="P67"><text:s text:c="2"/>glfwTerminate();</text:p>
      <text:p text:style-name="P67"><text:s text:c="2"/><text:span text:style-name="T17">exit</text:span>(EXIT_SUCCESS);</text:p>
      <text:p text:style-name="P63"><text:span text:style-name="T20">}</text:span></text:p>
      <text:h text:style-name="P57" text:outline-level="2"><text:soft-page-break/>Uppgift 1.2</text:h>
      <text:h text:style-name="P46" text:outline-level="3">C++</text:h>
      <text:p text:style-name="P62">/* include statements */</text:p>
      <text:p text:style-name="Preformatted_20_Text"/>
      <text:p text:style-name="P67"><text:span text:style-name="T17">static</text:span> <text:span text:style-name="T17">void</text:span> error_callback(<text:span text:style-name="T17">int</text:span> error, <text:span text:style-name="T17">const</text:span> <text:span text:style-name="T17">char</text:span>* description)</text:p>
      <text:p text:style-name="P67">{</text:p>
      <text:p text:style-name="P67"><text:s text:c="2"/>std::<text:span text:style-name="T17">cerr</text:span> &lt;&lt; description;</text:p>
      <text:p text:style-name="P67">}</text:p>
      <text:p text:style-name="Preformatted_20_Text"/>
      <text:p text:style-name="P67"><text:span text:style-name="T17">static</text:span> <text:span text:style-name="T17">void</text:span> key_callback(GLFWwindow* window, <text:span text:style-name="T17">int</text:span> key, <text:span text:style-name="T17">int</text:span> scancode, <text:span text:style-name="T17">int</text:span> action, <text:span text:style-name="T17">int</text:span> mods)</text:p>
      <text:p text:style-name="P67">{</text:p>
      <text:p text:style-name="P67"><text:s text:c="2"/><text:span text:style-name="T17">if</text:span> ((key == GLFW_KEY_ESCAPE || key == GLFW_KEY_Q) &amp;&amp; action == GLFW_PRESS)</text:p>
      <text:p text:style-name="P67"><text:s text:c="4"/>glfwSetWindowShouldClose(window, GL_TRUE);</text:p>
      <text:p text:style-name="P67">}</text:p>
      <text:p text:style-name="Preformatted_20_Text"/>
      <text:p text:style-name="P67"><text:span text:style-name="T17">static</text:span> <text:span text:style-name="T17">void</text:span> framebuffer_size_callback(GLFWwindow* window, <text:span text:style-name="T17">int</text:span> width, <text:span text:style-name="T17">int</text:span> height)</text:p>
      <text:p text:style-name="P67">{</text:p>
      <text:p text:style-name="P67"><text:s text:c="2"/><text:span text:style-name="T17">glViewport</text:span>(0, 0, width, height);</text:p>
      <text:p text:style-name="P67">}</text:p>
      <text:p text:style-name="Preformatted_20_Text"/>
      <text:p text:style-name="Preformatted_20_Text"/>
      <text:p text:style-name="P67"><text:span text:style-name="T17">int</text:span> <text:span text:style-name="T17">main</text:span>(<text:span text:style-name="T17">int</text:span> argc, <text:span text:style-name="T17">char</text:span> <text:span text:style-name="T17">const</text:span> *argv[])</text:p>
      <text:p text:style-name="P67">{</text:p>
      <text:p text:style-name="P67"><text:s text:c="8"/><text:span text:style-name="T18">// start GL context and O/S window using the GLFW helper library</text:span></text:p>
      <text:p text:style-name="Preformatted_20_Text"/>
      <text:p text:style-name="P67"><text:s text:c="8"/>glfwSetErrorCallback(error_callback);</text:p>
      <text:p text:style-name="P67"><text:s text:c="8"/><text:span text:style-name="T17">if</text:span> (!glfwInit())</text:p>
      <text:p text:style-name="P67"><text:s text:c="16"/><text:span text:style-name="T17">exit</text:span>(EXIT_FAILURE);</text:p>
      <text:p text:style-name="Preformatted_20_Text"/>
      <text:p text:style-name="P67"><text:s text:c="8"/>GLFWwindow* window = glfwCreateWindow(640, 480, <text:span text:style-name="T19">"Hello Triangle"</text:span>, <text:span text:style-name="T17">NULL</text:span>, <text:span text:style-name="T17">NULL</text:span>);</text:p>
      <text:p text:style-name="P67"><text:s text:c="8"/>glfwSetKeyCallback(window, key_callback);</text:p>
      <text:p text:style-name="P67"><text:s text:c="8"/>glfwSetFramebufferSizeCallback(window, framebuffer_size_callback);</text:p>
      <text:p text:style-name="Preformatted_20_Text"/>
      <text:p text:style-name="P67"><text:s text:c="8"/><text:span text:style-name="T17">if</text:span> (!window) {</text:p>
      <text:p text:style-name="P67"><text:s text:c="16"/>glfwTerminate();</text:p>
      <text:p text:style-name="P67"><text:s text:c="16"/><text:span text:style-name="T17">exit</text:span>(EXIT_FAILURE);</text:p>
      <text:p text:style-name="P67"><text:s text:c="8"/>}</text:p>
      <text:p text:style-name="P67"><text:s text:c="8"/>glfwMakeContextCurrent(window);</text:p>
      <text:p text:style-name="Preformatted_20_Text"/>
      <text:p text:style-name="P67"><text:s text:c="8"/><text:span text:style-name="T18">// start GLEW extension handler</text:span></text:p>
      <text:p text:style-name="P67"><text:s text:c="8"/>glewExperimental = GL_TRUE;</text:p>
      <text:p text:style-name="P67"><text:s text:c="8"/>glewInit();</text:p>
      <text:p text:style-name="Preformatted_20_Text"/>
      <text:p text:style-name="P67"><text:s text:c="8"/><text:span text:style-name="T18">//-------------------------------------------------------------------------//</text:span></text:p>
      <text:p text:style-name="P67"><text:s text:c="8"/><text:span text:style-name="T18">// Set up geometry, VBO, VAO</text:span></text:p>
      <text:p text:style-name="P67"><text:s text:c="8"/><text:span text:style-name="T18">//-------------------------------------------------------------------------//</text:span></text:p>
      <text:p text:style-name="Preformatted_20_Text"/>
      <text:p text:style-name="P67"><text:s text:c="8"/><text:span text:style-name="T18">/* verticies of two triangles */</text:span></text:p>
      <text:p text:style-name="P67"><text:s text:c="8"/><text:span text:style-name="T17">static</text:span> <text:span text:style-name="T17">const</text:span> <text:span text:style-name="T17">GLfloat</text:span> vertex_array[] = {</text:p>
      <text:p text:style-name="P67"><text:s text:c="16"/>-0.5f, -0.5f, -0.1f,</text:p>
      <text:p text:style-name="P67"><text:s text:c="16"/>0.5f, -0.5f, -0.1f,</text:p>
      <text:p text:style-name="P67"><text:s text:c="16"/>-0.5f, 0.5f, -0.1f,</text:p>
      <text:p text:style-name="P67"><text:s text:c="16"/>-0.9f, 0.1f, -0.1f,</text:p>
      <text:p text:style-name="P67"><text:s text:c="16"/>0.3f, -0.2f, -0.1f,</text:p>
      <text:p text:style-name="P67"><text:s text:c="16"/>-0.5f, 0.1f, -0.1f };</text:p>
      <text:p text:style-name="Preformatted_20_Text"/>
      <text:p text:style-name="P67"><text:s text:c="8"/><text:span text:style-name="T18">/* generate name and bind vao */</text:span></text:p>
      <text:p text:style-name="P67"><text:soft-page-break/><text:s text:c="8"/><text:span text:style-name="T17">GLuint</text:span> VAO;</text:p>
      <text:p text:style-name="P67"><text:s text:c="8"/>glGenVertexArrays(1, &amp;VAO);</text:p>
      <text:p text:style-name="P67"><text:s text:c="8"/>glBindVertexArray(VAO);</text:p>
      <text:p text:style-name="Preformatted_20_Text"/>
      <text:p text:style-name="P67"><text:s text:c="8"/><text:span text:style-name="T18">/* generate name, bind vbo, upload data */</text:span></text:p>
      <text:p text:style-name="P67"><text:s text:c="8"/><text:span text:style-name="T17">GLuint</text:span> VBO;</text:p>
      <text:p text:style-name="P67"><text:s text:c="8"/><text:span text:style-name="T17">glGenBuffers</text:span>(1, &amp;VBO);</text:p>
      <text:p text:style-name="P67"><text:s text:c="8"/><text:span text:style-name="T17">glBindBuffer</text:span>(GL_ARRAY_BUFFER, VBO);</text:p>
      <text:p text:style-name="P67"><text:s text:c="8"/><text:span text:style-name="T17">glBufferData</text:span>(GL_ARRAY_BUFFER, <text:span text:style-name="T17">sizeof</text:span>(vertex_array), vertex_array, GL_STATIC_DRAW);</text:p>
      <text:p text:style-name="Preformatted_20_Text"/>
      <text:p text:style-name="P67"><text:s text:c="8"/><text:span text:style-name="T18">/* specify and enable vertex attribute */</text:span></text:p>
      <text:p text:style-name="P67"><text:s text:c="8"/>glEnableVertexAttribArray(0);</text:p>
      <text:p text:style-name="P67"><text:s text:c="8"/>glVertexAttribPointer(</text:p>
      <text:p text:style-name="P67"><text:s text:c="16"/>0,</text:p>
      <text:p text:style-name="P67"><text:s text:c="16"/>3,</text:p>
      <text:p text:style-name="P67"><text:s text:c="16"/>GL_FLOAT,</text:p>
      <text:p text:style-name="P67"><text:s text:c="16"/>GL_FALSE,</text:p>
      <text:p text:style-name="P67"><text:s text:c="16"/>0,</text:p>
      <text:p text:style-name="P67"><text:s text:c="16"/>(<text:span text:style-name="T17">void</text:span>*)0</text:p>
      <text:p text:style-name="P67"><text:s text:c="8"/>);</text:p>
      <text:p text:style-name="Preformatted_20_Text"/>
      <text:p text:style-name="P67"><text:s text:c="2"/></text:p>
      <text:p text:style-name="P67"><text:s text:c="2"/><text:span text:style-name="T17">const</text:span> <text:span text:style-name="T17">char</text:span>* vertex_shader =</text:p>
      <text:p text:style-name="P67"><text:s text:c="4"/><text:span text:style-name="T19">"#version 400\n"</text:span></text:p>
      <text:p text:style-name="P67"><text:s text:c="4"/><text:span text:style-name="T19">"in vec3 vp;"</text:span></text:p>
      <text:p text:style-name="P67"><text:s text:c="4"/><text:span text:style-name="T19">"void main () {"</text:span></text:p>
      <text:p text:style-name="P67"><text:s text:c="4"/><text:span text:style-name="T19">" <text:s/>gl_Position = vec4 (vp, 1.0);"</text:span></text:p>
      <text:p text:style-name="P67"><text:s text:c="4"/><text:span text:style-name="T19">"}"</text:span>;</text:p>
      <text:p text:style-name="P67"><text:s text:c="2"/></text:p>
      <text:p text:style-name="P67"><text:s text:c="2"/><text:span text:style-name="T17">const</text:span> <text:span text:style-name="T17">char</text:span>* fragment_shader =</text:p>
      <text:p text:style-name="P67"><text:s text:c="4"/><text:span text:style-name="T19">"#version 400\n"</text:span></text:p>
      <text:p text:style-name="P67"><text:s text:c="4"/><text:span text:style-name="T19">"out vec4 frag_colour;"</text:span></text:p>
      <text:p text:style-name="P67"><text:s text:c="4"/><text:span text:style-name="T19">"void main () {"</text:span></text:p>
      <text:p text:style-name="P67"><text:s text:c="4"/><text:span text:style-name="T19">" <text:s/>frag_colour = vec4 (0.5, 0.0, 0.5, 1.0);"</text:span></text:p>
      <text:p text:style-name="P67"><text:s text:c="4"/><text:span text:style-name="T19">"}"</text:span>;</text:p>
      <text:p text:style-name="Preformatted_20_Text"/>
      <text:p text:style-name="P67"><text:s text:c="2"/><text:span text:style-name="T17">GLuint</text:span> vs = glCreateShader (GL_VERTEX_SHADER);</text:p>
      <text:p text:style-name="P67"><text:s text:c="2"/>glShaderSource (vs, 1, &amp;vertex_shader, <text:span text:style-name="T17">NULL</text:span>);</text:p>
      <text:p text:style-name="P67"><text:s text:c="2"/>glCompileShader (vs);</text:p>
      <text:p text:style-name="P67"><text:s text:c="2"/></text:p>
      <text:p text:style-name="P67"><text:s text:c="2"/><text:span text:style-name="T17">GLuint</text:span> fs = glCreateShader (GL_FRAGMENT_SHADER);</text:p>
      <text:p text:style-name="P67"><text:s text:c="2"/>glShaderSource (fs, 1, &amp;fragment_shader, <text:span text:style-name="T17">NULL</text:span>);</text:p>
      <text:p text:style-name="P67"><text:s text:c="2"/>glCompileShader (fs);</text:p>
      <text:p text:style-name="Preformatted_20_Text"/>
      <text:p text:style-name="P67"><text:s text:c="2"/><text:span text:style-name="T17">GLuint</text:span> shader_programme = glCreateProgram ();</text:p>
      <text:p text:style-name="P67"><text:s text:c="2"/>glAttachShader (shader_programme, fs);</text:p>
      <text:p text:style-name="P67"><text:s text:c="2"/>glAttachShader (shader_programme, vs);</text:p>
      <text:p text:style-name="P67"><text:s text:c="2"/>glLinkProgram (shader_programme);</text:p>
      <text:p text:style-name="Preformatted_20_Text"/>
      <text:p text:style-name="P67"><text:s text:c="2"/>glDeleteShader(vs);</text:p>
      <text:p text:style-name="P67"><text:s text:c="2"/>glDeleteShader(fs);</text:p>
      <text:p text:style-name="Preformatted_20_Text"/>
      <text:p text:style-name="P67"><text:s text:c="2"/>glUseProgram (shader_programme);</text:p>
      <text:p text:style-name="Preformatted_20_Text"/>
      <text:p text:style-name="P67"><text:s text:c="2"/><text:span text:style-name="T17">while</text:span> (!glfwWindowShouldClose (window)) </text:p>
      <text:p text:style-name="P67"><text:s text:c="2"/>{</text:p>
      <text:p text:style-name="P67"><text:s text:c="4"/><text:span text:style-name="T18">// update other events like input handling </text:span></text:p>
      <text:p text:style-name="P67"><text:s text:c="4"/>glfwPollEvents ();</text:p>
      <text:p text:style-name="P67"><text:s text:c="4"/><text:span text:style-name="T18">// clear the drawing surface</text:span></text:p>
      <text:p text:style-name="P67"><text:s text:c="4"/><text:span text:style-name="T17">glClear</text:span> (GL_COLOR_BUFFER_BIT | GL_DEPTH_BUFFER_BIT);</text:p>
      <text:p text:style-name="P67"><text:s text:c="4"/></text:p>
      <text:p text:style-name="P67"><text:s text:c="4"/><text:span text:style-name="T18">//-------------------------------------------------------------------------//</text:span></text:p>
      <text:p text:style-name="P67"><text:soft-page-break/><text:s text:c="4"/><text:span text:style-name="T18">// Issue an appropriate glDraw*() command.</text:span></text:p>
      <text:p text:style-name="P67"><text:s text:c="4"/><text:span text:style-name="T18">//-------------------------------------------------------------------------//</text:span></text:p>
      <text:p text:style-name="P67"><text:s text:c="8"/><text:span text:style-name="T17">glDrawArrays</text:span>(GL_TRIANGLES, 0, 6);</text:p>
      <text:p text:style-name="P67"><text:s text:c="4"/><text:span text:style-name="T18">//refresh the displayed image</text:span></text:p>
      <text:p text:style-name="P67"><text:s text:c="4"/>glfwSwapBuffers (window);</text:p>
      <text:p text:style-name="P67"><text:s text:c="2"/>}</text:p>
      <text:p text:style-name="Preformatted_20_Text"/>
      <text:p text:style-name="P67"><text:s text:c="2"/><text:span text:style-name="T18">// close GL context and any other GLFW resources</text:span></text:p>
      <text:p text:style-name="P67"><text:s text:c="2"/>glfwTerminate();</text:p>
      <text:p text:style-name="P67"><text:s text:c="2"/><text:span text:style-name="T17">exit</text:span>(EXIT_SUCCESS);</text:p>
      <text:p text:style-name="P65">}</text:p>
      <text:h text:style-name="P58" text:outline-level="2"><text:span text:style-name="T15">Uppgift 1.3</text:span></text:h>
      <text:h text:style-name="P46" text:outline-level="3">C++</text:h>
      <text:p text:style-name="P62">/* include statements */</text:p>
      <text:p text:style-name="Preformatted_20_Text"/>
      <text:p text:style-name="P67">Shaders myShaders(<text:span text:style-name="T19">"../lab1-3_vs.glsl"</text:span>, <text:span text:style-name="T19">"../lab1-3_fs.glsl"</text:span>);</text:p>
      <text:p text:style-name="P67"><text:span text:style-name="T17">GLfloat</text:span> x_offset = 0;</text:p>
      <text:p text:style-name="P67"><text:span text:style-name="T17">GLfloat</text:span> y_offset = 0;</text:p>
      <text:p text:style-name="P67"><text:span text:style-name="T17">GLfloat</text:span> blue_offset = 0;</text:p>
      <text:p text:style-name="Preformatted_20_Text"/>
      <text:p text:style-name="Preformatted_20_Text"/>
      <text:p text:style-name="P67"><text:span text:style-name="T17">static</text:span> <text:span text:style-name="T17">void</text:span> error_callback(<text:span text:style-name="T17">int</text:span> error, <text:span text:style-name="T17">const</text:span> <text:span text:style-name="T17">char</text:span>* description)</text:p>
      <text:p text:style-name="P67">{</text:p>
      <text:p text:style-name="P67"><text:s text:c="2"/>std::<text:span text:style-name="T17">cerr</text:span> &lt;&lt; description;</text:p>
      <text:p text:style-name="P67">}</text:p>
      <text:p text:style-name="Preformatted_20_Text"/>
      <text:p text:style-name="P67"><text:span text:style-name="T17">static</text:span> <text:span text:style-name="T17">void</text:span> scroll_callback(GLFWwindow* window, <text:span text:style-name="T17">double</text:span> xoffset, <text:span text:style-name="T17">double</text:span> yoffset)</text:p>
      <text:p text:style-name="P67">{</text:p>
      <text:p text:style-name="P67"><text:s text:c="8"/>blue_offset += yoffset/100;</text:p>
      <text:p text:style-name="P67"><text:s text:c="8"/>glUniform1f(myShaders.get_modifier_location(), blue_offset);</text:p>
      <text:p text:style-name="P67">}</text:p>
      <text:p text:style-name="Preformatted_20_Text"/>
      <text:p text:style-name="P67"><text:span text:style-name="T17">static</text:span> <text:span text:style-name="T17">void</text:span> key_callback(GLFWwindow* window, <text:span text:style-name="T17">int</text:span> key, <text:span text:style-name="T17">int</text:span> scancode, <text:span text:style-name="T17">int</text:span> action, <text:span text:style-name="T17">int</text:span> mods)</text:p>
      <text:p text:style-name="P67">{</text:p>
      <text:p text:style-name="P67"><text:s text:c="2"/><text:span text:style-name="T17">if</text:span> ((key == GLFW_KEY_ESCAPE || key == GLFW_KEY_Q) &amp;&amp; action == GLFW_PRESS)</text:p>
      <text:p text:style-name="P67"><text:s text:c="4"/>glfwSetWindowShouldClose(window, GL_TRUE);</text:p>
      <text:p text:style-name="P67"><text:s text:c="4"/></text:p>
      <text:p text:style-name="P67"><text:s text:c="2"/><text:span text:style-name="T17">if</text:span> ((key == GLFW_KEY_R) &amp;&amp; action == GLFW_PRESS)</text:p>
      <text:p text:style-name="P67"><text:s text:c="2"/>{</text:p>
      <text:p text:style-name="P67"><text:s text:c="4"/><text:span text:style-name="T18">//-----------------------------------------------------------------------------------------------------------------------------------------------------------//</text:span></text:p>
      <text:p text:style-name="P67"><text:s text:c="4"/><text:span text:style-name="T18">// Reload shaders</text:span></text:p>
      <text:p text:style-name="P67"><text:s text:c="4"/><text:span text:style-name="T18">//-----------------------------------------------------------------------------------------------------------------------------------------------------------//</text:span></text:p>
      <text:p text:style-name="P67"><text:s text:c="10"/>myShaders.experimental_reload();</text:p>
      <text:p text:style-name="P67"><text:s text:c="2"/>} </text:p>
      <text:p text:style-name="P67">}</text:p>
      <text:p text:style-name="Preformatted_20_Text"/>
      <text:p text:style-name="P67"><text:span text:style-name="T17">static</text:span> <text:span text:style-name="T17">void</text:span> framebuffer_size_callback(GLFWwindow* window, <text:span text:style-name="T17">int</text:span> width, <text:span text:style-name="T17">int</text:span> height)</text:p>
      <text:p text:style-name="P67">{</text:p>
      <text:p text:style-name="P67"><text:s text:c="2"/><text:span text:style-name="T17">glViewport</text:span>(0, 0, width, height);</text:p>
      <text:p text:style-name="P67">}</text:p>
      <text:p text:style-name="Preformatted_20_Text"/>
      <text:p text:style-name="P67"><text:span text:style-name="T17">int</text:span> <text:span text:style-name="T17">main</text:span>(<text:span text:style-name="T17">int</text:span> argc, <text:span text:style-name="T17">char</text:span> <text:span text:style-name="T17">const</text:span> *argv[])</text:p>
      <text:p text:style-name="P67">{</text:p>
      <text:p text:style-name="Preformatted_20_Text"><text:soft-page-break/></text:p>
      <text:p text:style-name="P67"><text:s text:c="2"/><text:span text:style-name="T18">// start GL context and O/S window using the GLFW helper library</text:span></text:p>
      <text:p text:style-name="P67"><text:s text:c="2"/></text:p>
      <text:p text:style-name="P67"><text:s text:c="2"/>glfwSetErrorCallback(error_callback);</text:p>
      <text:p text:style-name="P67"><text:s text:c="2"/><text:span text:style-name="T17">if</text:span>( !glfwInit() )</text:p>
      <text:p text:style-name="P67"><text:s text:c="4"/><text:span text:style-name="T17">exit</text:span>(EXIT_FAILURE);</text:p>
      <text:p text:style-name="P67"><text:s text:c="2"/></text:p>
      <text:p text:style-name="P67"><text:s text:c="2"/>GLFWwindow* window = glfwCreateWindow (640, 480, <text:span text:style-name="T19">"Hello Triangle"</text:span>, <text:span text:style-name="T17">NULL</text:span>, <text:span text:style-name="T17">NULL</text:span>);</text:p>
      <text:p text:style-name="P67"><text:s text:c="2"/>glfwSetKeyCallback(window, key_callback);</text:p>
      <text:p text:style-name="P67"><text:s text:c="2"/>glfwSetScrollCallback(window, scroll_callback);</text:p>
      <text:p text:style-name="P67"><text:s text:c="2"/>glfwSetFramebufferSizeCallback(window, framebuffer_size_callback);</text:p>
      <text:p text:style-name="Preformatted_20_Text"/>
      <text:p text:style-name="P67"><text:s text:c="2"/><text:span text:style-name="T17">if</text:span> (!window) {</text:p>
      <text:p text:style-name="P67"><text:s text:c="4"/>glfwTerminate();</text:p>
      <text:p text:style-name="P67"><text:s text:c="4"/><text:span text:style-name="T17">exit</text:span>(EXIT_FAILURE);</text:p>
      <text:p text:style-name="P67"><text:s text:c="2"/>}</text:p>
      <text:p text:style-name="P67"><text:s text:c="2"/>glfwMakeContextCurrent (window);</text:p>
      <text:p text:style-name="P67"><text:s text:c="34"/></text:p>
      <text:p text:style-name="P67"><text:s text:c="2"/><text:span text:style-name="T18">// start GLEW extension handler</text:span></text:p>
      <text:p text:style-name="P67"><text:s text:c="2"/>glewExperimental = GL_TRUE;</text:p>
      <text:p text:style-name="P67"><text:s text:c="2"/>glewInit ();</text:p>
      <text:p text:style-name="Preformatted_20_Text"/>
      <text:p text:style-name="P67"><text:s text:c="2"/><text:span text:style-name="T18">//-----------------------------------------------------------------------------------------------------------------------------------------------------------//</text:span></text:p>
      <text:p text:style-name="P67"><text:s text:c="2"/><text:span text:style-name="T18">// Set up geometry, VBO, VAO</text:span></text:p>
      <text:p text:style-name="P67"><text:s text:c="2"/><text:span text:style-name="T18">//-----------------------------------------------------------------------------------------------------------------------------------------------------------//</text:span></text:p>
      <text:p text:style-name="P67"><text:s text:c="2"/><text:span text:style-name="T17">static</text:span> <text:span text:style-name="T17">const</text:span> <text:span text:style-name="T17">GLfloat</text:span> vertex_array[] = {</text:p>
      <text:p text:style-name="P67"><text:s text:c="10"/>-0.5f, -0.5f, -1.0f,</text:p>
      <text:p text:style-name="P67"><text:s text:c="10"/>0.5f, -0.5f, -0.1f,</text:p>
      <text:p text:style-name="P67"><text:s text:c="10"/>-0.5f, 0.5f, -0.0f };</text:p>
      <text:p text:style-name="Preformatted_20_Text"/>
      <text:p text:style-name="P67"><text:s text:c="2"/><text:span text:style-name="T17">GLuint</text:span> VAO;</text:p>
      <text:p text:style-name="P67"><text:s text:c="2"/>glGenVertexArrays(1, &amp;VAO);</text:p>
      <text:p text:style-name="P67"><text:s text:c="2"/>glBindVertexArray(VAO);</text:p>
      <text:p text:style-name="Preformatted_20_Text"/>
      <text:p text:style-name="P67"><text:s text:c="2"/><text:span text:style-name="T17">GLuint</text:span> VBO;</text:p>
      <text:p text:style-name="P67"><text:s text:c="2"/><text:span text:style-name="T17">glGenBuffers</text:span>(1, &amp;VBO);</text:p>
      <text:p text:style-name="P67"><text:s text:c="2"/><text:span text:style-name="T17">glBindBuffer</text:span>(GL_ARRAY_BUFFER, VBO);</text:p>
      <text:p text:style-name="P67"><text:s text:c="2"/><text:span text:style-name="T17">glBufferData</text:span>(GL_ARRAY_BUFFER, <text:span text:style-name="T17">sizeof</text:span>(vertex_array), vertex_array, GL_STATIC_DRAW);</text:p>
      <text:p text:style-name="P67"><text:s text:c="2"/>glEnableVertexAttribArray(0);</text:p>
      <text:p text:style-name="P67"><text:s text:c="2"/>glVertexAttribPointer(</text:p>
      <text:p text:style-name="P67"><text:s text:c="10"/>0,</text:p>
      <text:p text:style-name="P67"><text:s text:c="10"/>3,</text:p>
      <text:p text:style-name="P67"><text:s text:c="10"/>GL_FLOAT,</text:p>
      <text:p text:style-name="P67"><text:s text:c="10"/>GL_FALSE,</text:p>
      <text:p text:style-name="P67"><text:s text:c="10"/>0,</text:p>
      <text:p text:style-name="P67"><text:s text:c="10"/>(<text:span text:style-name="T17">void</text:span>*)0</text:p>
      <text:p text:style-name="P67"><text:s text:c="2"/>);</text:p>
      <text:p text:style-name="Preformatted_20_Text"/>
      <text:p text:style-name="Preformatted_20_Text"/>
      <text:p text:style-name="P67"><text:s text:c="2"/>myShaders.load();</text:p>
      <text:p text:style-name="Preformatted_20_Text"/>
      <text:p text:style-name="P67"><text:s text:c="2"/><text:span text:style-name="T17">while</text:span> (!glfwWindowShouldClose (window)) </text:p>
      <text:p text:style-name="P67"><text:s text:c="2"/>{</text:p>
      <text:p text:style-name="P67"><text:s text:c="4"/><text:span text:style-name="T18">// update other events like input handling </text:span></text:p>
      <text:p text:style-name="P67"><text:s text:c="4"/>glfwPollEvents ();</text:p>
      <text:p text:style-name="P67"><text:s text:c="4"/><text:span text:style-name="T18">// clear the drawing surface</text:span></text:p>
      <text:p text:style-name="P67"><text:s text:c="4"/><text:span text:style-name="T17">glClear</text:span> (GL_COLOR_BUFFER_BIT | GL_DEPTH_BUFFER_BIT);</text:p>
      <text:p text:style-name="Preformatted_20_Text"/>
      <text:p text:style-name="P67"><text:soft-page-break/><text:s text:c="4"/><text:span text:style-name="T18">//-----------------------------------------------------------------------------------------------------------------------------------------------------------//</text:span></text:p>
      <text:p text:style-name="P67"><text:s text:c="4"/><text:span text:style-name="T18">// Issue an appropriate glDraw*() command.</text:span></text:p>
      <text:p text:style-name="P67"><text:s text:c="4"/><text:span text:style-name="T18">//-----------------------------------------------------------------------------------------------------------------------------------------------------------//</text:span></text:p>
      <text:p text:style-name="P67"><text:s text:c="8"/><text:span text:style-name="T17">glDrawArrays</text:span>(GL_TRIANGLES, 0, 3);</text:p>
      <text:p text:style-name="P67"><text:s text:c="4"/>glfwSwapBuffers (window);</text:p>
      <text:p text:style-name="P67"><text:s text:c="2"/>}</text:p>
      <text:p text:style-name="Preformatted_20_Text"/>
      <text:p text:style-name="P67"><text:s text:c="2"/><text:span text:style-name="T18">// close GL context and any other GLFW resources</text:span></text:p>
      <text:p text:style-name="P67"><text:s text:c="2"/>glfwTerminate();</text:p>
      <text:p text:style-name="P67"><text:s text:c="2"/><text:span text:style-name="T17">exit</text:span>(EXIT_SUCCESS);</text:p>
      <text:p text:style-name="P64">}</text:p>
      <text:p text:style-name="P37"/>
      <text:h text:style-name="P46" text:outline-level="3">Vertex shader</text:h>
      <text:p text:style-name="P59"><text:span text:style-name="T16">#version 400</text:span></text:p>
      <text:p text:style-name="P67">in vec3 vp;</text:p>
      <text:p text:style-name="P67">out vec3 position;</text:p>
      <text:p text:style-name="Preformatted_20_Text"/>
      <text:p text:style-name="P67"><text:span text:style-name="T17">void</text:span> <text:span text:style-name="T17">main</text:span> () {</text:p>
      <text:p text:style-name="P67"><text:s text:c="2"/>gl_Position = vec4 (vp, 1.0);</text:p>
      <text:p text:style-name="P67"><text:s text:c="2"/>position = (vp + vec3(1,1, 0)) / 2; <text:s text:c="2"/></text:p>
      <text:p text:style-name="P64"><text:s/>};</text:p>
      <text:p text:style-name="P37"/>
      <text:h text:style-name="P46" text:outline-level="3">Fragment shader</text:h>
      <text:p text:style-name="P59"><text:span text:style-name="T16">#version 400</text:span></text:p>
      <text:p text:style-name="P67">out vec4 frag_colour;</text:p>
      <text:p text:style-name="P67">in vec3 position;</text:p>
      <text:p text:style-name="Preformatted_20_Text"/>
      <text:p text:style-name="P67"><text:span text:style-name="T17">void</text:span> <text:span text:style-name="T17">main</text:span> () {</text:p>
      <text:p text:style-name="P67"><text:s text:c="2"/>frag_colour = vec4 (position, 1.0);</text:p>
      <text:p text:style-name="P64">}</text:p>
      <text:p text:style-name="P37"/>
      <text:h text:style-name="P57" text:outline-level="2">Uppgift 1.4</text:h>
      <text:h text:style-name="P46" text:outline-level="3">C++</text:h>
      <text:p text:style-name="P62">/* include statements */</text:p>
      <text:p text:style-name="Preformatted_20_Text"/>
      <text:p text:style-name="P67">Shaders myShaders(<text:span text:style-name="T19">"../lab1-4_vs.glsl"</text:span>, <text:span text:style-name="T19">"../lab1-4_fs.glsl"</text:span>);</text:p>
      <text:p text:style-name="P67"><text:span text:style-name="T17">GLfloat</text:span> x_offset = 0;</text:p>
      <text:p text:style-name="P67"><text:span text:style-name="T17">GLfloat</text:span> y_offset = 0;</text:p>
      <text:p text:style-name="P67"><text:span text:style-name="T17">GLfloat</text:span> blue_offset = 0;</text:p>
      <text:p text:style-name="Preformatted_20_Text"/>
      <text:p text:style-name="Preformatted_20_Text"/>
      <text:p text:style-name="P67"><text:span text:style-name="T17">static</text:span> <text:span text:style-name="T17">void</text:span> error_callback(<text:span text:style-name="T17">int</text:span> error, <text:span text:style-name="T17">const</text:span> <text:span text:style-name="T17">char</text:span>* description)</text:p>
      <text:p text:style-name="P67">{</text:p>
      <text:p text:style-name="P67"><text:s text:c="8"/>std::<text:span text:style-name="T17">cerr</text:span> &lt;&lt; description;</text:p>
      <text:p text:style-name="P67">}</text:p>
      <text:p text:style-name="Preformatted_20_Text"/>
      <text:p text:style-name="P67"><text:soft-page-break/><text:span text:style-name="T17">static</text:span> <text:span text:style-name="T17">void</text:span> scroll_callback(GLFWwindow* window, <text:span text:style-name="T17">double</text:span> xoffset, <text:span text:style-name="T17">double</text:span> yoffset)</text:p>
      <text:p text:style-name="P67">{</text:p>
      <text:p text:style-name="P67"><text:s text:c="8"/>blue_offset += yoffset / 100;</text:p>
      <text:p text:style-name="P67"><text:s text:c="8"/>glUniform1f(myShaders.get_modifier_location(), blue_offset);</text:p>
      <text:p text:style-name="P67">}</text:p>
      <text:p text:style-name="Preformatted_20_Text"/>
      <text:p text:style-name="P67"><text:span text:style-name="T17">static</text:span> <text:span text:style-name="T17">void</text:span> key_callback(GLFWwindow* window, <text:span text:style-name="T17">int</text:span> key, <text:span text:style-name="T17">int</text:span> scancode, <text:span text:style-name="T17">int</text:span> action, <text:span text:style-name="T17">int</text:span> mods)</text:p>
      <text:p text:style-name="P67">{</text:p>
      <text:p text:style-name="P67"><text:s text:c="8"/><text:span text:style-name="T17">if</text:span> ((key == GLFW_KEY_ESCAPE || key == GLFW_KEY_Q) &amp;&amp; action == GLFW_PRESS)</text:p>
      <text:p text:style-name="P67"><text:s text:c="16"/>glfwSetWindowShouldClose(window, GL_TRUE);</text:p>
      <text:p text:style-name="Preformatted_20_Text"/>
      <text:p text:style-name="P67"><text:s text:c="8"/><text:span text:style-name="T17">if</text:span> ((key == GLFW_KEY_R) &amp;&amp; action == GLFW_PRESS)</text:p>
      <text:p text:style-name="P67"><text:s text:c="8"/>{</text:p>
      <text:p text:style-name="P67"><text:s text:c="16"/><text:span text:style-name="T18">//-----------------------------------------------------------------------------------------------------------------------------------------------------------//</text:span></text:p>
      <text:p text:style-name="P67"><text:s text:c="16"/><text:span text:style-name="T18">// Reload shaders</text:span></text:p>
      <text:p text:style-name="P67"><text:s text:c="16"/><text:span text:style-name="T18">//-----------------------------------------------------------------------------------------------------------------------------------------------------------//</text:span></text:p>
      <text:p text:style-name="P67"><text:s text:c="16"/>myShaders.experimental_reload();</text:p>
      <text:p text:style-name="P67"><text:s text:c="8"/>}</text:p>
      <text:p text:style-name="P67"><text:s text:c="8"/><text:span text:style-name="T17">if</text:span> ((key == GLFW_KEY_LEFT) &amp;&amp; action == GLFW_PRESS)</text:p>
      <text:p text:style-name="P67"><text:s text:c="8"/>{</text:p>
      <text:p text:style-name="P67"><text:s text:c="16"/>x_offset -= 0.05f;</text:p>
      <text:p text:style-name="P67"><text:s text:c="16"/>glUniform2f(myShaders.get_offset_location(), x_offset, y_offset);</text:p>
      <text:p text:style-name="P67"><text:s text:c="8"/>}</text:p>
      <text:p text:style-name="P67"><text:s text:c="8"/><text:span text:style-name="T17">if</text:span> ((key == GLFW_KEY_RIGHT) &amp;&amp; action == GLFW_PRESS)</text:p>
      <text:p text:style-name="P67"><text:s text:c="8"/>{</text:p>
      <text:p text:style-name="P67"><text:s text:c="16"/>x_offset += 0.05f;</text:p>
      <text:p text:style-name="P67"><text:s text:c="16"/>glUniform2f(myShaders.get_offset_location(), x_offset, y_offset);</text:p>
      <text:p text:style-name="P67"><text:s text:c="8"/>}</text:p>
      <text:p text:style-name="P67"><text:s text:c="8"/><text:span text:style-name="T17">if</text:span> ((key == GLFW_KEY_UP) &amp;&amp; action == GLFW_PRESS)</text:p>
      <text:p text:style-name="P67"><text:s text:c="8"/>{</text:p>
      <text:p text:style-name="P67"><text:s text:c="16"/>y_offset += 0.05f;</text:p>
      <text:p text:style-name="P67"><text:s text:c="16"/>glUniform2f(myShaders.get_offset_location(), x_offset, y_offset);</text:p>
      <text:p text:style-name="P67"><text:s text:c="8"/>}</text:p>
      <text:p text:style-name="P67"><text:s text:c="8"/><text:span text:style-name="T17">if</text:span> ((key == GLFW_KEY_DOWN) &amp;&amp; action == GLFW_PRESS)</text:p>
      <text:p text:style-name="P67"><text:s text:c="8"/>{</text:p>
      <text:p text:style-name="P67"><text:s text:c="16"/>y_offset -= 0.05f;</text:p>
      <text:p text:style-name="P67"><text:s text:c="16"/>glUniform2f(myShaders.get_offset_location(), x_offset, y_offset);</text:p>
      <text:p text:style-name="P67"><text:s text:c="8"/>}</text:p>
      <text:p text:style-name="P67">}</text:p>
      <text:p text:style-name="Preformatted_20_Text"/>
      <text:p text:style-name="P67"><text:span text:style-name="T17">static</text:span> <text:span text:style-name="T17">void</text:span> framebuffer_size_callback(GLFWwindow* window, <text:span text:style-name="T17">int</text:span> width, <text:span text:style-name="T17">int</text:span> height)</text:p>
      <text:p text:style-name="P67">{</text:p>
      <text:p text:style-name="P67"><text:s text:c="8"/><text:span text:style-name="T17">glViewport</text:span>(0, 0, width, height);</text:p>
      <text:p text:style-name="P67">}</text:p>
      <text:p text:style-name="Preformatted_20_Text"/>
      <text:p text:style-name="P67"><text:span text:style-name="T17">int</text:span> <text:span text:style-name="T17">main</text:span>(<text:span text:style-name="T17">int</text:span> argc, <text:span text:style-name="T17">char</text:span> <text:span text:style-name="T17">const</text:span> *argv[])</text:p>
      <text:p text:style-name="P67">{</text:p>
      <text:p text:style-name="Preformatted_20_Text"/>
      <text:p text:style-name="P67"><text:s text:c="8"/><text:span text:style-name="T18">// start GL context and O/S window using the GLFW helper library</text:span></text:p>
      <text:p text:style-name="Preformatted_20_Text"/>
      <text:p text:style-name="P67"><text:s text:c="8"/>glfwSetErrorCallback(error_callback);</text:p>
      <text:p text:style-name="P67"><text:s text:c="8"/><text:span text:style-name="T17">if</text:span> (!glfwInit())</text:p>
      <text:p text:style-name="P67"><text:s text:c="16"/><text:span text:style-name="T17">exit</text:span>(EXIT_FAILURE);</text:p>
      <text:p text:style-name="Preformatted_20_Text"/>
      <text:p text:style-name="P67"><text:soft-page-break/><text:s text:c="8"/>GLFWwindow* window = glfwCreateWindow(640, 480, <text:span text:style-name="T19">"Hello Triangle"</text:span>, <text:span text:style-name="T17">NULL</text:span>, <text:span text:style-name="T17">NULL</text:span>);</text:p>
      <text:p text:style-name="P67"><text:s text:c="8"/>glfwSetKeyCallback(window, key_callback);</text:p>
      <text:p text:style-name="P67"><text:s text:c="8"/>glfwSetScrollCallback(window, scroll_callback);</text:p>
      <text:p text:style-name="P67"><text:s text:c="8"/>glfwSetFramebufferSizeCallback(window, framebuffer_size_callback);</text:p>
      <text:p text:style-name="Preformatted_20_Text"/>
      <text:p text:style-name="P67"><text:s text:c="8"/><text:span text:style-name="T17">if</text:span> (!window) {</text:p>
      <text:p text:style-name="P67"><text:s text:c="16"/>glfwTerminate();</text:p>
      <text:p text:style-name="P67"><text:s text:c="16"/><text:span text:style-name="T17">exit</text:span>(EXIT_FAILURE);</text:p>
      <text:p text:style-name="P67"><text:s text:c="8"/>}</text:p>
      <text:p text:style-name="P67"><text:s text:c="8"/>glfwMakeContextCurrent(window);</text:p>
      <text:p text:style-name="Preformatted_20_Text"/>
      <text:p text:style-name="P67"><text:s text:c="8"/><text:span text:style-name="T18">// start GLEW extension handler</text:span></text:p>
      <text:p text:style-name="P67"><text:s text:c="8"/>glewExperimental = GL_TRUE;</text:p>
      <text:p text:style-name="P67"><text:s text:c="8"/>glewInit();</text:p>
      <text:p text:style-name="Preformatted_20_Text"/>
      <text:p text:style-name="P67"><text:s text:c="8"/><text:span text:style-name="T18">//-----------------------------------------------------------------------------------------------------------------------------------------------------------//</text:span></text:p>
      <text:p text:style-name="P67"><text:s text:c="8"/><text:span text:style-name="T18">// Set up geometry, VBO, VAO</text:span></text:p>
      <text:p text:style-name="P67"><text:s text:c="8"/><text:span text:style-name="T18">//-----------------------------------------------------------------------------------------------------------------------------------------------------------//</text:span></text:p>
      <text:p text:style-name="P67"><text:s text:c="8"/><text:span text:style-name="T17">static</text:span> <text:span text:style-name="T17">const</text:span> <text:span text:style-name="T17">GLfloat</text:span> vertex_array[] = {</text:p>
      <text:p text:style-name="P67"><text:s text:c="16"/>-0.5f, -0.5f, -1.0f,</text:p>
      <text:p text:style-name="P67"><text:s text:c="16"/>0.5f, -0.5f, -0.1f,</text:p>
      <text:p text:style-name="P67"><text:s text:c="16"/>-0.5f, 0.5f, -0.0f };</text:p>
      <text:p text:style-name="Preformatted_20_Text"/>
      <text:p text:style-name="P67"><text:s text:c="8"/><text:span text:style-name="T17">GLuint</text:span> VAO;</text:p>
      <text:p text:style-name="P67"><text:s text:c="8"/>glGenVertexArrays(1, &amp;VAO);</text:p>
      <text:p text:style-name="P67"><text:s text:c="8"/>glBindVertexArray(VAO);</text:p>
      <text:p text:style-name="Preformatted_20_Text"/>
      <text:p text:style-name="P67"><text:s text:c="8"/><text:span text:style-name="T17">GLuint</text:span> VBO;</text:p>
      <text:p text:style-name="P67"><text:s text:c="8"/><text:span text:style-name="T17">glGenBuffers</text:span>(1, &amp;VBO);</text:p>
      <text:p text:style-name="P67"><text:s text:c="8"/><text:span text:style-name="T17">glBindBuffer</text:span>(GL_ARRAY_BUFFER, VBO);</text:p>
      <text:p text:style-name="P67"><text:s text:c="8"/><text:span text:style-name="T17">glBufferData</text:span>(GL_ARRAY_BUFFER, <text:span text:style-name="T17">sizeof</text:span>(vertex_array), vertex_array, GL_STATIC_DRAW);</text:p>
      <text:p text:style-name="P67"><text:s text:c="8"/>glEnableVertexAttribArray(0);</text:p>
      <text:p text:style-name="P67"><text:s text:c="8"/>glVertexAttribPointer(</text:p>
      <text:p text:style-name="P67"><text:s text:c="16"/>0,</text:p>
      <text:p text:style-name="P67"><text:s text:c="16"/>3,</text:p>
      <text:p text:style-name="P67"><text:s text:c="16"/>GL_FLOAT,</text:p>
      <text:p text:style-name="P67"><text:s text:c="16"/>GL_FALSE,</text:p>
      <text:p text:style-name="P67"><text:s text:c="16"/>0,</text:p>
      <text:p text:style-name="P67"><text:s text:c="16"/>(<text:span text:style-name="T17">void</text:span>*)0</text:p>
      <text:p text:style-name="P67"><text:s text:c="8"/>);</text:p>
      <text:p text:style-name="Preformatted_20_Text"/>
      <text:p text:style-name="Preformatted_20_Text"/>
      <text:p text:style-name="P67"><text:s text:c="8"/>myShaders.load();</text:p>
      <text:p text:style-name="Preformatted_20_Text"/>
      <text:p text:style-name="P67"><text:s text:c="8"/><text:span text:style-name="T17">while</text:span> (!glfwWindowShouldClose(window))</text:p>
      <text:p text:style-name="P67"><text:s text:c="8"/>{</text:p>
      <text:p text:style-name="P67"><text:s text:c="16"/><text:span text:style-name="T18">// update other events like input handling </text:span></text:p>
      <text:p text:style-name="P67"><text:s text:c="16"/>glfwPollEvents();</text:p>
      <text:p text:style-name="P67"><text:s text:c="16"/><text:span text:style-name="T18">// clear the drawing surface</text:span></text:p>
      <text:p text:style-name="P67"><text:s text:c="16"/><text:span text:style-name="T17">glClear</text:span>(GL_COLOR_BUFFER_BIT | GL_DEPTH_BUFFER_BIT);</text:p>
      <text:p text:style-name="Preformatted_20_Text"/>
      <text:p text:style-name="P67"><text:s text:c="16"/><text:span text:style-name="T18">//-----------------------------------------------------------------------------------------------------------------------------------------------------------//</text:span></text:p>
      <text:p text:style-name="P67"><text:s text:c="16"/><text:span text:style-name="T18">// Issue an appropriate glDraw*() command.</text:span></text:p>
      <text:p text:style-name="P67"><text:s text:c="16"/><text:span text:style-name="T18">//-----------------------------------------------------------------------------------------------------------------------------------------------------------//</text:span></text:p>
      <text:p text:style-name="P67"><text:soft-page-break/><text:s text:c="16"/><text:span text:style-name="T17">glDrawArrays</text:span>(GL_TRIANGLES, 0, 3);</text:p>
      <text:p text:style-name="P67"><text:s text:c="16"/>glfwSwapBuffers(window);</text:p>
      <text:p text:style-name="P67"><text:s text:c="8"/>}</text:p>
      <text:p text:style-name="Preformatted_20_Text"/>
      <text:p text:style-name="P67"><text:s text:c="8"/><text:span text:style-name="T18">// close GL context and any other GLFW resources</text:span></text:p>
      <text:p text:style-name="P67"><text:s text:c="8"/>glfwTerminate();</text:p>
      <text:p text:style-name="P67"><text:s text:c="8"/><text:span text:style-name="T17">exit</text:span>(EXIT_SUCCESS);</text:p>
      <text:p text:style-name="P63"><text:span text:style-name="T20">}</text:span></text:p>
      <text:h text:style-name="P46" text:outline-level="3">Vertex shader</text:h>
      <text:p text:style-name="P59"><text:span text:style-name="T16">#version 400</text:span></text:p>
      <text:p text:style-name="P67">in vec3 vp;</text:p>
      <text:p text:style-name="P67">out vec3 position;</text:p>
      <text:p text:style-name="P67">uniform vec2 position_offset;</text:p>
      <text:p text:style-name="Preformatted_20_Text"/>
      <text:p text:style-name="P67"><text:span text:style-name="T17">void</text:span> <text:span text:style-name="T17">main</text:span> () {</text:p>
      <text:p text:style-name="P67"><text:s text:c="2"/>gl_Position = vec4 (vp, 1.0) + vec4(position_offset, 0, 0);</text:p>
      <text:p text:style-name="P67"><text:s text:c="2"/>position = (vp + vec3(1,1,1)) / 2; <text:s text:c="3"/></text:p>
      <text:p text:style-name="P63"><text:span text:style-name="T20"><text:s/>};</text:span></text:p>
      <text:h text:style-name="P46" text:outline-level="3">Fragment shader</text:h>
      <text:p text:style-name="P59"><text:span text:style-name="T16">#version 400</text:span></text:p>
      <text:p text:style-name="P67">out vec4 frag_colour;</text:p>
      <text:p text:style-name="P67">in vec3 position;</text:p>
      <text:p text:style-name="P67">uniform <text:span text:style-name="T17">float</text:span> modifier;</text:p>
      <text:p text:style-name="P67"><text:span text:style-name="T17">void</text:span> <text:span text:style-name="T17">main</text:span> () {</text:p>
      <text:p text:style-name="P67"><text:s text:c="2"/>frag_colour = vec4 (position, 1.0) + vec4(0, 0, modifier, 0) ;</text:p>
      <text:p text:style-name="P64">}</text:p>
      <text:h text:style-name="P58" text:outline-level="2"><text:span text:style-name="T15">Uppgift 1.5</text:span></text:h>
      <text:h text:style-name="P46" text:outline-level="3">C++</text:h>
      <text:p text:style-name="P62">/* include statements */</text:p>
      <text:p text:style-name="Preformatted_20_Text"/>
      <text:p text:style-name="P67">Shaders myShaders(<text:span text:style-name="T19">"../lab1-5_vs.glsl"</text:span>, <text:span text:style-name="T19">"../lab1-5_fs.glsl"</text:span>);</text:p>
      <text:p text:style-name="Preformatted_20_Text"/>
      <text:p text:style-name="P67"><text:span text:style-name="T17">static</text:span> <text:span text:style-name="T17">void</text:span> error_callback(<text:span text:style-name="T17">int</text:span> error, <text:span text:style-name="T17">const</text:span> <text:span text:style-name="T17">char</text:span>* description)</text:p>
      <text:p text:style-name="P67">{</text:p>
      <text:p text:style-name="P67"><text:s text:c="4"/>std::<text:span text:style-name="T17">cerr</text:span> &lt;&lt; description;</text:p>
      <text:p text:style-name="P67">}</text:p>
      <text:p text:style-name="Preformatted_20_Text"/>
      <text:p text:style-name="P67"><text:span text:style-name="T17">static</text:span> <text:span text:style-name="T17">void</text:span> key_callback(GLFWwindow* window, <text:span text:style-name="T17">int</text:span> key, <text:span text:style-name="T17">int</text:span> scancode, <text:span text:style-name="T17">int</text:span> action, <text:span text:style-name="T17">int</text:span> mods)</text:p>
      <text:p text:style-name="P67">{</text:p>
      <text:p text:style-name="P67"><text:s text:c="4"/><text:span text:style-name="T17">if</text:span> ((key == GLFW_KEY_ESCAPE || key == GLFW_KEY_Q) &amp;&amp; action == GLFW_PRESS)</text:p>
      <text:p text:style-name="P67"><text:s text:c="8"/>glfwSetWindowShouldClose(window, GL_TRUE);</text:p>
      <text:p text:style-name="P67"><text:s text:c="4"/></text:p>
      <text:p text:style-name="P67"><text:s text:c="8"/><text:span text:style-name="T17">if</text:span> ((key == GLFW_KEY_R) &amp;&amp; action == GLFW_PRESS)</text:p>
      <text:p text:style-name="P67"><text:s text:c="8"/>{</text:p>
      <text:p text:style-name="P67"><text:s text:c="16"/><text:span text:style-name="T18">//-----------------------------------------------------------------------------------------------------------------------------------------------------------//</text:span></text:p>
      <text:p text:style-name="P67"><text:s text:c="16"/><text:span text:style-name="T18">// Reload shaders</text:span></text:p>
      <text:p text:style-name="P67"><text:s text:c="16"/><text:span text:style-name="T18">//-----------------------------------------------------------------------------------------------------------------------------------------------------------//</text:span></text:p>
      <text:p text:style-name="P67"><text:s text:c="16"/>myShaders.experimental_reload();</text:p>
      <text:p text:style-name="P67"><text:soft-page-break/><text:s text:c="8"/>}</text:p>
      <text:p text:style-name="P67">}</text:p>
      <text:p text:style-name="P67"><text:span text:style-name="T17">static</text:span> <text:span text:style-name="T17">void</text:span> framebuffer_size_callback(GLFWwindow* window, <text:span text:style-name="T17">int</text:span> width, <text:span text:style-name="T17">int</text:span> height)</text:p>
      <text:p text:style-name="P67">{</text:p>
      <text:p text:style-name="P67"><text:s text:c="4"/><text:span text:style-name="T17">glViewport</text:span>(0, 0, width, height);</text:p>
      <text:p text:style-name="P67">}</text:p>
      <text:p text:style-name="Preformatted_20_Text"/>
      <text:p text:style-name="P67"><text:span text:style-name="T17">int</text:span> <text:span text:style-name="T17">main</text:span>(<text:span text:style-name="T17">int</text:span> argc, <text:span text:style-name="T17">char</text:span> <text:span text:style-name="T17">const</text:span> *argv[])</text:p>
      <text:p text:style-name="P67">{</text:p>
      <text:p text:style-name="P67"><text:s text:c="2"/><text:span text:style-name="T18">// start GL context and O/S window using the GLFW helper library</text:span></text:p>
      <text:p text:style-name="P67"><text:s text:c="2"/></text:p>
      <text:p text:style-name="P67"><text:s text:c="2"/>glfwSetErrorCallback(error_callback);</text:p>
      <text:p text:style-name="P67"><text:s text:c="2"/><text:span text:style-name="T17">if</text:span>( !glfwInit() )</text:p>
      <text:p text:style-name="P67"><text:s text:c="4"/><text:span text:style-name="T17">exit</text:span>(EXIT_FAILURE);</text:p>
      <text:p text:style-name="P67"><text:s text:c="2"/></text:p>
      <text:p text:style-name="P67"><text:s text:c="2"/>GLFWwindow* window = glfwCreateWindow (640, 480, <text:span text:style-name="T19">"Hello Icosahedron"</text:span>, <text:span text:style-name="T17">NULL</text:span>, <text:span text:style-name="T17">NULL</text:span>);</text:p>
      <text:p text:style-name="P67"><text:s text:c="2"/>glfwSetKeyCallback(window, key_callback);</text:p>
      <text:p text:style-name="P67"><text:s text:c="2"/>glfwSetFramebufferSizeCallback(window, framebuffer_size_callback);</text:p>
      <text:p text:style-name="P67"><text:s text:c="8"/></text:p>
      <text:p text:style-name="P67"><text:s text:c="2"/><text:span text:style-name="T17">if</text:span> (!window) {</text:p>
      <text:p text:style-name="P67"><text:s text:c="8"/>glfwTerminate();</text:p>
      <text:p text:style-name="P67"><text:s text:c="8"/><text:span text:style-name="T17">exit</text:span>(EXIT_FAILURE);</text:p>
      <text:p text:style-name="P67"><text:s text:c="8"/>}</text:p>
      <text:p text:style-name="P67"><text:s text:c="2"/>glfwMakeContextCurrent (window);</text:p>
      <text:p text:style-name="P67"><text:s text:c="34"/></text:p>
      <text:p text:style-name="P67"><text:s text:c="2"/><text:span text:style-name="T18">// start GLEW extension handler</text:span></text:p>
      <text:p text:style-name="P67"><text:s text:c="2"/>glewExperimental = GL_TRUE;</text:p>
      <text:p text:style-name="P67"><text:s text:c="2"/>glewInit ();</text:p>
      <text:p text:style-name="Preformatted_20_Text"/>
      <text:p text:style-name="P66">//-----------------------------------------------------------------------------------------------------------------------------------------------------------//</text:p>
      <text:p text:style-name="P66">// Set up geometry, VBO, EBO, VAO</text:p>
      <text:p text:style-name="P66">//-----------------------------------------------------------------------------------------------------------------------------------------------------------//</text:p>
      <text:p text:style-name="Preformatted_20_Text"/>
      <text:p text:style-name="P67"><text:s text:c="2"/><text:span text:style-name="T17">float</text:span> t = (1.0f + sqrtf(5.0f))*0.25f;</text:p>
      <text:p text:style-name="P67"><text:s text:c="2"/><text:span text:style-name="T17">float</text:span> points[] = {</text:p>
      <text:p text:style-name="P67"><text:s text:c="10"/><text:span text:style-name="T18">// An icosahedron has 12 vertices</text:span></text:p>
      <text:p text:style-name="P67"><text:s text:c="10"/>-0.5, t, 0,</text:p>
      <text:p text:style-name="P67"><text:s text:c="10"/>0.5, t, 0,</text:p>
      <text:p text:style-name="P67"><text:s text:c="10"/>-0.5, -t, 0,</text:p>
      <text:p text:style-name="P67"><text:s text:c="10"/>0.5, -t, 0,</text:p>
      <text:p text:style-name="P67"><text:s text:c="10"/>0, -0.5, t,</text:p>
      <text:p text:style-name="P67"><text:s text:c="10"/>0, 0.5, t,</text:p>
      <text:p text:style-name="P67"><text:s text:c="10"/>0, -0.5, -t,</text:p>
      <text:p text:style-name="P67"><text:s text:c="10"/>0, 0.5, -t,</text:p>
      <text:p text:style-name="P67"><text:s text:c="10"/>t, 0, -0.5,</text:p>
      <text:p text:style-name="P67"><text:s text:c="10"/>t, 0, 0.5,</text:p>
      <text:p text:style-name="P67"><text:s text:c="10"/>-t, 0, -0.5,</text:p>
      <text:p text:style-name="P67"><text:s text:c="10"/>-t, 0, 0.5</text:p>
      <text:p text:style-name="P67"><text:s text:c="2"/>};</text:p>
      <text:p text:style-name="Preformatted_20_Text"/>
      <text:p text:style-name="P67"><text:s text:c="2"/><text:span text:style-name="T17">unsigned</text:span> <text:span text:style-name="T17">short</text:span> faces[] = {</text:p>
      <text:p text:style-name="P67"><text:s text:c="10"/><text:span text:style-name="T18">// ... and 20 triangular faces, defined by these vertex indices:</text:span></text:p>
      <text:p text:style-name="P67"><text:s text:c="10"/>0, 11, 5,</text:p>
      <text:p text:style-name="P67"><text:s text:c="10"/>0, 5, 1,</text:p>
      <text:p text:style-name="P67"><text:s text:c="10"/>0, 1, 7,</text:p>
      <text:p text:style-name="P67"><text:s text:c="10"/>0, 7, 10,</text:p>
      <text:p text:style-name="P67"><text:s text:c="10"/>0, 10, 11,</text:p>
      <text:p text:style-name="P67"><text:s text:c="10"/>1, 5, 9,</text:p>
      <text:p text:style-name="P67"><text:s text:c="10"/>5, 11, 4,</text:p>
      <text:p text:style-name="P67"><text:s text:c="10"/>11, 10, 2,</text:p>
      <text:p text:style-name="P67"><text:s text:c="10"/>10, 7, 6,</text:p>
      <text:p text:style-name="P67"><text:soft-page-break/><text:s text:c="10"/>7, 1, 8,</text:p>
      <text:p text:style-name="P67"><text:s text:c="10"/>3, 9, 4,</text:p>
      <text:p text:style-name="P67"><text:s text:c="10"/>3, 4, 2,</text:p>
      <text:p text:style-name="P67"><text:s text:c="10"/>3, 2, 6,</text:p>
      <text:p text:style-name="P67"><text:s text:c="10"/>3, 6, 8,</text:p>
      <text:p text:style-name="P67"><text:s text:c="10"/>3, 8, 9,</text:p>
      <text:p text:style-name="P67"><text:s text:c="10"/>4, 9, 5,</text:p>
      <text:p text:style-name="P67"><text:s text:c="10"/>2, 4, 11,</text:p>
      <text:p text:style-name="P67"><text:s text:c="10"/>6, 2, 10,</text:p>
      <text:p text:style-name="P67"><text:s text:c="10"/>8, 6, 7,</text:p>
      <text:p text:style-name="P67"><text:s text:c="10"/>9, 8, 1</text:p>
      <text:p text:style-name="P67"><text:s text:c="2"/>};</text:p>
      <text:p text:style-name="Preformatted_20_Text"/>
      <text:p text:style-name="P67"><text:s text:c="2"/><text:span text:style-name="T17">GLuint</text:span> VAO;</text:p>
      <text:p text:style-name="P67"><text:s text:c="2"/>glGenVertexArrays(1, &amp;VAO);</text:p>
      <text:p text:style-name="P67"><text:s text:c="2"/>glBindVertexArray(VAO);</text:p>
      <text:p text:style-name="Preformatted_20_Text"/>
      <text:p text:style-name="P67"><text:s text:c="2"/><text:span text:style-name="T17">GLuint</text:span> VBO;</text:p>
      <text:p text:style-name="P67"><text:s text:c="2"/><text:span text:style-name="T17">glGenBuffers</text:span>(1, &amp;VBO);</text:p>
      <text:p text:style-name="P67"><text:s text:c="2"/><text:span text:style-name="T17">glBindBuffer</text:span>(GL_ARRAY_BUFFER, VBO);</text:p>
      <text:p text:style-name="P67"><text:s text:c="2"/><text:span text:style-name="T17">glBufferData</text:span>(GL_ARRAY_BUFFER, <text:span text:style-name="T17">sizeof</text:span>(points), points, GL_STATIC_DRAW);</text:p>
      <text:p text:style-name="P67"><text:s text:c="2"/>glEnableVertexAttribArray(0);</text:p>
      <text:p text:style-name="P67"><text:s text:c="2"/>glVertexAttribPointer(</text:p>
      <text:p text:style-name="P67"><text:s text:c="10"/>0,</text:p>
      <text:p text:style-name="P67"><text:s text:c="10"/>3,</text:p>
      <text:p text:style-name="P67"><text:s text:c="10"/>GL_FLOAT,</text:p>
      <text:p text:style-name="P67"><text:s text:c="10"/>GL_FALSE,</text:p>
      <text:p text:style-name="P67"><text:s text:c="10"/>0,</text:p>
      <text:p text:style-name="P67"><text:s text:c="10"/>(<text:span text:style-name="T17">void</text:span>*)0</text:p>
      <text:p text:style-name="P67"><text:s text:c="2"/>);</text:p>
      <text:p text:style-name="Preformatted_20_Text"/>
      <text:p text:style-name="P67"><text:s text:c="2"/><text:span text:style-name="T17">GLuint</text:span> EBO;</text:p>
      <text:p text:style-name="P67"><text:s text:c="2"/><text:span text:style-name="T17">glGenBuffers</text:span>(1, &amp;EBO);</text:p>
      <text:p text:style-name="P67"><text:s text:c="2"/><text:span text:style-name="T17">glBindBuffer</text:span>(GL_ELEMENT_ARRAY_BUFFER, EBO);</text:p>
      <text:p text:style-name="P67"><text:s text:c="2"/><text:span text:style-name="T17">glBufferData</text:span>(GL_ELEMENT_ARRAY_BUFFER, <text:span text:style-name="T17">sizeof</text:span>(faces), faces, GL_STATIC_DRAW);</text:p>
      <text:p text:style-name="P67"><text:s text:c="2"/></text:p>
      <text:p text:style-name="Preformatted_20_Text"/>
      <text:p text:style-name="P66">//-----------------------------------------------------------------------------------------------------------------------------------------------------------//</text:p>
      <text:p text:style-name="P66">// load and compile shaders <text:s/>"../lab1-5_vs.glsl" and "../lab1-5_fs.glsl"</text:p>
      <text:p text:style-name="P66">//-----------------------------------------------------------------------------------------------------------------------------------------------------------//</text:p>
      <text:p text:style-name="P66">//-----------------------------------------------------------------------------------------------------------------------------------------------------------//</text:p>
      <text:p text:style-name="P66">// attach and link vertex and fragment shaders into a shader program</text:p>
      <text:p text:style-name="P66">//-----------------------------------------------------------------------------------------------------------------------------------------------------------//</text:p>
      <text:p text:style-name="P67"><text:s text:c="2"/>myShaders.load();</text:p>
      <text:p text:style-name="Preformatted_20_Text"/>
      <text:p text:style-name="P67"><text:s text:c="2"/><text:span text:style-name="T17">while</text:span> (!glfwWindowShouldClose (window)) </text:p>
      <text:p text:style-name="P67"><text:s text:c="2"/>{</text:p>
      <text:p text:style-name="Preformatted_20_Text"/>
      <text:p text:style-name="P67"><text:s text:c="4"/><text:span text:style-name="T18">// update other events like input handling </text:span></text:p>
      <text:p text:style-name="P67"><text:s text:c="4"/>glfwPollEvents ();</text:p>
      <text:p text:style-name="P67"><text:s text:c="4"/></text:p>
      <text:p text:style-name="P67"><text:s text:c="4"/><text:span text:style-name="T18">// clear the drawing surface</text:span></text:p>
      <text:p text:style-name="P67"><text:s text:c="4"/><text:span text:style-name="T17">glClear</text:span> (GL_COLOR_BUFFER_BIT | GL_DEPTH_BUFFER_BIT);</text:p>
      <text:p text:style-name="Preformatted_20_Text"/>
      <text:p text:style-name="P66">//-----------------------------------------------------------------------------------------------------------------------------------------------------------//</text:p>
      <text:p text:style-name="P66">// Issue an appropriate glDraw*() command.</text:p>
      <text:p text:style-name="P66">//-----------------------------------------------------------------------------------------------------------------------------------------------------------//</text:p>
      <text:p text:style-name="P67"><text:s text:c="8"/><text:span text:style-name="T17">glDrawElements</text:span>(</text:p>
      <text:p text:style-name="P67"><text:soft-page-break/><text:s text:c="16"/>GL_TRIANGLES,</text:p>
      <text:p text:style-name="P67"><text:s text:c="16"/><text:span text:style-name="T17">sizeof</text:span>(faces) / <text:span text:style-name="T17">sizeof</text:span>(faces[0]),</text:p>
      <text:p text:style-name="P67"><text:s text:c="16"/>GL_UNSIGNED_SHORT,</text:p>
      <text:p text:style-name="P67"><text:s text:c="16"/>(<text:span text:style-name="T17">void</text:span>*)0</text:p>
      <text:p text:style-name="P67"><text:s text:c="8"/>);</text:p>
      <text:p text:style-name="P67"><text:s text:c="4"/>glfwSwapBuffers (window);</text:p>
      <text:p text:style-name="P67"><text:s text:c="2"/>}</text:p>
      <text:p text:style-name="Preformatted_20_Text"/>
      <text:p text:style-name="P67"><text:s text:c="2"/><text:span text:style-name="T18">// close GL context and any other GLFW resources</text:span></text:p>
      <text:p text:style-name="P67"><text:s text:c="2"/>glfwTerminate();</text:p>
      <text:p text:style-name="P67"><text:s text:c="2"/><text:span text:style-name="T17">exit</text:span>(EXIT_SUCCESS);</text:p>
      <text:p text:style-name="P63"><text:span text:style-name="T20">}</text:span></text:p>
      <text:h text:style-name="P46" text:outline-level="3">Vertex shader</text:h>
      <text:p text:style-name="P59"><text:span text:style-name="T16">#version 400</text:span></text:p>
      <text:p text:style-name="P67">in vec3 vp;</text:p>
      <text:p text:style-name="P67">out vec3 position;</text:p>
      <text:p text:style-name="Preformatted_20_Text"/>
      <text:p text:style-name="P67"><text:span text:style-name="T17">void</text:span> <text:span text:style-name="T17">main</text:span> () {</text:p>
      <text:p text:style-name="P67"><text:s text:c="2"/>gl_Position = vec4 (vec3(vp), 1.0);</text:p>
      <text:p text:style-name="P67"><text:s text:c="2"/>position = vp;</text:p>
      <text:p text:style-name="P63"><text:span text:style-name="T20">};</text:span></text:p>
      <text:h text:style-name="P46" text:outline-level="3">Fragment shader</text:h>
      <text:p text:style-name="P59"><text:span text:style-name="T16">#version 400</text:span></text:p>
      <text:p text:style-name="P67">out vec4 frag_colour;</text:p>
      <text:p text:style-name="P67">in vec3 position;</text:p>
      <text:p text:style-name="Preformatted_20_Text"/>
      <text:p text:style-name="P67">vec3 hsv2rgb(vec3 c)</text:p>
      <text:p text:style-name="P67">{</text:p>
      <text:p text:style-name="P67"><text:s text:c="4"/>vec4 K = vec4(1.0, 2.0 / 3.0, 1.0 / 3.0, 3.0);</text:p>
      <text:p text:style-name="P67"><text:s text:c="4"/>vec3 p = <text:span text:style-name="T17">abs</text:span>(fract(c.xxx + K.xyz) * 6.0 - K.www);</text:p>
      <text:p text:style-name="P67"><text:s text:c="4"/><text:span text:style-name="T17">return</text:span> c.z * mix(K.xxx, clamp(p - K.xxx, 0.0, 1.0), c.y);</text:p>
      <text:p text:style-name="P67">}</text:p>
      <text:p text:style-name="Preformatted_20_Text"/>
      <text:p text:style-name="P67"><text:span text:style-name="T17">void</text:span> <text:span text:style-name="T17">main</text:span> () {</text:p>
      <text:p text:style-name="Preformatted_20_Text"/>
      <text:p text:style-name="P67"><text:s text:c="8"/>frag_colour = vec4(-position.z);</text:p>
      <text:p text:style-name="P63"><text:span text:style-name="T20">}</text:span></text:p>
      <text:h text:style-name="P57" text:outline-level="2">Uppgift 1.6</text:h>
      <text:h text:style-name="P46" text:outline-level="3">C++</text:h>
      <text:p text:style-name="P62">/* include statements */</text:p>
      <text:p text:style-name="Preformatted_20_Text"/>
      <text:p text:style-name="P66">//-----------------------------------------------------------------------------------------------------------------------------------------------------------//</text:p>
      <text:p text:style-name="P66">// You can store the rotation angles here, for example</text:p>
      <text:p text:style-name="P66">//-----------------------------------------------------------------------------------------------------------------------------------------------------------//</text:p>
      <text:p text:style-name="P67"><text:span text:style-name="T17">float</text:span> g_rotation[2] = { 0, 0 };</text:p>
      <text:p text:style-name="Preformatted_20_Text"/>
      <text:p text:style-name="P67">Shaders myShaders(<text:span text:style-name="T19">"../lab1-6_vs.glsl"</text:span>, <text:span text:style-name="T19">"../lab1-6_fs.glsl"</text:span>);</text:p>
      <text:p text:style-name="Preformatted_20_Text"/>
      <text:p text:style-name="Preformatted_20_Text"/>
      <text:p text:style-name="P67"><text:span text:style-name="T17">void</text:span> MUL_4x4 (<text:span text:style-name="T17">float</text:span> (*C)[4], <text:span text:style-name="T17">const</text:span> <text:span text:style-name="T17">float</text:span> (*A)[4], <text:span text:style-name="T17">const</text:span> <text:span text:style-name="T17">float</text:span> (*B)[4])</text:p>
      <text:p text:style-name="P67">{</text:p>
      <text:p text:style-name="P67"><text:soft-page-break/><text:s text:c="2"/><text:span text:style-name="T18">//computes C = A x B</text:span></text:p>
      <text:p text:style-name="P67"><text:s text:c="8"/><text:span text:style-name="T17">for</text:span> (<text:span text:style-name="T17">int</text:span> i = 0; i &lt; 4; ++i)</text:p>
      <text:p text:style-name="P67"><text:s text:c="8"/>{</text:p>
      <text:p text:style-name="P67"><text:s text:c="16"/><text:span text:style-name="T17">for</text:span> (<text:span text:style-name="T17">int</text:span> j = 0; j &lt; 4; ++j)</text:p>
      <text:p text:style-name="P67"><text:s text:c="16"/>{</text:p>
      <text:p text:style-name="P67"><text:s text:c="24"/><text:span text:style-name="T17">float</text:span> sum = 0;</text:p>
      <text:p text:style-name="P67"><text:s text:c="24"/><text:span text:style-name="T17">for</text:span> (<text:span text:style-name="T17">int</text:span> k = 0; k &lt; 4; ++k)</text:p>
      <text:p text:style-name="P67"><text:s text:c="24"/>{</text:p>
      <text:p text:style-name="P67"><text:s text:c="32"/>sum += A[i][k] * B[k][j];</text:p>
      <text:p text:style-name="P67"><text:s text:c="24"/>}</text:p>
      <text:p text:style-name="P67"><text:s text:c="24"/>C[i][j] = sum;</text:p>
      <text:p text:style-name="P67"><text:s text:c="16"/>} <text:s text:c="6"/></text:p>
      <text:p text:style-name="P67"><text:s text:c="8"/>}</text:p>
      <text:p text:style-name="P67">}</text:p>
      <text:p text:style-name="Preformatted_20_Text"/>
      <text:p text:style-name="P67"><text:span text:style-name="T17">void</text:span> invertMatrix (<text:span text:style-name="T17">float</text:span> (*C)[4], <text:span text:style-name="T17">const</text:span> <text:span text:style-name="T17">float</text:span> (*A)[4])</text:p>
      <text:p text:style-name="P67">{</text:p>
      <text:p text:style-name="P67"><text:s text:c="2"/><text:span text:style-name="T18">//computes C = A^(-1) for a transformation matrix</text:span></text:p>
      <text:p text:style-name="P67"><text:s text:c="2"/></text:p>
      <text:p text:style-name="P67"><text:s text:c="2"/><text:span text:style-name="T18">//The rotation part can be inverted separately from the translation part</text:span></text:p>
      <text:p text:style-name="P67"><text:s text:c="2"/><text:span text:style-name="T18">//and the last row is the same</text:span></text:p>
      <text:p text:style-name="P67"><text:s text:c="8"/></text:p>
      <text:p text:style-name="P67"><text:s text:c="8"/><text:span text:style-name="T17">for</text:span> (<text:span text:style-name="T17">int</text:span> i = 0; i &lt; 3; ++i)</text:p>
      <text:p text:style-name="P67"><text:s text:c="8"/>{</text:p>
      <text:p text:style-name="P67"><text:s text:c="16"/><text:span text:style-name="T17">for</text:span> (<text:span text:style-name="T17">int</text:span> j = 0; j &lt; 3; ++j)</text:p>
      <text:p text:style-name="P67"><text:s text:c="16"/>{</text:p>
      <text:p text:style-name="P67"><text:s text:c="24"/>C[j][i] = A[i][j];</text:p>
      <text:p text:style-name="P67"><text:s text:c="16"/>}</text:p>
      <text:p text:style-name="P67"><text:s text:c="8"/>}</text:p>
      <text:p text:style-name="P67"><text:s text:c="8"/><text:span text:style-name="T17">for</text:span> (<text:span text:style-name="T17">int</text:span> i = 0; i &lt; 4; ++i)</text:p>
      <text:p text:style-name="P67"><text:s text:c="8"/>{</text:p>
      <text:p text:style-name="P67"><text:s text:c="16"/>C[i][3] = A[i][3] * -1;</text:p>
      <text:p text:style-name="P67"><text:s text:c="16"/>C[3][i] = A[3][i];</text:p>
      <text:p text:style-name="P67"><text:s text:c="8"/>}</text:p>
      <text:p text:style-name="P67">}</text:p>
      <text:p text:style-name="Preformatted_20_Text"/>
      <text:p text:style-name="Preformatted_20_Text"/>
      <text:p text:style-name="P67"><text:span text:style-name="T17">void</text:span> checkShaderCompileError(<text:span text:style-name="T17">GLint</text:span> shaderID)</text:p>
      <text:p text:style-name="P67">{</text:p>
      <text:p text:style-name="P67"><text:s text:c="2"/><text:span text:style-name="T17">GLint</text:span> isCompiled = 0;</text:p>
      <text:p text:style-name="P67"><text:s text:c="2"/>glGetShaderiv(shaderID, GL_COMPILE_STATUS, &amp;isCompiled);</text:p>
      <text:p text:style-name="P67"><text:s/></text:p>
      <text:p text:style-name="P67"><text:s text:c="2"/><text:span text:style-name="T17">if</text:span>(isCompiled == GL_FALSE)</text:p>
      <text:p text:style-name="P67"><text:s text:c="2"/>{</text:p>
      <text:p text:style-name="P67"><text:s text:c="4"/><text:span text:style-name="T17">GLint</text:span> maxLength = 0;</text:p>
      <text:p text:style-name="P67"><text:s text:c="4"/>glGetShaderiv(shaderID, GL_INFO_LOG_LENGTH, &amp;maxLength);</text:p>
      <text:p text:style-name="Preformatted_20_Text"/>
      <text:p text:style-name="P67"><text:s text:c="4"/><text:span text:style-name="T18">// The maxLength includes the NULL character</text:span></text:p>
      <text:p text:style-name="P67"><text:s text:c="4"/>std::<text:span text:style-name="T17">string</text:span> errorLog;</text:p>
      <text:p text:style-name="P67"><text:s text:c="4"/>errorLog.resize(maxLength);</text:p>
      <text:p text:style-name="P67"><text:s text:c="4"/>glGetShaderInfoLog(shaderID, maxLength, &amp;maxLength, &amp;errorLog[0]);</text:p>
      <text:p text:style-name="Preformatted_20_Text"/>
      <text:p text:style-name="P67"><text:s text:c="4"/>std::<text:span text:style-name="T17">cout</text:span> &lt;&lt; <text:span text:style-name="T19">"shader compilation failed:"</text:span> &lt;&lt; std::<text:span text:style-name="T17">endl</text:span>;</text:p>
      <text:p text:style-name="P67"><text:s text:c="4"/>std::<text:span text:style-name="T17">cout</text:span> &lt;&lt; errorLog &lt;&lt; std::<text:span text:style-name="T17">endl</text:span>;</text:p>
      <text:p text:style-name="P67"><text:s text:c="4"/><text:span text:style-name="T17">return</text:span>;</text:p>
      <text:p text:style-name="P67"><text:s text:c="2"/>}</text:p>
      <text:p text:style-name="P67"><text:s text:c="2"/><text:span text:style-name="T17">else</text:span></text:p>
      <text:p text:style-name="P67"><text:s text:c="4"/>std::<text:span text:style-name="T17">cout</text:span> &lt;&lt; <text:span text:style-name="T19">"shader compilation success."</text:span> &lt;&lt; std::<text:span text:style-name="T17">endl</text:span>;</text:p>
      <text:p text:style-name="P67"><text:s text:c="4"/></text:p>
      <text:p text:style-name="P67"><text:s text:c="2"/><text:span text:style-name="T17">return</text:span>;</text:p>
      <text:p text:style-name="P67">}</text:p>
      <text:p text:style-name="Preformatted_20_Text"/>
      <text:p text:style-name="Preformatted_20_Text"/>
      <text:p text:style-name="Preformatted_20_Text"/>
      <text:p text:style-name="P67"><text:soft-page-break/><text:s text:c="2"/></text:p>
      <text:p text:style-name="P67"><text:span text:style-name="T17">static</text:span> <text:span text:style-name="T17">void</text:span> error_callback(<text:span text:style-name="T17">int</text:span> error, <text:span text:style-name="T17">const</text:span> <text:span text:style-name="T17">char</text:span>* description)</text:p>
      <text:p text:style-name="P67">{</text:p>
      <text:p text:style-name="P67"><text:s text:c="4"/>std::<text:span text:style-name="T17">cerr</text:span> &lt;&lt; description;</text:p>
      <text:p text:style-name="P67">}</text:p>
      <text:p text:style-name="Preformatted_20_Text"/>
      <text:p text:style-name="P67"><text:span text:style-name="T17">static</text:span> <text:span text:style-name="T17">void</text:span> key_callback(GLFWwindow* window, <text:span text:style-name="T17">int</text:span> key, <text:span text:style-name="T17">int</text:span> scancode, <text:span text:style-name="T17">int</text:span> action, <text:span text:style-name="T17">int</text:span> mods)</text:p>
      <text:p text:style-name="P67">{</text:p>
      <text:p text:style-name="P67"><text:s text:c="4"/><text:span text:style-name="T17">if</text:span> ((key == GLFW_KEY_ESCAPE || key == GLFW_KEY_Q) &amp;&amp; action == GLFW_PRESS)</text:p>
      <text:p text:style-name="P67"><text:s text:c="8"/>glfwSetWindowShouldClose(window, GL_TRUE);</text:p>
      <text:p text:style-name="P67"><text:s text:c="4"/></text:p>
      <text:p text:style-name="P67"><text:s text:c="8"/><text:span text:style-name="T17">if</text:span> ((key == GLFW_KEY_R) &amp;&amp; action == GLFW_PRESS)</text:p>
      <text:p text:style-name="P67"><text:s text:c="8"/>{</text:p>
      <text:p text:style-name="P67"><text:s text:c="16"/><text:span text:style-name="T18">//-----------------------------------------------------------------------------------------------------------------------------------------------------------//</text:span></text:p>
      <text:p text:style-name="P67"><text:s text:c="16"/><text:span text:style-name="T18">// Reload shaders</text:span></text:p>
      <text:p text:style-name="P67"><text:s text:c="16"/><text:span text:style-name="T18">//-----------------------------------------------------------------------------------------------------------------------------------------------------------//</text:span></text:p>
      <text:p text:style-name="P67"><text:s text:c="16"/>myShaders.experimental_reload();</text:p>
      <text:p text:style-name="P67"><text:s text:c="8"/>}</text:p>
      <text:p text:style-name="Preformatted_20_Text"/>
      <text:p text:style-name="P66">//-----------------------------------------------------------------------------------------------------------------------------------------------------------//</text:p>
      <text:p text:style-name="P66">// Update rotation angle here, for example</text:p>
      <text:p text:style-name="P66">//-----------------------------------------------------------------------------------------------------------------------------------------------------------//</text:p>
      <text:p text:style-name="Preformatted_20_Text"/>
      <text:p text:style-name="P67"><text:s text:c="8"/><text:span text:style-name="T17">if</text:span> ((key == GLFW_KEY_RIGHT) &amp;&amp; ((action == GLFW_PRESS) || action == GLFW_REPEAT))</text:p>
      <text:p text:style-name="P67"><text:s text:c="8"/>{</text:p>
      <text:p text:style-name="P67"><text:s text:c="16"/>g_rotation[1] += 0.10;</text:p>
      <text:p text:style-name="P67"><text:s text:c="4"/>}</text:p>
      <text:p text:style-name="P67"><text:s text:c="8"/><text:span text:style-name="T17">if</text:span> ((key == GLFW_KEY_LEFT) &amp;&amp; ((action == GLFW_PRESS) || action == GLFW_REPEAT))</text:p>
      <text:p text:style-name="P67"><text:s text:c="8"/>{</text:p>
      <text:p text:style-name="P67"><text:s text:c="16"/>g_rotation[1] -= 0.10;</text:p>
      <text:p text:style-name="P67"><text:s text:c="8"/>}</text:p>
      <text:p text:style-name="P67"><text:s text:c="8"/><text:span text:style-name="T17">if</text:span> ((key == GLFW_KEY_UP) &amp;&amp; ((action == GLFW_PRESS) || action == GLFW_REPEAT))</text:p>
      <text:p text:style-name="P67"><text:s text:c="8"/>{</text:p>
      <text:p text:style-name="P67"><text:s text:c="16"/>g_rotation[0] += 0.10;</text:p>
      <text:p text:style-name="P67"><text:s text:c="8"/>}</text:p>
      <text:p text:style-name="P67"><text:s text:c="8"/><text:span text:style-name="T17">if</text:span> ((key == GLFW_KEY_DOWN) &amp;&amp; ((action == GLFW_PRESS) || action == GLFW_REPEAT))</text:p>
      <text:p text:style-name="P67"><text:s text:c="8"/>{</text:p>
      <text:p text:style-name="P67"><text:s text:c="16"/>g_rotation[0] -= 0.10;</text:p>
      <text:p text:style-name="P67"><text:s text:c="8"/>}</text:p>
      <text:p text:style-name="P67">}</text:p>
      <text:p text:style-name="Preformatted_20_Text"/>
      <text:p text:style-name="P67"><text:span text:style-name="T17">static</text:span> <text:span text:style-name="T17">void</text:span> framebuffer_size_callback(GLFWwindow* window, <text:span text:style-name="T17">int</text:span> width, <text:span text:style-name="T17">int</text:span> height)</text:p>
      <text:p text:style-name="P67">{</text:p>
      <text:p text:style-name="P67"><text:s text:c="4"/><text:span text:style-name="T17">glViewport</text:span>(0, 0, width, height);</text:p>
      <text:p text:style-name="P67">}</text:p>
      <text:p text:style-name="Preformatted_20_Text"/>
      <text:p text:style-name="Preformatted_20_Text"/>
      <text:p text:style-name="P67"><text:span text:style-name="T17">int</text:span> <text:span text:style-name="T17">main</text:span>(<text:span text:style-name="T17">int</text:span> argc, <text:span text:style-name="T17">char</text:span> <text:span text:style-name="T17">const</text:span> *argv[])</text:p>
      <text:p text:style-name="P67">{</text:p>
      <text:p text:style-name="P67"><text:s text:c="2"/><text:span text:style-name="T18">// start GL context and O/S window using the GLFW helper library</text:span></text:p>
      <text:p text:style-name="P67"><text:s text:c="2"/></text:p>
      <text:p text:style-name="P67"><text:s text:c="2"/>glfwSetErrorCallback(error_callback);</text:p>
      <text:p text:style-name="P67"><text:s text:c="2"/><text:span text:style-name="T17">if</text:span>( !glfwInit() )</text:p>
      <text:p text:style-name="P67"><text:soft-page-break/><text:s text:c="4"/><text:span text:style-name="T17">exit</text:span>(EXIT_FAILURE);</text:p>
      <text:p text:style-name="P67"><text:s text:c="2"/></text:p>
      <text:p text:style-name="P67"><text:s text:c="2"/>GLFWwindow* window = glfwCreateWindow (800, 600, <text:span text:style-name="T19">"Hello Icosahedron"</text:span>, <text:span text:style-name="T17">NULL</text:span>, <text:span text:style-name="T17">NULL</text:span>);</text:p>
      <text:p text:style-name="P67"><text:s text:c="2"/>glfwSetKeyCallback(window, key_callback);</text:p>
      <text:p text:style-name="P67"><text:s text:c="2"/>glfwSetFramebufferSizeCallback(window, framebuffer_size_callback);</text:p>
      <text:p text:style-name="P67"><text:s text:c="2"/></text:p>
      <text:p text:style-name="P67"><text:s text:c="2"/><text:span text:style-name="T17">int</text:span> w_height = 800;</text:p>
      <text:p text:style-name="P67"><text:s text:c="2"/><text:span text:style-name="T17">int</text:span> w_width = 800;</text:p>
      <text:p text:style-name="Preformatted_20_Text"/>
      <text:p text:style-name="P67"><text:s text:c="2"/><text:span text:style-name="T17">if</text:span> (!window) {</text:p>
      <text:p text:style-name="P67"><text:s text:c="8"/>glfwTerminate();</text:p>
      <text:p text:style-name="P67"><text:s text:c="8"/><text:span text:style-name="T17">exit</text:span>(EXIT_FAILURE);</text:p>
      <text:p text:style-name="P67"><text:s text:c="8"/>}</text:p>
      <text:p text:style-name="P67"><text:s text:c="2"/>glfwMakeContextCurrent (window);</text:p>
      <text:p text:style-name="P67"><text:s text:c="34"/></text:p>
      <text:p text:style-name="P67"><text:s text:c="2"/><text:span text:style-name="T18">// start GLEW extension handler</text:span></text:p>
      <text:p text:style-name="P67"><text:s text:c="2"/>glewExperimental = GL_TRUE;</text:p>
      <text:p text:style-name="P67"><text:s text:c="2"/>glewInit ();</text:p>
      <text:p text:style-name="Preformatted_20_Text"/>
      <text:p text:style-name="P67"><text:s text:c="2"/><text:span text:style-name="T18">// tell GL to only draw onto a pixel if the shape is closer to the viewer</text:span></text:p>
      <text:p text:style-name="P67"><text:s text:c="2"/><text:span text:style-name="T17">glEnable</text:span> (GL_DEPTH_TEST); <text:span text:style-name="T18">// enable depth-testing</text:span></text:p>
      <text:p text:style-name="P67"><text:s text:c="2"/><text:span text:style-name="T17">glDepthFunc</text:span> (GL_LESS); <text:span text:style-name="T18">// depth-testing interprets a smaller value as "closer"</text:span></text:p>
      <text:p text:style-name="P67"><text:s text:c="2"/></text:p>
      <text:p text:style-name="P66">//-----------------------------------------------------------------------------------------------------------------------------------------------------------//</text:p>
      <text:p text:style-name="P66">// Set up geometry, VBO, EBO, VAO</text:p>
      <text:p text:style-name="P66">//-----------------------------------------------------------------------------------------------------------------------------------------------------------//</text:p>
      <text:p text:style-name="P67"><text:s text:c="2"/><text:span text:style-name="T17">float</text:span> t = (1.0f + sqrtf(5.0f))*0.25f;</text:p>
      <text:p text:style-name="P67"><text:s text:c="2"/><text:span text:style-name="T17">float</text:span> points[] = {</text:p>
      <text:p text:style-name="P67"><text:s text:c="10"/><text:span text:style-name="T18">// An icosahedron has 12 vertices</text:span></text:p>
      <text:p text:style-name="P67"><text:s text:c="10"/>-0.5, t, 0,</text:p>
      <text:p text:style-name="P67"><text:s text:c="10"/>0.5, t, 0,</text:p>
      <text:p text:style-name="P67"><text:s text:c="10"/>-0.5, -t, 0,</text:p>
      <text:p text:style-name="P67"><text:s text:c="10"/>0.5, -t, 0,</text:p>
      <text:p text:style-name="P67"><text:s text:c="10"/>0, -0.5, t,</text:p>
      <text:p text:style-name="P67"><text:s text:c="10"/>0, 0.5, t,</text:p>
      <text:p text:style-name="P67"><text:s text:c="10"/>0, -0.5, -t,</text:p>
      <text:p text:style-name="P67"><text:s text:c="10"/>0, 0.5, -t,</text:p>
      <text:p text:style-name="P67"><text:s text:c="10"/>t, 0, -0.5,</text:p>
      <text:p text:style-name="P67"><text:s text:c="10"/>t, 0, 0.5,</text:p>
      <text:p text:style-name="P67"><text:s text:c="10"/>-t, 0, -0.5,</text:p>
      <text:p text:style-name="P67"><text:s text:c="10"/>-t, 0, 0.5</text:p>
      <text:p text:style-name="P67"><text:s text:c="2"/>};</text:p>
      <text:p text:style-name="Preformatted_20_Text"/>
      <text:p text:style-name="P67"><text:s text:c="2"/><text:span text:style-name="T17">unsigned</text:span> <text:span text:style-name="T17">short</text:span> faces[] = {</text:p>
      <text:p text:style-name="P67"><text:s text:c="10"/><text:span text:style-name="T18">// ... and 20 triangular faces, defined by these vertex indices:</text:span></text:p>
      <text:p text:style-name="P67"><text:s text:c="10"/>0, 11, 5,</text:p>
      <text:p text:style-name="P67"><text:s text:c="10"/>0, 5, 1,</text:p>
      <text:p text:style-name="P67"><text:s text:c="10"/>0, 1, 7,</text:p>
      <text:p text:style-name="P67"><text:s text:c="10"/>0, 7, 10,</text:p>
      <text:p text:style-name="P67"><text:s text:c="10"/>0, 10, 11,</text:p>
      <text:p text:style-name="P67"><text:s text:c="10"/>1, 5, 9,</text:p>
      <text:p text:style-name="P67"><text:s text:c="10"/>5, 11, 4,</text:p>
      <text:p text:style-name="P67"><text:s text:c="10"/>11, 10, 2,</text:p>
      <text:p text:style-name="P67"><text:s text:c="10"/>10, 7, 6,</text:p>
      <text:p text:style-name="P67"><text:s text:c="10"/>7, 1, 8,</text:p>
      <text:p text:style-name="P67"><text:s text:c="10"/>3, 9, 4,</text:p>
      <text:p text:style-name="P67"><text:s text:c="10"/>3, 4, 2,</text:p>
      <text:p text:style-name="P67"><text:s text:c="10"/>3, 2, 6,</text:p>
      <text:p text:style-name="P67"><text:s text:c="10"/>3, 6, 8,</text:p>
      <text:p text:style-name="P67"><text:s text:c="10"/>3, 8, 9,</text:p>
      <text:p text:style-name="P67"><text:s text:c="10"/>4, 9, 5,</text:p>
      <text:p text:style-name="P67"><text:soft-page-break/><text:s text:c="10"/>2, 4, 11,</text:p>
      <text:p text:style-name="P67"><text:s text:c="10"/>6, 2, 10,</text:p>
      <text:p text:style-name="P67"><text:s text:c="10"/>8, 6, 7,</text:p>
      <text:p text:style-name="P67"><text:s text:c="10"/>9, 8, 1</text:p>
      <text:p text:style-name="P67"><text:s text:c="2"/>};</text:p>
      <text:p text:style-name="Preformatted_20_Text"/>
      <text:p text:style-name="P67"><text:s text:c="2"/><text:span text:style-name="T17">GLuint</text:span> VAO;</text:p>
      <text:p text:style-name="P67"><text:s text:c="2"/>glGenVertexArrays(1, &amp;VAO);</text:p>
      <text:p text:style-name="P67"><text:s text:c="2"/>glBindVertexArray(VAO);</text:p>
      <text:p text:style-name="Preformatted_20_Text"/>
      <text:p text:style-name="P67"><text:s text:c="2"/><text:span text:style-name="T17">GLuint</text:span> VBO;</text:p>
      <text:p text:style-name="P67"><text:s text:c="2"/><text:span text:style-name="T17">glGenBuffers</text:span>(1, &amp;VBO);</text:p>
      <text:p text:style-name="P67"><text:s text:c="2"/><text:span text:style-name="T17">glBindBuffer</text:span>(GL_ARRAY_BUFFER, VBO);</text:p>
      <text:p text:style-name="P67"><text:s text:c="2"/><text:span text:style-name="T17">glBufferData</text:span>(GL_ARRAY_BUFFER, <text:span text:style-name="T17">sizeof</text:span>(points), points, GL_STATIC_DRAW);</text:p>
      <text:p text:style-name="P67"><text:s text:c="2"/>glEnableVertexAttribArray(0);</text:p>
      <text:p text:style-name="P67"><text:s text:c="2"/>glVertexAttribPointer(</text:p>
      <text:p text:style-name="P67"><text:s text:c="10"/>0,</text:p>
      <text:p text:style-name="P67"><text:s text:c="10"/>3,</text:p>
      <text:p text:style-name="P67"><text:s text:c="10"/>GL_FLOAT,</text:p>
      <text:p text:style-name="P67"><text:s text:c="10"/>GL_FALSE,</text:p>
      <text:p text:style-name="P67"><text:s text:c="10"/>0,</text:p>
      <text:p text:style-name="P67"><text:s text:c="10"/>(<text:span text:style-name="T17">void</text:span>*)0</text:p>
      <text:p text:style-name="P67"><text:s text:c="2"/>);</text:p>
      <text:p text:style-name="Preformatted_20_Text"/>
      <text:p text:style-name="P67"><text:s text:c="2"/><text:span text:style-name="T17">GLuint</text:span> EBO;</text:p>
      <text:p text:style-name="P67"><text:s text:c="2"/><text:span text:style-name="T17">glGenBuffers</text:span>(1, &amp;EBO);</text:p>
      <text:p text:style-name="P67"><text:s text:c="2"/><text:span text:style-name="T17">glBindBuffer</text:span>(GL_ELEMENT_ARRAY_BUFFER, EBO);</text:p>
      <text:p text:style-name="P67"><text:s text:c="2"/><text:span text:style-name="T17">glBufferData</text:span>(GL_ELEMENT_ARRAY_BUFFER, <text:span text:style-name="T17">sizeof</text:span>(faces), faces, GL_STATIC_DRAW);</text:p>
      <text:p text:style-name="P66">//-----------------------------------------------------------------------------------------------------------------------------------------------------------//</text:p>
      <text:p text:style-name="P66">// load and compile shaders <text:s/>"../lab1-6_vs.glsl" and "../lab1-6_fs.glsl"</text:p>
      <text:p text:style-name="P66">//-----------------------------------------------------------------------------------------------------------------------------------------------------------//</text:p>
      <text:p text:style-name="P66">//-----------------------------------------------------------------------------------------------------------------------------------------------------------//</text:p>
      <text:p text:style-name="P66">// attach and link vertex and fragment shaders into a shader program</text:p>
      <text:p text:style-name="P66">//-----------------------------------------------------------------------------------------------------------------------------------------------------------//</text:p>
      <text:p text:style-name="P67"><text:s text:c="2"/>myShaders.load();</text:p>
      <text:p text:style-name="P67"><text:s/></text:p>
      <text:p text:style-name="P67"><text:s text:c="2"/><text:span text:style-name="T17">float</text:span> n=1.0;</text:p>
      <text:p text:style-name="P67"><text:s text:c="2"/><text:span text:style-name="T17">float</text:span> f=100.0;</text:p>
      <text:p text:style-name="P67"><text:s text:c="2"/><text:span text:style-name="T17">float</text:span> a;</text:p>
      <text:p text:style-name="P67"><text:s text:c="2"/><text:span text:style-name="T17">float</text:span> b;</text:p>
      <text:p text:style-name="Preformatted_20_Text"/>
      <text:p text:style-name="P67"><text:s text:c="2"/><text:span text:style-name="T17">while</text:span> (!glfwWindowShouldClose (window)) </text:p>
      <text:p text:style-name="P67"><text:s text:c="2"/>{</text:p>
      <text:p text:style-name="P67"><text:s text:c="10"/>glfwGetFramebufferSize(window, &amp;w_width, &amp;w_height); <text:span text:style-name="T18">//you might need this for correcting the aspect ratio</text:span></text:p>
      <text:p text:style-name="Preformatted_20_Text"/>
      <text:p text:style-name="P66">//-----------------------------------------------------------------------------------------------------------------------------------------------------------//</text:p>
      <text:p text:style-name="P66">// Define the projection matrix, rotation matrices, model matrix, etc. The variable names and code structure is a simple suggestion, you may improve on it!</text:p>
      <text:p text:style-name="P66">//-----------------------------------------------------------------------------------------------------------------------------------------------------------//</text:p>
      <text:p text:style-name="Preformatted_20_Text"/>
      <text:p text:style-name="Preformatted_20_Text"/>
      <text:p text:style-name="P67"><text:s text:c="10"/>a = -(f + n) / (f - n);</text:p>
      <text:p text:style-name="P67"><text:s text:c="10"/>b = -(2 * f * n) / (f - n);</text:p>
      <text:p text:style-name="P67"><text:s text:c="10"/><text:span text:style-name="T17">GLfloat</text:span> projectionMatrix[4][4] = {</text:p>
      <text:p text:style-name="P67"><text:s text:c="18"/>{ (<text:span text:style-name="T17">double</text:span>)w_height/w_width, 0, 0, 0 },</text:p>
      <text:p text:style-name="P67"><text:s text:c="18"/>{ 0, 1, 0, 0 },</text:p>
      <text:p text:style-name="P67"><text:s text:c="18"/>{ 0, 0, a, b },</text:p>
      <text:p text:style-name="P67"><text:soft-page-break/><text:s text:c="18"/>{ 0, 0, -1, 0 }</text:p>
      <text:p text:style-name="P67"><text:s text:c="10"/>};</text:p>
      <text:p text:style-name="Preformatted_20_Text"/>
      <text:p text:style-name="P67"><text:s text:c="10"/><text:span text:style-name="T17">GLfloat</text:span> rotate_y[4][4] = {</text:p>
      <text:p text:style-name="P67"><text:s text:c="18"/>{ <text:span text:style-name="T17">cos</text:span>(g_rotation[1]), 0, -<text:span text:style-name="T17">sin</text:span>(g_rotation[1]), 0 },</text:p>
      <text:p text:style-name="P67"><text:s text:c="18"/>{ 0, 1, 0, 0 },</text:p>
      <text:p text:style-name="P67"><text:s text:c="18"/>{ <text:span text:style-name="T17">sin</text:span>(g_rotation[1]), 0, <text:span text:style-name="T17">cos</text:span>(g_rotation[1]), 0 },</text:p>
      <text:p text:style-name="P67"><text:s text:c="18"/>{ 0, 0, 0, 1 }</text:p>
      <text:p text:style-name="P67"><text:s text:c="10"/>};</text:p>
      <text:p text:style-name="P67"><text:s text:c="10"/><text:span text:style-name="T17">GLfloat</text:span> rotate_x[4][4] = {</text:p>
      <text:p text:style-name="P67"><text:s text:c="18"/>{ 1, 0, 0, 0 },</text:p>
      <text:p text:style-name="P67"><text:s text:c="18"/>{ 0, <text:span text:style-name="T17">cos</text:span>(g_rotation[0]), -<text:span text:style-name="T17">sin</text:span>(g_rotation[0]), 0 },</text:p>
      <text:p text:style-name="P67"><text:s text:c="18"/>{ 0, <text:span text:style-name="T17">sin</text:span>(g_rotation[0]), <text:span text:style-name="T17">cos</text:span>(g_rotation[0]), 0 },</text:p>
      <text:p text:style-name="P67"><text:s text:c="18"/>{ 0, 0, 0, 1 }</text:p>
      <text:p text:style-name="P67"><text:s text:c="10"/>};</text:p>
      <text:p text:style-name="P67"><text:s text:c="10"/><text:span text:style-name="T17">GLfloat</text:span> modelMatrix[4][4];</text:p>
      <text:p text:style-name="P67"><text:s text:c="10"/>MUL_4x4(modelMatrix, rotate_x, rotate_y);</text:p>
      <text:p text:style-name="Preformatted_20_Text"/>
      <text:p text:style-name="P67"><text:s text:c="10"/><text:span text:style-name="T17">GLfloat</text:span> viewMatrix[4][4] = {</text:p>
      <text:p text:style-name="P67"><text:s text:c="18"/>{ 1, 0, 0, 0 },</text:p>
      <text:p text:style-name="P67"><text:s text:c="18"/>{ 0, 1, 0, 0 },</text:p>
      <text:p text:style-name="P67"><text:s text:c="18"/>{ 0, 0, 1, 2 },</text:p>
      <text:p text:style-name="P67"><text:s text:c="18"/>{ 0, 0, 0, 1 }</text:p>
      <text:p text:style-name="P67"><text:s text:c="10"/>};</text:p>
      <text:p text:style-name="P67"><text:s text:c="10"/><text:span text:style-name="T17">GLfloat</text:span> inverseViewMatrix[4][4];</text:p>
      <text:p text:style-name="P67"><text:s text:c="10"/>invertMatrix(inverseViewMatrix, viewMatrix);</text:p>
      <text:p text:style-name="Preformatted_20_Text"/>
      <text:p text:style-name="P67"><text:s text:c="10"/><text:span text:style-name="T17">GLfloat</text:span> modelViewMatrix[4][4];</text:p>
      <text:p text:style-name="P67"><text:s text:c="10"/>MUL_4x4(modelViewMatrix, inverseViewMatrix, modelMatrix);</text:p>
      <text:p text:style-name="Preformatted_20_Text"/>
      <text:p text:style-name="P67"><text:s text:c="10"/><text:span text:style-name="T17">GLfloat</text:span> modelViewProjectionMatrix[4][4];</text:p>
      <text:p text:style-name="P67"><text:s text:c="10"/>MUL_4x4(modelViewProjectionMatrix, projectionMatrix, modelViewMatrix);</text:p>
      <text:p text:style-name="Preformatted_20_Text"/>
      <text:p text:style-name="P67"><text:s text:c="8"/></text:p>
      <text:p text:style-name="P67"><text:s text:c="4"/></text:p>
      <text:p text:style-name="P67"><text:s text:c="4"/></text:p>
      <text:p text:style-name="P67"><text:s text:c="4"/><text:span text:style-name="T18">//-----------------------------------------------------------------------------------------------------------------------------------------------------------//</text:span></text:p>
      <text:p text:style-name="P67"><text:s text:c="4"/><text:span text:style-name="T18">// Send your modelViewProjection matrix to your vertex shader as a uniform varable</text:span></text:p>
      <text:p text:style-name="P67"><text:s text:c="4"/><text:span text:style-name="T18">//-----------------------------------------------------------------------------------------------------------------------------------------------------------//</text:span></text:p>
      <text:p text:style-name="P67"><text:s text:c="4"/></text:p>
      <text:p text:style-name="P67"><text:s text:c="9"/>glUniformMatrix4fv(glGetUniformLocation(myShaders.get_shader_program(), <text:span text:style-name="T19">"modelViewProjectionMatrix"</text:span>), 1, GL_TRUE, &amp;modelViewProjectionMatrix[0][0]);</text:p>
      <text:p text:style-name="Preformatted_20_Text"/>
      <text:p text:style-name="P67"><text:s text:c="4"/><text:span text:style-name="T18">// update other events like input handling </text:span></text:p>
      <text:p text:style-name="P67"><text:s text:c="4"/>glfwPollEvents ();</text:p>
      <text:p text:style-name="P67"><text:s text:c="4"/></text:p>
      <text:p text:style-name="P67"><text:s text:c="4"/><text:span text:style-name="T18">// clear the drawing surface</text:span></text:p>
      <text:p text:style-name="P67"><text:s text:c="4"/><text:span text:style-name="T17">glClear</text:span> (GL_COLOR_BUFFER_BIT | GL_DEPTH_BUFFER_BIT);</text:p>
      <text:p text:style-name="P67"><text:s text:c="4"/></text:p>
      <text:p text:style-name="P67"><text:s text:c="4"/><text:span text:style-name="T18">//-----------------------------------------------------------------------------------------------------------------------------------------------------------//</text:span></text:p>
      <text:p text:style-name="P67"><text:s text:c="4"/><text:span text:style-name="T18">// Issue an appropriate glDraw*() command.</text:span></text:p>
      <text:p text:style-name="P67"><text:s text:c="4"/><text:span text:style-name="T18">//-----------------------------------------------------------------------------------------------------------------------------------------------------------//</text:span></text:p>
      <text:p text:style-name="P67"><text:s text:c="8"/><text:span text:style-name="T17">glDrawElements</text:span>(</text:p>
      <text:p text:style-name="P67"><text:s text:c="16"/>GL_TRIANGLES,</text:p>
      <text:p text:style-name="P67"><text:s text:c="16"/><text:span text:style-name="T17">sizeof</text:span>(faces) / <text:span text:style-name="T17">sizeof</text:span>(faces[0]),</text:p>
      <text:p text:style-name="P67"><text:soft-page-break/><text:s text:c="16"/>GL_UNSIGNED_SHORT,</text:p>
      <text:p text:style-name="P67"><text:s text:c="16"/>(<text:span text:style-name="T17">void</text:span>*)0</text:p>
      <text:p text:style-name="P67"><text:s text:c="8"/>);</text:p>
      <text:p text:style-name="P67"><text:s text:c="4"/>glfwSwapBuffers (window);</text:p>
      <text:p text:style-name="P67"><text:s text:c="2"/>}</text:p>
      <text:p text:style-name="Preformatted_20_Text"/>
      <text:p text:style-name="P67"><text:s text:c="2"/><text:span text:style-name="T18">// close GL context and any other GLFW resources</text:span></text:p>
      <text:p text:style-name="P67"><text:s text:c="2"/>glfwTerminate();</text:p>
      <text:p text:style-name="P67"><text:s text:c="2"/><text:span text:style-name="T17">exit</text:span>(EXIT_SUCCESS);</text:p>
      <text:p text:style-name="P63"><text:span text:style-name="T20">}</text:span></text:p>
      <text:h text:style-name="P46" text:outline-level="3">Vertex shader</text:h>
      <text:p text:style-name="P59"><text:span text:style-name="T16">#version 400</text:span></text:p>
      <text:p text:style-name="Preformatted_20_Text"/>
      <text:p text:style-name="P67">layout(location=0) in vec4 vp;</text:p>
      <text:p text:style-name="P67">uniform mat4 modelViewProjectionMatrix;</text:p>
      <text:p text:style-name="P67">out vec4 position;</text:p>
      <text:p text:style-name="Preformatted_20_Text"/>
      <text:p text:style-name="P67"><text:span text:style-name="T17">void</text:span> <text:span text:style-name="T17">main</text:span> () {</text:p>
      <text:p text:style-name="P67"><text:s text:c="8"/></text:p>
      <text:p text:style-name="P66">//-----------------------------------------------------------------------------------------------------------------------------------------------------------//</text:p>
      <text:p text:style-name="P66">// Apply the model, view and projection transform to vertex positions and forward the position to the fragment shader using an appropriate "out" variable</text:p>
      <text:p text:style-name="P66">//-----------------------------------------------------------------------------------------------------------------------------------------------------------//</text:p>
      <text:p text:style-name="P67"><text:s text:c="2"/>position = modelViewProjectionMatrix * vp;</text:p>
      <text:p text:style-name="P67"><text:s text:c="2"/>gl_Position = modelViewProjectionMatrix * vp;</text:p>
      <text:p text:style-name="Preformatted_20_Text"/>
      <text:p text:style-name="P63"><text:span text:style-name="T20">};</text:span></text:p>
      <text:h text:style-name="P46" text:outline-level="3">Fragment shader</text:h>
      <text:p text:style-name="P59"><text:span text:style-name="T16">#version 400</text:span></text:p>
      <text:p text:style-name="P67">out vec4 frag_colour;</text:p>
      <text:p text:style-name="P67">in vec4 position;</text:p>
      <text:p text:style-name="Preformatted_20_Text"/>
      <text:p text:style-name="P67">vec3 hsv2rgb(vec3 c)</text:p>
      <text:p text:style-name="P67">{</text:p>
      <text:p text:style-name="P67"><text:s text:c="4"/>vec4 K = vec4(1.0, 2.0 / 3.0, 1.0 / 3.0, 3.0);</text:p>
      <text:p text:style-name="P67"><text:s text:c="4"/>vec3 p = <text:span text:style-name="T17">abs</text:span>(fract(c.xxx + K.xyz) * 6.0 - K.www);</text:p>
      <text:p text:style-name="P67"><text:s text:c="4"/><text:span text:style-name="T17">return</text:span> c.z * mix(K.xxx, clamp(p - K.xxx, 0.0, 1.0), c.y);</text:p>
      <text:p text:style-name="P67">}</text:p>
      <text:p text:style-name="Preformatted_20_Text"/>
      <text:p text:style-name="P67"><text:span text:style-name="T17">void</text:span> <text:span text:style-name="T17">main</text:span> () {</text:p>
      <text:p text:style-name="P67"><text:s text:c="8"/>vec3 z = hsv2rgb(vec3((position.z+1), 1, 1));</text:p>
      <text:p text:style-name="P67"><text:s text:c="8"/>frag_colour = vec4(z.xyz,1);</text:p>
      <text:p text:style-name="P63"><text:span text:style-name="T20">}</text:span></text:p>
      <text:h text:style-name="P57" text:outline-level="2">Uppgift 1.7</text:h>
      <text:h text:style-name="P46" text:outline-level="3">C++</text:h>
      <text:p text:style-name="P62">/*include statements */</text:p>
      <text:p text:style-name="Preformatted_20_Text"/>
      <text:p text:style-name="P66">//-----------------------------------------------------------------------------------------------------------------------------------------------------------//</text:p>
      <text:p text:style-name="P66">// You can store the rotation angles here, for example</text:p>
      <text:p text:style-name="P66"><text:soft-page-break/>//-----------------------------------------------------------------------------------------------------------------------------------------------------------//</text:p>
      <text:p text:style-name="P67"><text:span text:style-name="T17">float</text:span> g_rotation[2] = { 0, 0 };</text:p>
      <text:p text:style-name="Preformatted_20_Text"/>
      <text:p text:style-name="P67">Shaders myShaders(<text:span text:style-name="T19">"../lab1-7_vs.glsl"</text:span>, <text:span text:style-name="T19">"../lab1-7_fs.glsl"</text:span>);</text:p>
      <text:p text:style-name="Preformatted_20_Text"/>
      <text:p text:style-name="Preformatted_20_Text"/>
      <text:p text:style-name="P67"><text:span text:style-name="T17">void</text:span> MUL_4x4(<text:span text:style-name="T17">float</text:span>(*C)[4], <text:span text:style-name="T17">const</text:span> <text:span text:style-name="T17">float</text:span>(*A)[4], <text:span text:style-name="T17">const</text:span> <text:span text:style-name="T17">float</text:span>(*B)[4])</text:p>
      <text:p text:style-name="P67">{</text:p>
      <text:p text:style-name="P67"><text:s text:c="8"/><text:span text:style-name="T18">//computes C = A x B</text:span></text:p>
      <text:p text:style-name="P67"><text:s text:c="8"/><text:span text:style-name="T17">for</text:span> (<text:span text:style-name="T17">int</text:span> i = 0; i &lt; 4; ++i)</text:p>
      <text:p text:style-name="P67"><text:s text:c="8"/>{</text:p>
      <text:p text:style-name="P67"><text:s text:c="16"/><text:span text:style-name="T17">for</text:span> (<text:span text:style-name="T17">int</text:span> j = 0; j &lt; 4; ++j)</text:p>
      <text:p text:style-name="P67"><text:s text:c="16"/>{</text:p>
      <text:p text:style-name="P67"><text:s text:c="24"/><text:span text:style-name="T17">float</text:span> sum = 0;</text:p>
      <text:p text:style-name="P67"><text:s text:c="24"/><text:span text:style-name="T17">for</text:span> (<text:span text:style-name="T17">int</text:span> k = 0; k &lt; 4; ++k)</text:p>
      <text:p text:style-name="P67"><text:s text:c="24"/>{</text:p>
      <text:p text:style-name="P67"><text:s text:c="32"/>sum += A[i][k] * B[k][j];</text:p>
      <text:p text:style-name="P67"><text:s text:c="24"/>}</text:p>
      <text:p text:style-name="P67"><text:s text:c="24"/>C[i][j] = sum;</text:p>
      <text:p text:style-name="P67"><text:s text:c="16"/>}</text:p>
      <text:p text:style-name="P67"><text:s text:c="8"/>}</text:p>
      <text:p text:style-name="P67">}</text:p>
      <text:p text:style-name="Preformatted_20_Text"/>
      <text:p text:style-name="P67"><text:span text:style-name="T17">void</text:span> invertMatrix(<text:span text:style-name="T17">float</text:span>(*C)[4], <text:span text:style-name="T17">const</text:span> <text:span text:style-name="T17">float</text:span>(*A)[4])</text:p>
      <text:p text:style-name="P67">{</text:p>
      <text:p text:style-name="P67"><text:s text:c="8"/><text:span text:style-name="T18">//computes C = A^(-1) for a transformation matrix</text:span></text:p>
      <text:p text:style-name="Preformatted_20_Text"/>
      <text:p text:style-name="P67"><text:s text:c="8"/><text:span text:style-name="T18">//The rotation part can be inverted separately from the translation part</text:span></text:p>
      <text:p text:style-name="P67"><text:s text:c="8"/><text:span text:style-name="T18">//and the last row is the same</text:span></text:p>
      <text:p text:style-name="Preformatted_20_Text"/>
      <text:p text:style-name="P67"><text:s text:c="8"/><text:span text:style-name="T17">for</text:span> (<text:span text:style-name="T17">int</text:span> i = 0; i &lt; 3; ++i)</text:p>
      <text:p text:style-name="P67"><text:s text:c="8"/>{</text:p>
      <text:p text:style-name="P67"><text:s text:c="16"/><text:span text:style-name="T17">for</text:span> (<text:span text:style-name="T17">int</text:span> j = 0; j &lt; 3; ++j)</text:p>
      <text:p text:style-name="P67"><text:s text:c="16"/>{</text:p>
      <text:p text:style-name="P67"><text:s text:c="24"/>C[j][i] = A[i][j];</text:p>
      <text:p text:style-name="P67"><text:s text:c="16"/>}</text:p>
      <text:p text:style-name="P67"><text:s text:c="8"/>}</text:p>
      <text:p text:style-name="P67"><text:s text:c="8"/><text:span text:style-name="T17">for</text:span> (<text:span text:style-name="T17">int</text:span> i = 0; i &lt; 4; ++i)</text:p>
      <text:p text:style-name="P67"><text:s text:c="8"/>{</text:p>
      <text:p text:style-name="P67"><text:s text:c="16"/>C[i][3] = A[i][3] * -1;</text:p>
      <text:p text:style-name="P67"><text:s text:c="16"/>C[3][i] = A[3][i];</text:p>
      <text:p text:style-name="P67"><text:s text:c="8"/>}</text:p>
      <text:p text:style-name="P67">}</text:p>
      <text:p text:style-name="Preformatted_20_Text"/>
      <text:p text:style-name="Preformatted_20_Text"/>
      <text:p text:style-name="P67"><text:span text:style-name="T17">void</text:span> checkShaderCompileError(<text:span text:style-name="T17">GLint</text:span> shaderID)</text:p>
      <text:p text:style-name="P67">{</text:p>
      <text:p text:style-name="P67"><text:s text:c="8"/><text:span text:style-name="T17">GLint</text:span> isCompiled = 0;</text:p>
      <text:p text:style-name="P67"><text:s text:c="8"/>glGetShaderiv(shaderID, GL_COMPILE_STATUS, &amp;isCompiled);</text:p>
      <text:p text:style-name="Preformatted_20_Text"/>
      <text:p text:style-name="P67"><text:s text:c="8"/><text:span text:style-name="T17">if</text:span> (isCompiled == GL_FALSE)</text:p>
      <text:p text:style-name="P67"><text:s text:c="8"/>{</text:p>
      <text:p text:style-name="P67"><text:s text:c="16"/><text:span text:style-name="T17">GLint</text:span> maxLength = 0;</text:p>
      <text:p text:style-name="P67"><text:s text:c="16"/>glGetShaderiv(shaderID, GL_INFO_LOG_LENGTH, &amp;maxLength);</text:p>
      <text:p text:style-name="Preformatted_20_Text"/>
      <text:p text:style-name="P67"><text:s text:c="16"/><text:span text:style-name="T18">// The maxLength includes the NULL character</text:span></text:p>
      <text:p text:style-name="P67"><text:s text:c="16"/>std::<text:span text:style-name="T17">string</text:span> errorLog;</text:p>
      <text:p text:style-name="P67"><text:s text:c="16"/>errorLog.resize(maxLength);</text:p>
      <text:p text:style-name="P67"><text:s text:c="16"/>glGetShaderInfoLog(shaderID, maxLength, &amp;maxLength, &amp;errorLog[0]);</text:p>
      <text:p text:style-name="Preformatted_20_Text"/>
      <text:p text:style-name="P67"><text:s text:c="16"/>std::<text:span text:style-name="T17">cout</text:span> &lt;&lt; <text:span text:style-name="T19">"shader compilation failed:"</text:span> &lt;&lt; std::<text:span text:style-name="T17">endl</text:span>;</text:p>
      <text:p text:style-name="P67"><text:s text:c="16"/>std::<text:span text:style-name="T17">cout</text:span> &lt;&lt; errorLog &lt;&lt; std::<text:span text:style-name="T17">endl</text:span>;</text:p>
      <text:p text:style-name="P67"><text:soft-page-break/><text:s text:c="16"/><text:span text:style-name="T17">return</text:span>;</text:p>
      <text:p text:style-name="P67"><text:s text:c="8"/>}</text:p>
      <text:p text:style-name="P67"><text:s text:c="8"/><text:span text:style-name="T17">else</text:span></text:p>
      <text:p text:style-name="P67"><text:s text:c="16"/>std::<text:span text:style-name="T17">cout</text:span> &lt;&lt; <text:span text:style-name="T19">"shader compilation success."</text:span> &lt;&lt; std::<text:span text:style-name="T17">endl</text:span>;</text:p>
      <text:p text:style-name="Preformatted_20_Text"/>
      <text:p text:style-name="P67"><text:s text:c="8"/><text:span text:style-name="T17">return</text:span>;</text:p>
      <text:p text:style-name="P67">}</text:p>
      <text:p text:style-name="Preformatted_20_Text"/>
      <text:p text:style-name="Preformatted_20_Text"/>
      <text:p text:style-name="Preformatted_20_Text"/>
      <text:p text:style-name="Preformatted_20_Text"/>
      <text:p text:style-name="P67"><text:span text:style-name="T17">static</text:span> <text:span text:style-name="T17">void</text:span> error_callback(<text:span text:style-name="T17">int</text:span> error, <text:span text:style-name="T17">const</text:span> <text:span text:style-name="T17">char</text:span>* description)</text:p>
      <text:p text:style-name="P67">{</text:p>
      <text:p text:style-name="P67"><text:s text:c="8"/>std::<text:span text:style-name="T17">cerr</text:span> &lt;&lt; description;</text:p>
      <text:p text:style-name="P67">}</text:p>
      <text:p text:style-name="Preformatted_20_Text"/>
      <text:p text:style-name="P67"><text:span text:style-name="T17">static</text:span> <text:span text:style-name="T17">void</text:span> key_callback(GLFWwindow* window, <text:span text:style-name="T17">int</text:span> key, <text:span text:style-name="T17">int</text:span> scancode, <text:span text:style-name="T17">int</text:span> action, <text:span text:style-name="T17">int</text:span> mods)</text:p>
      <text:p text:style-name="P67">{</text:p>
      <text:p text:style-name="P67"><text:s text:c="8"/><text:span text:style-name="T17">if</text:span> ((key == GLFW_KEY_ESCAPE || key == GLFW_KEY_Q) &amp;&amp; action == GLFW_PRESS)</text:p>
      <text:p text:style-name="P67"><text:s text:c="16"/>glfwSetWindowShouldClose(window, GL_TRUE);</text:p>
      <text:p text:style-name="Preformatted_20_Text"/>
      <text:p text:style-name="P67"><text:s text:c="8"/><text:span text:style-name="T17">if</text:span> ((key == GLFW_KEY_R) &amp;&amp; action == GLFW_PRESS)</text:p>
      <text:p text:style-name="P67"><text:s text:c="8"/>{</text:p>
      <text:p text:style-name="P67"><text:s text:c="16"/><text:span text:style-name="T18">//-----------------------------------------------------------------------------------------------------------------------------------------------------------//</text:span></text:p>
      <text:p text:style-name="P67"><text:s text:c="16"/><text:span text:style-name="T18">// Reload shaders</text:span></text:p>
      <text:p text:style-name="P67"><text:s text:c="16"/><text:span text:style-name="T18">//-----------------------------------------------------------------------------------------------------------------------------------------------------------//</text:span></text:p>
      <text:p text:style-name="P67"><text:s text:c="16"/>myShaders.experimental_reload();</text:p>
      <text:p text:style-name="P67"><text:s text:c="8"/>}</text:p>
      <text:p text:style-name="Preformatted_20_Text"/>
      <text:p text:style-name="P67"><text:s text:c="8"/><text:span text:style-name="T18">//-----------------------------------------------------------------------------------------------------------------------------------------------------------//</text:span></text:p>
      <text:p text:style-name="P67"><text:s text:c="8"/><text:span text:style-name="T18">// Update rotation angle here, for example</text:span></text:p>
      <text:p text:style-name="P67"><text:s text:c="8"/><text:span text:style-name="T18">//-----------------------------------------------------------------------------------------------------------------------------------------------------------//</text:span></text:p>
      <text:p text:style-name="Preformatted_20_Text"/>
      <text:p text:style-name="P67"><text:s text:c="8"/><text:span text:style-name="T17">if</text:span> ((key == GLFW_KEY_RIGHT) &amp;&amp; ((action == GLFW_PRESS) || action == GLFW_REPEAT))</text:p>
      <text:p text:style-name="P67"><text:s text:c="8"/>{</text:p>
      <text:p text:style-name="P67"><text:s text:c="16"/>g_rotation[1] += 0.10;</text:p>
      <text:p text:style-name="P67"><text:s text:c="8"/>}</text:p>
      <text:p text:style-name="P67"><text:s text:c="8"/><text:span text:style-name="T17">if</text:span> ((key == GLFW_KEY_LEFT) &amp;&amp; ((action == GLFW_PRESS) || action == GLFW_REPEAT))</text:p>
      <text:p text:style-name="P67"><text:s text:c="8"/>{</text:p>
      <text:p text:style-name="P67"><text:s text:c="16"/>g_rotation[1] -= 0.10;</text:p>
      <text:p text:style-name="P67"><text:s text:c="8"/>}</text:p>
      <text:p text:style-name="P67"><text:s text:c="8"/><text:span text:style-name="T17">if</text:span> ((key == GLFW_KEY_UP) &amp;&amp; ((action == GLFW_PRESS) || action == GLFW_REPEAT))</text:p>
      <text:p text:style-name="P67"><text:s text:c="8"/>{</text:p>
      <text:p text:style-name="P67"><text:s text:c="16"/>g_rotation[0] += 0.10;</text:p>
      <text:p text:style-name="P67"><text:s text:c="8"/>}</text:p>
      <text:p text:style-name="P67"><text:s text:c="8"/><text:span text:style-name="T17">if</text:span> ((key == GLFW_KEY_DOWN) &amp;&amp; ((action == GLFW_PRESS) || action == GLFW_REPEAT))</text:p>
      <text:p text:style-name="P67"><text:s text:c="8"/>{</text:p>
      <text:p text:style-name="P67"><text:s text:c="16"/>g_rotation[0] -= 0.10;</text:p>
      <text:p text:style-name="P67"><text:s text:c="8"/>}</text:p>
      <text:p text:style-name="P67">}</text:p>
      <text:p text:style-name="Preformatted_20_Text"><text:soft-page-break/></text:p>
      <text:p text:style-name="P67"><text:span text:style-name="T17">static</text:span> <text:span text:style-name="T17">void</text:span> framebuffer_size_callback(GLFWwindow* window, <text:span text:style-name="T17">int</text:span> width, <text:span text:style-name="T17">int</text:span> height)</text:p>
      <text:p text:style-name="P67">{</text:p>
      <text:p text:style-name="P67"><text:s text:c="8"/><text:span text:style-name="T17">glViewport</text:span>(0, 0, width, height);</text:p>
      <text:p text:style-name="P67">}</text:p>
      <text:p text:style-name="Preformatted_20_Text"/>
      <text:p text:style-name="Preformatted_20_Text"/>
      <text:p text:style-name="P67"><text:span text:style-name="T17">int</text:span> <text:span text:style-name="T17">main</text:span>(<text:span text:style-name="T17">int</text:span> argc, <text:span text:style-name="T17">char</text:span> <text:span text:style-name="T17">const</text:span> *argv[])</text:p>
      <text:p text:style-name="P67">{</text:p>
      <text:p text:style-name="P67"><text:s text:c="8"/><text:span text:style-name="T18">// start GL context and O/S window using the GLFW helper library</text:span></text:p>
      <text:p text:style-name="Preformatted_20_Text"/>
      <text:p text:style-name="P67"><text:s text:c="8"/>glfwSetErrorCallback(error_callback);</text:p>
      <text:p text:style-name="P67"><text:s text:c="8"/><text:span text:style-name="T17">if</text:span> (!glfwInit())</text:p>
      <text:p text:style-name="P67"><text:s text:c="16"/><text:span text:style-name="T17">exit</text:span>(EXIT_FAILURE);</text:p>
      <text:p text:style-name="Preformatted_20_Text"/>
      <text:p text:style-name="P67"><text:s text:c="8"/>GLFWwindow* window = glfwCreateWindow(800, 600, <text:span text:style-name="T19">"Hello Icosahedron"</text:span>, <text:span text:style-name="T17">NULL</text:span>, <text:span text:style-name="T17">NULL</text:span>);</text:p>
      <text:p text:style-name="P67"><text:s text:c="8"/>glfwSetKeyCallback(window, key_callback);</text:p>
      <text:p text:style-name="P67"><text:s text:c="8"/>glfwSetFramebufferSizeCallback(window, framebuffer_size_callback);</text:p>
      <text:p text:style-name="Preformatted_20_Text"/>
      <text:p text:style-name="P67"><text:s text:c="8"/><text:span text:style-name="T17">int</text:span> w_height = 800;</text:p>
      <text:p text:style-name="P67"><text:s text:c="8"/><text:span text:style-name="T17">int</text:span> w_width = 800;</text:p>
      <text:p text:style-name="Preformatted_20_Text"/>
      <text:p text:style-name="P67"><text:s text:c="8"/><text:span text:style-name="T17">if</text:span> (!window) {</text:p>
      <text:p text:style-name="P67"><text:s text:c="16"/>glfwTerminate();</text:p>
      <text:p text:style-name="P67"><text:s text:c="16"/><text:span text:style-name="T17">exit</text:span>(EXIT_FAILURE);</text:p>
      <text:p text:style-name="P67"><text:s text:c="8"/>}</text:p>
      <text:p text:style-name="P67"><text:s text:c="8"/>glfwMakeContextCurrent(window);</text:p>
      <text:p text:style-name="Preformatted_20_Text"/>
      <text:p text:style-name="P67"><text:s text:c="8"/><text:span text:style-name="T18">// start GLEW extension handler</text:span></text:p>
      <text:p text:style-name="P67"><text:s text:c="8"/>glewExperimental = GL_TRUE;</text:p>
      <text:p text:style-name="P67"><text:s text:c="8"/>glewInit();</text:p>
      <text:p text:style-name="Preformatted_20_Text"/>
      <text:p text:style-name="P67"><text:s text:c="8"/><text:span text:style-name="T18">// tell GL to only draw onto a pixel if the shape is closer to the viewer</text:span></text:p>
      <text:p text:style-name="P67"><text:s text:c="8"/><text:span text:style-name="T17">glEnable</text:span>(GL_DEPTH_TEST); <text:span text:style-name="T18">// enable depth-testing</text:span></text:p>
      <text:p text:style-name="P67"><text:s text:c="8"/><text:span text:style-name="T17">glDepthFunc</text:span>(GL_LESS); <text:span text:style-name="T18">// depth-testing interprets a smaller value as "closer"</text:span></text:p>
      <text:p text:style-name="Preformatted_20_Text"/>
      <text:p text:style-name="P67"><text:s text:c="50"/><text:span text:style-name="T18">//-----------------------------------------------------------------------------------------------------------------------------------------------------------//</text:span></text:p>
      <text:p text:style-name="P67"><text:s text:c="50"/><text:span text:style-name="T18">// Set up geometry, VBO, EBO, VAO</text:span></text:p>
      <text:p text:style-name="P67"><text:s text:c="50"/><text:span text:style-name="T18">//-----------------------------------------------------------------------------------------------------------------------------------------------------------//</text:span></text:p>
      <text:p text:style-name="P67"><text:s text:c="8"/><text:span text:style-name="T17">float</text:span> t = (1.0f + sqrtf(5.0f))*0.25f;</text:p>
      <text:p text:style-name="P67"><text:s text:c="8"/><text:span text:style-name="T17">float</text:span> points[] = {</text:p>
      <text:p text:style-name="P67"><text:s text:c="16"/><text:span text:style-name="T18">// An icosahedron has 12 vertices</text:span></text:p>
      <text:p text:style-name="P67"><text:s text:c="16"/>-0.5, t, 0,</text:p>
      <text:p text:style-name="P67"><text:s text:c="16"/>0.5, t, 0,</text:p>
      <text:p text:style-name="P67"><text:s text:c="16"/>-0.5, -t, 0,</text:p>
      <text:p text:style-name="P67"><text:s text:c="16"/>0.5, -t, 0,</text:p>
      <text:p text:style-name="P67"><text:s text:c="16"/>0, -0.5, t,</text:p>
      <text:p text:style-name="P67"><text:s text:c="16"/>0, 0.5, t,</text:p>
      <text:p text:style-name="P67"><text:s text:c="16"/>0, -0.5, -t,</text:p>
      <text:p text:style-name="P67"><text:s text:c="16"/>0, 0.5, -t,</text:p>
      <text:p text:style-name="P67"><text:s text:c="16"/>t, 0, -0.5,</text:p>
      <text:p text:style-name="P67"><text:s text:c="16"/>t, 0, 0.5,</text:p>
      <text:p text:style-name="P67"><text:s text:c="16"/>-t, 0, -0.5,</text:p>
      <text:p text:style-name="P67"><text:s text:c="16"/>-t, 0, 0.5</text:p>
      <text:p text:style-name="P67"><text:s text:c="8"/>};</text:p>
      <text:p text:style-name="Preformatted_20_Text"/>
      <text:p text:style-name="P67"><text:soft-page-break/><text:s text:c="8"/><text:span text:style-name="T17">unsigned</text:span> <text:span text:style-name="T17">short</text:span> faces[] = {</text:p>
      <text:p text:style-name="P67"><text:s text:c="16"/><text:span text:style-name="T18">// ... and 20 triangular faces, defined by these vertex indices:</text:span></text:p>
      <text:p text:style-name="P67"><text:s text:c="16"/>0, 11, 5,</text:p>
      <text:p text:style-name="P67"><text:s text:c="16"/>0, 5, 1,</text:p>
      <text:p text:style-name="P67"><text:s text:c="16"/>0, 1, 7,</text:p>
      <text:p text:style-name="P67"><text:s text:c="16"/>0, 7, 10,</text:p>
      <text:p text:style-name="P67"><text:s text:c="16"/>0, 10, 11,</text:p>
      <text:p text:style-name="P67"><text:s text:c="16"/>1, 5, 9,</text:p>
      <text:p text:style-name="P67"><text:s text:c="16"/>5, 11, 4,</text:p>
      <text:p text:style-name="P67"><text:s text:c="16"/>11, 10, 2,</text:p>
      <text:p text:style-name="P67"><text:s text:c="16"/>10, 7, 6,</text:p>
      <text:p text:style-name="P67"><text:s text:c="16"/>7, 1, 8,</text:p>
      <text:p text:style-name="P67"><text:s text:c="16"/>3, 9, 4,</text:p>
      <text:p text:style-name="P67"><text:s text:c="16"/>3, 4, 2,</text:p>
      <text:p text:style-name="P67"><text:s text:c="16"/>3, 2, 6,</text:p>
      <text:p text:style-name="P67"><text:s text:c="16"/>3, 6, 8,</text:p>
      <text:p text:style-name="P67"><text:s text:c="16"/>3, 8, 9,</text:p>
      <text:p text:style-name="P67"><text:s text:c="16"/>4, 9, 5,</text:p>
      <text:p text:style-name="P67"><text:s text:c="16"/>2, 4, 11,</text:p>
      <text:p text:style-name="P67"><text:s text:c="16"/>6, 2, 10,</text:p>
      <text:p text:style-name="P67"><text:s text:c="16"/>8, 6, 7,</text:p>
      <text:p text:style-name="P67"><text:s text:c="16"/>9, 8, 1</text:p>
      <text:p text:style-name="P67"><text:s text:c="8"/>};</text:p>
      <text:p text:style-name="Preformatted_20_Text"/>
      <text:p text:style-name="P67"><text:s text:c="8"/><text:span text:style-name="T17">GLuint</text:span> VAO;</text:p>
      <text:p text:style-name="P67"><text:s text:c="8"/>glGenVertexArrays(1, &amp;VAO);</text:p>
      <text:p text:style-name="P67"><text:s text:c="8"/>glBindVertexArray(VAO);</text:p>
      <text:p text:style-name="Preformatted_20_Text"/>
      <text:p text:style-name="P67"><text:s text:c="8"/><text:span text:style-name="T17">GLuint</text:span> VBO;</text:p>
      <text:p text:style-name="P67"><text:s text:c="8"/><text:span text:style-name="T17">glGenBuffers</text:span>(1, &amp;VBO);</text:p>
      <text:p text:style-name="P67"><text:s text:c="8"/><text:span text:style-name="T17">glBindBuffer</text:span>(GL_ARRAY_BUFFER, VBO);</text:p>
      <text:p text:style-name="P67"><text:s text:c="8"/><text:span text:style-name="T17">glBufferData</text:span>(GL_ARRAY_BUFFER, <text:span text:style-name="T17">sizeof</text:span>(points), points, GL_STATIC_DRAW);</text:p>
      <text:p text:style-name="P67"><text:s text:c="8"/>glEnableVertexAttribArray(0);</text:p>
      <text:p text:style-name="P67"><text:s text:c="8"/>glVertexAttribPointer(</text:p>
      <text:p text:style-name="P67"><text:s text:c="16"/>0,</text:p>
      <text:p text:style-name="P67"><text:s text:c="16"/>3,</text:p>
      <text:p text:style-name="P67"><text:s text:c="16"/>GL_FLOAT,</text:p>
      <text:p text:style-name="P67"><text:s text:c="16"/>GL_FALSE,</text:p>
      <text:p text:style-name="P67"><text:s text:c="16"/>0,</text:p>
      <text:p text:style-name="P67"><text:s text:c="16"/>(<text:span text:style-name="T17">void</text:span>*)0</text:p>
      <text:p text:style-name="P67"><text:s text:c="8"/>);</text:p>
      <text:p text:style-name="Preformatted_20_Text"/>
      <text:p text:style-name="P67"><text:s text:c="8"/><text:span text:style-name="T17">GLuint</text:span> EBO;</text:p>
      <text:p text:style-name="P67"><text:s text:c="8"/><text:span text:style-name="T17">glGenBuffers</text:span>(1, &amp;EBO);</text:p>
      <text:p text:style-name="P67"><text:s text:c="8"/><text:span text:style-name="T17">glBindBuffer</text:span>(GL_ELEMENT_ARRAY_BUFFER, EBO);</text:p>
      <text:p text:style-name="P67"><text:s text:c="8"/><text:span text:style-name="T17">glBufferData</text:span>(GL_ELEMENT_ARRAY_BUFFER, <text:span text:style-name="T17">sizeof</text:span>(faces), faces, GL_STATIC_DRAW);</text:p>
      <text:p text:style-name="P67"><text:s text:c="8"/><text:span text:style-name="T18">//-----------------------------------------------------------------------------------------------------------------------------------------------------------//</text:span></text:p>
      <text:p text:style-name="P67"><text:s text:c="8"/><text:span text:style-name="T18">// load and compile shaders <text:s/>"../lab1-6_vs.glsl" and "../lab1-6_fs.glsl"</text:span></text:p>
      <text:p text:style-name="P67"><text:s text:c="8"/><text:span text:style-name="T18">//-----------------------------------------------------------------------------------------------------------------------------------------------------------//</text:span></text:p>
      <text:p text:style-name="P67"><text:s text:c="8"/><text:span text:style-name="T18">//-----------------------------------------------------------------------------------------------------------------------------------------------------------//</text:span></text:p>
      <text:p text:style-name="P67"><text:s text:c="8"/><text:span text:style-name="T18">// attach and link vertex and fragment shaders into a shader program</text:span></text:p>
      <text:p text:style-name="P67"><text:s text:c="8"/><text:span text:style-name="T18">//-----------------------------------------------------------------------------------------------------------------------------------------------------------//</text:span></text:p>
      <text:p text:style-name="P67"><text:s text:c="8"/>myShaders.load();</text:p>
      <text:p text:style-name="Preformatted_20_Text"/>
      <text:p text:style-name="P67"><text:s text:c="8"/><text:span text:style-name="T17">float</text:span> n = 1.0;</text:p>
      <text:p text:style-name="P67"><text:soft-page-break/><text:s text:c="8"/><text:span text:style-name="T17">float</text:span> f = 100.0;</text:p>
      <text:p text:style-name="P67"><text:s text:c="8"/><text:span text:style-name="T17">float</text:span> a;</text:p>
      <text:p text:style-name="P67"><text:s text:c="8"/><text:span text:style-name="T17">float</text:span> b;</text:p>
      <text:p text:style-name="Preformatted_20_Text"/>
      <text:p text:style-name="P67"><text:s text:c="8"/><text:span text:style-name="T17">while</text:span> (!glfwWindowShouldClose(window))</text:p>
      <text:p text:style-name="P67"><text:s text:c="8"/>{</text:p>
      <text:p text:style-name="P67"><text:s text:c="16"/>glfwGetFramebufferSize(window, &amp;w_width, &amp;w_height); <text:span text:style-name="T18">//you might need this for correcting the aspect ratio</text:span></text:p>
      <text:p text:style-name="Preformatted_20_Text"/>
      <text:p text:style-name="P67"><text:s text:c="121"/><text:span text:style-name="T18">//-----------------------------------------------------------------------------------------------------------------------------------------------------------//</text:span></text:p>
      <text:p text:style-name="P67"><text:s text:c="121"/><text:span text:style-name="T18">// Define the projection matrix, rotation matrices, model matrix, etc. The variable names and code structure is a simple suggestion, you may improve on it!</text:span></text:p>
      <text:p text:style-name="P67"><text:s text:c="121"/><text:span text:style-name="T18">//-----------------------------------------------------------------------------------------------------------------------------------------------------------//</text:span></text:p>
      <text:p text:style-name="Preformatted_20_Text"/>
      <text:p text:style-name="Preformatted_20_Text"/>
      <text:p text:style-name="P67"><text:s text:c="16"/><text:span text:style-name="T17">auto</text:span> projectionMatrix = glm::perspective(90.0f, (<text:span text:style-name="T17">float</text:span>(w_width)/w_height), n, f);</text:p>
      <text:p text:style-name="Preformatted_20_Text"/>
      <text:p text:style-name="P67"><text:s text:c="16"/><text:span text:style-name="T17">auto</text:span> rotate_y = glm::<text:span text:style-name="T17">rotate</text:span>(g_rotation[1], glm::vec3(0, 1, 0));</text:p>
      <text:p text:style-name="P67"><text:s text:c="16"/><text:span text:style-name="T17">auto</text:span> rotate_x = glm::<text:span text:style-name="T17">rotate</text:span>(g_rotation[0], glm::vec3(1, 0, 0));</text:p>
      <text:p text:style-name="Preformatted_20_Text"/>
      <text:p text:style-name="P67"><text:s text:c="16"/><text:span text:style-name="T17">auto</text:span> modelMatrix = rotate_x * rotate_y;</text:p>
      <text:p text:style-name="Preformatted_20_Text"/>
      <text:p text:style-name="P67"><text:s text:c="16"/><text:span text:style-name="T17">auto</text:span> inverseViewMatrix = glm::inverse(glm::translate(glm::vec3(0, 0, 2)));</text:p>
      <text:p text:style-name="P67"><text:s text:c="16"/></text:p>
      <text:p text:style-name="P67"><text:s text:c="16"/><text:span text:style-name="T17">auto</text:span> modelViewProjectionMatrix = projectionMatrix * inverseViewMatrix * modelMatrix;</text:p>
      <text:p text:style-name="Preformatted_20_Text"/>
      <text:p text:style-name="Preformatted_20_Text"/>
      <text:p text:style-name="P67"><text:s text:c="16"/><text:span text:style-name="T18">//-----------------------------------------------------------------------------------------------------------------------------------------------------------//</text:span></text:p>
      <text:p text:style-name="P67"><text:s text:c="16"/><text:span text:style-name="T18">// Send your modelViewProjection matrix to your vertex shader as a uniform varable</text:span></text:p>
      <text:p text:style-name="P67"><text:s text:c="16"/><text:span text:style-name="T18">//-----------------------------------------------------------------------------------------------------------------------------------------------------------//</text:span></text:p>
      <text:p text:style-name="Preformatted_20_Text"/>
      <text:p text:style-name="P67"><text:s text:c="16"/>glUniformMatrix4fv(glGetUniformLocation(myShaders.get_shader_program(), <text:span text:style-name="T19">"modelViewProjectionMatrix"</text:span>), 1, 0, glm::value_ptr(modelViewProjectionMatrix));</text:p>
      <text:p text:style-name="Preformatted_20_Text"/>
      <text:p text:style-name="P67"><text:s text:c="16"/><text:span text:style-name="T18">// update other events like input handling </text:span></text:p>
      <text:p text:style-name="P67"><text:s text:c="16"/>glfwPollEvents();</text:p>
      <text:p text:style-name="Preformatted_20_Text"/>
      <text:p text:style-name="P67"><text:s text:c="16"/><text:span text:style-name="T18">// clear the drawing surface</text:span></text:p>
      <text:p text:style-name="P67"><text:s text:c="16"/><text:span text:style-name="T17">glClear</text:span>(GL_COLOR_BUFFER_BIT | GL_DEPTH_BUFFER_BIT);</text:p>
      <text:p text:style-name="Preformatted_20_Text"/>
      <text:p text:style-name="P67"><text:s text:c="16"/><text:span text:style-name="T18">//-----------------------------------------------------------------------------------------------------------------------------------------------------------//</text:span></text:p>
      <text:p text:style-name="P67"><text:s text:c="16"/><text:span text:style-name="T18">// Issue an appropriate glDraw*() command.</text:span></text:p>
      <text:p text:style-name="P67"><text:s text:c="16"/><text:span text:style-name="T18">//-----------------------------------------------------------------------------------------------------------------------------------------------------------//</text:span></text:p>
      <text:p text:style-name="P67"><text:s text:c="16"/><text:span text:style-name="T17">glDrawElements</text:span>(</text:p>
      <text:p text:style-name="P67"><text:s text:c="24"/>GL_TRIANGLES,</text:p>
      <text:p text:style-name="P67"><text:s text:c="24"/><text:span text:style-name="T17">sizeof</text:span>(faces) / <text:span text:style-name="T17">sizeof</text:span>(faces[0]),</text:p>
      <text:p text:style-name="P67"><text:soft-page-break/><text:s text:c="24"/>GL_UNSIGNED_SHORT,</text:p>
      <text:p text:style-name="P67"><text:s text:c="24"/>(<text:span text:style-name="T17">void</text:span>*)0</text:p>
      <text:p text:style-name="P67"><text:s text:c="16"/>);</text:p>
      <text:p text:style-name="P67"><text:s text:c="16"/>glfwSwapBuffers(window);</text:p>
      <text:p text:style-name="P67"><text:s text:c="8"/>}</text:p>
      <text:p text:style-name="Preformatted_20_Text"/>
      <text:p text:style-name="P67"><text:s text:c="8"/><text:span text:style-name="T18">// close GL context and any other GLFW resources</text:span></text:p>
      <text:p text:style-name="P67"><text:s text:c="8"/>glfwTerminate();</text:p>
      <text:p text:style-name="P67"><text:s text:c="8"/><text:span text:style-name="T17">exit</text:span>(EXIT_SUCCESS);</text:p>
      <text:p text:style-name="P63"><text:span text:style-name="T20">}</text:span></text:p>
      <text:h text:style-name="P46" text:outline-level="3">Vertex shader</text:h>
      <text:p text:style-name="P59"><text:span text:style-name="T16">#version 400</text:span></text:p>
      <text:p text:style-name="Preformatted_20_Text"/>
      <text:p text:style-name="P67">layout(location=0) in vec4 vp;</text:p>
      <text:p text:style-name="P67">uniform mat4 modelViewProjectionMatrix;</text:p>
      <text:p text:style-name="P67">out vec4 position;</text:p>
      <text:p text:style-name="Preformatted_20_Text"/>
      <text:p text:style-name="P67"><text:span text:style-name="T17">void</text:span> <text:span text:style-name="T17">main</text:span> () {</text:p>
      <text:p text:style-name="P67"><text:s text:c="8"/></text:p>
      <text:p text:style-name="P66">//-----------------------------------------------------------------------------------------------------------------------------------------------------------//</text:p>
      <text:p text:style-name="P66">// Apply the model, view and projection transform to vertex positions and forward the position to the fragment shader using an appropriate "out" variable</text:p>
      <text:p text:style-name="P66">//-----------------------------------------------------------------------------------------------------------------------------------------------------------//</text:p>
      <text:p text:style-name="P67"><text:s text:c="2"/>position = modelViewProjectionMatrix * vp;</text:p>
      <text:p text:style-name="P67"><text:s text:c="2"/>gl_Position = modelViewProjectionMatrix * vp;</text:p>
      <text:p text:style-name="Preformatted_20_Text"/>
      <text:p text:style-name="P63"><text:span text:style-name="T20">};</text:span></text:p>
      <text:h text:style-name="P46" text:outline-level="3">Fragment shader</text:h>
      <text:p text:style-name="P60"><text:span text:style-name="T16">#version 400</text:span></text:p>
      <text:p text:style-name="P67">out vec4 frag_colour;</text:p>
      <text:p text:style-name="P67">in vec4 position;</text:p>
      <text:p text:style-name="Preformatted_20_Text"/>
      <text:p text:style-name="P67">vec3 hsv2rgb(vec3 c)</text:p>
      <text:p text:style-name="P67">{</text:p>
      <text:p text:style-name="P67"><text:s text:c="4"/>vec4 K = vec4(1.0, 2.0 / 3.0, 1.0 / 3.0, 3.0);</text:p>
      <text:p text:style-name="P67"><text:s text:c="4"/>vec3 p = <text:span text:style-name="T17">abs</text:span>(fract(c.xxx + K.xyz) * 6.0 - K.www);</text:p>
      <text:p text:style-name="P67"><text:s text:c="4"/><text:span text:style-name="T17">return</text:span> c.z * mix(K.xxx, clamp(p - K.xxx, 0.0, 1.0), c.y);</text:p>
      <text:p text:style-name="P67">}</text:p>
      <text:p text:style-name="Preformatted_20_Text"/>
      <text:p text:style-name="P67"><text:span text:style-name="T17">void</text:span> <text:span text:style-name="T17">main</text:span> () {</text:p>
      <text:p text:style-name="P67"><text:s text:c="8"/>vec3 z = hsv2rgb(vec3((position.z+1)/2, 1, 1));</text:p>
      <text:p text:style-name="P67"><text:s text:c="8"/>frag_colour = vec4(z.xyz,1);</text:p>
      <text:p text:style-name="P64">}</text:p>
      <text:h text:style-name="P43" text:outline-level="1">Custom class Shaders.h</text:h>
      <text:p text:style-name="P61"><text:span text:style-name="T16">#</text:span><text:span text:style-name="T17">pragma</text:span><text:span text:style-name="T16"> </text:span><text:span text:style-name="T17">once</text:span></text:p>
      <text:p text:style-name="P67"><text:span text:style-name="T16">#include </text:span><text:span text:style-name="T19">&lt;</text:span><text:span text:style-name="T21">GL/glew.h</text:span><text:span text:style-name="T19">&gt;</text:span></text:p>
      <text:p text:style-name="P67"><text:span text:style-name="T16">#include </text:span><text:span text:style-name="T19">&lt;</text:span><text:span text:style-name="T21">GLFW/glfw3.h</text:span><text:span text:style-name="T19">&gt;</text:span></text:p>
      <text:p text:style-name="P67"><text:span text:style-name="T16">#include </text:span><text:span text:style-name="T19">&lt;</text:span><text:span text:style-name="T21">iostream</text:span><text:span text:style-name="T19">&gt;</text:span></text:p>
      <text:p text:style-name="P67"><text:span text:style-name="T16">#include </text:span><text:span text:style-name="T19">"</text:span><text:span text:style-name="T21">readfile.hpp</text:span><text:span text:style-name="T19">"</text:span></text:p>
      <text:p text:style-name="P67"><text:span text:style-name="T17">class</text:span> Shaders</text:p>
      <text:p text:style-name="P67">{</text:p>
      <text:p text:style-name="P67"><text:s text:c="8"/><text:span text:style-name="T17">private</text:span>:</text:p>
      <text:p text:style-name="P67"><text:soft-page-break/><text:s text:c="16"/>std::<text:span text:style-name="T17">string</text:span> vertex_shader_str;</text:p>
      <text:p text:style-name="P67"><text:s text:c="16"/>std::<text:span text:style-name="T17">string</text:span> fragment_shader_str;</text:p>
      <text:p text:style-name="P67"><text:s text:c="16"/>std::<text:span text:style-name="T17">string</text:span> vertex_filename;</text:p>
      <text:p text:style-name="P67"><text:s text:c="16"/>std::<text:span text:style-name="T17">string</text:span> fragment_filename;</text:p>
      <text:p text:style-name="P67"><text:s text:c="16"/><text:span text:style-name="T17">GLuint</text:span> shader_program;</text:p>
      <text:p text:style-name="P67"><text:s text:c="16"/><text:span text:style-name="T17">GLuint</text:span> vs;</text:p>
      <text:p text:style-name="P67"><text:s text:c="16"/><text:span text:style-name="T17">GLuint</text:span> fs;</text:p>
      <text:p text:style-name="P67"><text:s text:c="16"/><text:span text:style-name="T17">GLint</text:span> offset_location = 0;</text:p>
      <text:p text:style-name="P67"><text:s text:c="16"/><text:span text:style-name="T17">GLint</text:span> modifier_location = 0;</text:p>
      <text:p text:style-name="Preformatted_20_Text"/>
      <text:p text:style-name="P67"><text:s text:c="16"/><text:span text:style-name="T17">void</text:span> update_locations()</text:p>
      <text:p text:style-name="P67"><text:s text:c="16"/>{</text:p>
      <text:p text:style-name="P67"><text:s text:c="24"/>offset_location = glGetUniformLocation(get_shader_program(), <text:span text:style-name="T19">"position_offset"</text:span>);</text:p>
      <text:p text:style-name="P67"><text:s text:c="24"/>modifier_location = glGetUniformLocation(get_shader_program(), <text:span text:style-name="T19">"modifier"</text:span>);</text:p>
      <text:p text:style-name="P67"><text:s text:c="16"/>}</text:p>
      <text:p text:style-name="P67"><text:s text:c="8"/><text:span text:style-name="T17">public</text:span>:</text:p>
      <text:p text:style-name="P67"><text:s text:c="16"/>Shaders(){}</text:p>
      <text:p text:style-name="P67"><text:s text:c="16"/>Shaders(std::<text:span text:style-name="T17">string</text:span> vertex_filename, std::<text:span text:style-name="T17">string</text:span> fragment_filename)</text:p>
      <text:p text:style-name="P67"><text:s text:c="16"/>{</text:p>
      <text:p text:style-name="P67"><text:s text:c="24"/><text:span text:style-name="T17">this</text:span>-&gt;vertex_filename = vertex_filename;</text:p>
      <text:p text:style-name="P67"><text:s text:c="24"/><text:span text:style-name="T17">this</text:span>-&gt;fragment_filename = fragment_filename;</text:p>
      <text:p text:style-name="P67"><text:s text:c="16"/>}</text:p>
      <text:p text:style-name="P67"><text:s text:c="16"/><text:span text:style-name="T17">GLint</text:span> get_offset_location() { <text:span text:style-name="T17">return</text:span> offset_location; }</text:p>
      <text:p text:style-name="P67"><text:s text:c="16"/><text:span text:style-name="T17">GLint</text:span> get_modifier_location() { <text:span text:style-name="T17">return</text:span> modifier_location; }</text:p>
      <text:p text:style-name="Preformatted_20_Text"/>
      <text:p text:style-name="P67"><text:s text:c="16"/><text:span text:style-name="T17">void</text:span> load()</text:p>
      <text:p text:style-name="P67"><text:s text:c="16"/>{</text:p>
      <text:p text:style-name="P67"><text:s text:c="24"/>vertex_shader_str = readFile(vertex_filename.c_str());</text:p>
      <text:p text:style-name="P67"><text:s text:c="24"/>fragment_shader_str = readFile(fragment_filename.c_str());</text:p>
      <text:p text:style-name="P67"><text:s text:c="24"/><text:span text:style-name="T17">const</text:span> <text:span text:style-name="T17">char</text:span> *vertex_shader_src = vertex_shader_str.c_str();</text:p>
      <text:p text:style-name="P67"><text:s text:c="24"/><text:span text:style-name="T17">const</text:span> <text:span text:style-name="T17">char</text:span> *fragment_shader_src = fragment_shader_str.c_str();</text:p>
      <text:p text:style-name="P67"><text:s text:c="24"/>vs = glCreateShader(GL_VERTEX_SHADER);</text:p>
      <text:p text:style-name="P67"><text:s text:c="24"/>glShaderSource(vs, 1, &amp;vertex_shader_src, <text:span text:style-name="T17">NULL</text:span>);</text:p>
      <text:p text:style-name="P67"><text:s text:c="24"/>glCompileShader(vs);</text:p>
      <text:p text:style-name="P67"><text:s text:c="24"/>fs = glCreateShader(GL_FRAGMENT_SHADER);</text:p>
      <text:p text:style-name="P67"><text:s text:c="24"/>glShaderSource(fs, 1, &amp;fragment_shader_src, <text:span text:style-name="T17">NULL</text:span>);</text:p>
      <text:p text:style-name="P67"><text:s text:c="24"/>glCompileShader(fs);</text:p>
      <text:p text:style-name="P67"><text:s text:c="24"/>shader_program = glCreateProgram();</text:p>
      <text:p text:style-name="P67"><text:s text:c="24"/>glAttachShader(shader_program, fs);</text:p>
      <text:p text:style-name="P67"><text:s text:c="24"/>glAttachShader(shader_program, vs);</text:p>
      <text:p text:style-name="P67"><text:s text:c="24"/>glLinkProgram(shader_program);</text:p>
      <text:p text:style-name="P67"><text:s text:c="24"/>glDeleteShader(vs);</text:p>
      <text:p text:style-name="P67"><text:s text:c="24"/>glDeleteShader(fs);</text:p>
      <text:p text:style-name="Preformatted_20_Text"/>
      <text:p text:style-name="P67"><text:s text:c="24"/>glUseProgram(shader_program);</text:p>
      <text:p text:style-name="Preformatted_20_Text"/>
      <text:p text:style-name="P67"><text:s text:c="24"/>update_locations();</text:p>
      <text:p text:style-name="P67"><text:s text:c="16"/>}</text:p>
      <text:p text:style-name="Preformatted_20_Text"/>
      <text:p text:style-name="P67"><text:s text:c="16"/><text:span text:style-name="T17">void</text:span> experimental_reload()</text:p>
      <text:p text:style-name="P67"><text:s text:c="16"/>{</text:p>
      <text:p text:style-name="P67"><text:s text:c="24"/>glDetachShader(shader_program, vs);</text:p>
      <text:p text:style-name="P67"><text:s text:c="24"/>glDetachShader(shader_program, fs);</text:p>
      <text:p text:style-name="P67"><text:s text:c="24"/>vertex_shader_str = readFile(vertex_filename.c_str());</text:p>
      <text:p text:style-name="P67"><text:s text:c="24"/>fragment_shader_str = readFile(fragment_filename.c_str());</text:p>
      <text:p text:style-name="P67"><text:s text:c="24"/><text:span text:style-name="T17">const</text:span> <text:span text:style-name="T17">char</text:span> *vertex_shader_src = vertex_shader_str.c_str();</text:p>
      <text:p text:style-name="P67"><text:soft-page-break/><text:s text:c="24"/><text:span text:style-name="T17">const</text:span> <text:span text:style-name="T17">char</text:span> *fragment_shader_src = fragment_shader_str.c_str();</text:p>
      <text:p text:style-name="P67"><text:s text:c="24"/>vs = glCreateShader(GL_VERTEX_SHADER);</text:p>
      <text:p text:style-name="P67"><text:s text:c="24"/>glShaderSource(vs, 1, &amp;vertex_shader_src, <text:span text:style-name="T17">NULL</text:span>);</text:p>
      <text:p text:style-name="P67"><text:s text:c="24"/>glCompileShader(vs);</text:p>
      <text:p text:style-name="P67"><text:s text:c="24"/>fs = glCreateShader(GL_FRAGMENT_SHADER);</text:p>
      <text:p text:style-name="P67"><text:s text:c="24"/>glShaderSource(fs, 1, &amp;fragment_shader_src, <text:span text:style-name="T17">NULL</text:span>);</text:p>
      <text:p text:style-name="P67"><text:s text:c="24"/>glCompileShader(fs);</text:p>
      <text:p text:style-name="P67"><text:s text:c="24"/>glAttachShader(shader_program, fs);</text:p>
      <text:p text:style-name="P67"><text:s text:c="24"/>glAttachShader(shader_program, vs);</text:p>
      <text:p text:style-name="P67"><text:s text:c="24"/>glLinkProgram(shader_program);</text:p>
      <text:p text:style-name="P67"><text:s text:c="24"/>glDeleteShader(vs);</text:p>
      <text:p text:style-name="P67"><text:s text:c="24"/>glDeleteShader(fs);</text:p>
      <text:p text:style-name="P67"><text:s text:c="16"/>}</text:p>
      <text:p text:style-name="Preformatted_20_Text"/>
      <text:p text:style-name="P67"><text:s text:c="16"/><text:span text:style-name="T17">GLuint</text:span> get_shader_program()</text:p>
      <text:p text:style-name="P67"><text:s text:c="16"/>{</text:p>
      <text:p text:style-name="P67"><text:s text:c="24"/><text:span text:style-name="T17">return</text:span> shader_program;</text:p>
      <text:p text:style-name="P67"><text:s text:c="16"/>}</text:p>
      <text:p text:style-name="Preformatted_20_Text"/>
      <text:p text:style-name="P67"><text:s text:c="16"/><text:span text:style-name="T17">void</text:span> reload()</text:p>
      <text:p text:style-name="P67"><text:s text:c="16"/>{</text:p>
      <text:p text:style-name="P67"><text:s text:c="24"/>glDeleteProgram(shader_program);</text:p>
      <text:p text:style-name="P67"><text:s text:c="24"/>load();</text:p>
      <text:p text:style-name="P67"><text:s text:c="16"/>}</text:p>
      <text:p text:style-name="P64"><text:s text:c="8"/>};</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0:32:09.966872495</meta:creation-date>
    <dc:date>2016-11-08T14:07:12.018874902</dc:date>
    <meta:editing-duration>PT21M18S</meta:editing-duration>
    <meta:editing-cycles>3</meta:editing-cycles>
    <meta:generator>LibreOffice/5.1.4.2$Linux_X86_64 LibreOffice_project/10m0$Build-2</meta:generator>
    <meta:document-statistic meta:table-count="6" meta:image-count="0" meta:object-count="0" meta:page-count="30" meta:paragraph-count="1298" meta:word-count="4656" meta:character-count="52325" meta:non-whitespace-character-count="39622"/>
  </office:meta>
</office:document-meta>
</file>